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872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0.5957in"/>
    </style:style>
    <style:style style:name="co15" style:family="table-column">
      <style:table-column-properties fo:break-before="auto" style:column-width="0.8083in"/>
    </style:style>
    <style:style style:name="co16" style:family="table-column">
      <style:table-column-properties fo:break-before="auto" style:column-width="0.9929in"/>
    </style:style>
    <style:style style:name="co17" style:family="table-column">
      <style:table-column-properties fo:break-before="auto" style:column-width="1.0071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ro5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3173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0.2728in" fo:break-before="auto" style:use-optimal-row-height="true"/>
    </style:style>
    <style:style style:name="ro9" style:family="table-row">
      <style:table-row-properties style:row-height="0.539in" fo:break-before="auto" style:use-optimal-row-height="true"/>
    </style:style>
    <style:style style:name="ro10" style:family="table-row">
      <style:table-row-properties style:row-height="0.1783in" fo:break-before="auto" style:use-optimal-row-height="false"/>
    </style:style>
    <style:style style:name="ro11" style:family="table-row">
      <style:table-row-properties style:row-height="0.2791in" fo:break-before="auto" style:use-optimal-row-height="true"/>
    </style:style>
    <style:style style:name="ro12" style:family="table-row">
      <style:table-row-properties style:row-height="0.2693in" fo:break-before="auto" style:use-optimal-row-height="true"/>
    </style:style>
    <style:style style:name="ro13" style:family="table-row">
      <style:table-row-properties style:row-height="0.4453in" fo:break-before="auto" style:use-optimal-row-height="true"/>
    </style:style>
    <style:style style:name="ro14" style:family="table-row">
      <style:table-row-properties style:row-height="0.4764in" fo:break-before="auto" style:use-optimal-row-height="true"/>
    </style:style>
    <style:style style:name="ro15" style:family="table-row">
      <style:table-row-properties style:row-height="0.2673in" fo:break-before="auto" style:use-optimal-row-height="true"/>
    </style:style>
    <style:style style:name="ro16" style:family="table-row">
      <style:table-row-properties style:row-height="0.6327in" fo:break-before="auto" style:use-optimal-row-height="false"/>
    </style:style>
    <style:style style:name="ro17" style:family="table-row">
      <style:table-row-properties style:row-height="0.2555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Heading">
      <style:text-properties fo:color="#333366" fo:font-style="normal" style:font-style-asian="normal" style:font-style-complex="normal"/>
    </style:style>
    <style:style style:name="ce32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33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fo:border="0.0008in solid #000000" fo:padding="0.0417in"/>
    </style:style>
    <style:style style:name="ce35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1" style:family="table-cell" style:parent-style-name="Default">
      <style:table-cell-properties fo:padding="0.028in"/>
    </style:style>
    <style:style style:name="ce42" style:family="table-cell" style:parent-style-name="Default">
      <style:table-cell-properties fo:border="0.0008in solid #000000"/>
    </style:style>
    <style:style style:name="ce43" style:family="table-cell" style:parent-style-name="Default">
      <style:table-cell-properties fo:border="0.0008in solid #000000" fo:padding="0.028in"/>
    </style:style>
    <style:style style:name="ce4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8.C2"/>
    </style:style>
    <style:style style:name="ce47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8.C2"/>
    </style:style>
    <style:style style:name="ce48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50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5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5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5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56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5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1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62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6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6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6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6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3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7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language="en" fo:country="US" fo:text-shadow="none" style:text-underline-style="none" style:text-underline-mode="continuous" style:text-overline-mode="continuous" style:text-line-through-mode="continuous" style:font-name-asian="Lucida Sans Unicode" style:font-size-asian="10pt" style:language-asian="zxx" style:country-asian="none" style:font-name-complex="Tahoma" style:font-size-complex="10pt" style:language-complex="zxx" style:country-complex="none" style:text-emphasize="none" style:font-relief="none" style:text-overline-style="none" style:text-overline-color="font-color"/>
    </style:style>
    <style:style style:name="ce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8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9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6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0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6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1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2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0" style:family="table-cell" style:parent-style-name="Default">
      <style:text-properties fo:font-size="12pt" fo:font-weight="bold" style:font-size-asian="12pt" style:font-size-complex="12pt"/>
    </style:style>
    <style:style style:name="ce13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3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4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4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9" style:family="table-cell" style:parent-style-name="Default">
      <style:text-properties fo:font-weight="bold"/>
    </style:style>
    <style:style style:name="ce150" style:family="table-cell" style:parent-style-name="Default">
      <style:text-properties fo:font-size="13pt" fo:font-weight="bold" style:font-size-asian="13pt" style:font-size-complex="13pt"/>
    </style:style>
    <style:style style:name="ce15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6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5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5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  <style:text-properties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7" style:family="table-cell" style:parent-style-name="Default">
      <style:table-cell-properties fo:background-color="#ff9900" fo:border="0.0008in solid #000000"/>
    </style:style>
    <style:style style:name="ce168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69" style:family="table-cell" style:parent-style-name="Absent">
      <style:table-cell-properties fo:background-color="#ff9900"/>
      <style:map style:condition="cell-content()&gt;0" style:apply-style-name="Absent" style:base-cell-address="Tong_Hop_Ngay_Nghi_2018.C2"/>
    </style:style>
    <style:style style:name="ce17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72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3pt" style:font-size-asian="13pt" style:font-size-complex="13pt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Internship Timekeeping Information 2018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Thuyen Tran-Thanh-Nha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2">
            <text:p>0.2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6">
          <table:table-cell table:style-name="ce31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4">
          <table:table-cell table:style-name="ce32" office:value-type="string">
            <text:p>Version</text:p>
          </table:table-cell>
          <table:table-cell table:style-name="ce32" office:value-type="string">
            <text:p>Change description</text:p>
          </table:table-cell>
          <table:table-cell table:style-name="ce32" office:value-type="string">
            <text:p>Changed by</text:p>
          </table:table-cell>
          <table:table-cell table:style-name="ce32" office:value-type="string">
            <text:p>Date</text:p>
          </table:table-cell>
          <table:table-cell table:style-name="ce36" table:number-columns-repeated="1014"/>
          <table:table-cell table:style-name="ce37" table:number-columns-repeated="4"/>
        </table:table-row>
        <table:table-row table:style-name="ro4">
          <table:table-cell table:style-name="ce33" office:value-type="float" office:value="0.1">
            <text:p>0.1</text:p>
          </table:table-cell>
          <table:table-cell table:style-name="ce9" office:value-type="string">
            <text:p>Initiate and add content</text:p>
          </table:table-cell>
          <table:table-cell table:style-name="ce9" office:value-type="string">
            <text:p>Thuyen Tran-Thanh-Nha</text:p>
          </table:table-cell>
          <table:table-cell table:style-name="ce35" office:value-type="date" office:date-value="2018-01-02">
            <text:p>January 02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2">
            <text:p>0.2</text:p>
          </table:table-cell>
          <table:table-cell table:style-name="ce9" office:value-type="string">
            <text:p>Remove DaoNQ</text:p>
          </table:table-cell>
          <table:table-cell table:style-name="ce9" office:value-type="string">
            <text:p>Thuyen Tran-Thanh-Nha</text:p>
          </table:table-cell>
          <table:table-cell table:style-name="ce35" office:value-type="date" office:date-value="2018-01-12">
            <text:p>January 12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3">
            <text:p>0.3</text:p>
          </table:table-cell>
          <table:table-cell table:style-name="ce9" office:value-type="string">
            <text:p>Remove NhuVNQ</text:p>
          </table:table-cell>
          <table:table-cell table:style-name="ce9" office:value-type="string">
            <text:p>Thuyen Tran-Thanh-Nha</text:p>
          </table:table-cell>
          <table:table-cell table:style-name="ce35" office:value-type="date" office:date-value="2018-01-16">
            <text:p>January 16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3">
            <text:p>0.3</text:p>
          </table:table-cell>
          <table:table-cell table:style-name="ce9" office:value-type="string">
            <text:p>Remove PhuTV </text:p>
          </table:table-cell>
          <table:table-cell table:style-name="ce9" office:value-type="string">
            <text:p>Thuyen Tran-Thanh-Nha</text:p>
          </table:table-cell>
          <table:table-cell table:style-name="ce35" office:value-type="date" office:date-value="2018-02-21">
            <text:p>February 21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4">
            <text:p>0.4</text:p>
          </table:table-cell>
          <table:table-cell table:style-name="ce9" office:value-type="string">
            <text:p>Remove TrungTH</text:p>
          </table:table-cell>
          <table:table-cell table:style-name="ce9" office:value-type="string">
            <text:p>Thuyen Tran-Thanh-Nha</text:p>
          </table:table-cell>
          <table:table-cell table:style-name="ce35" office:value-type="date" office:date-value="2018-02-23">
            <text:p>February 23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5">
            <text:p>0.5</text:p>
          </table:table-cell>
          <table:table-cell table:style-name="ce9" office:value-type="string">
            <text:p>Remove ChauNHQ</text:p>
          </table:table-cell>
          <table:table-cell table:style-name="ce9" office:value-type="string">
            <text:p>Thuyen Tran-Thanh-Nha</text:p>
          </table:table-cell>
          <table:table-cell table:style-name="ce35" office:value-type="date" office:date-value="2018-03-14">
            <text:p>March 14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5">
            <text:p>0.5</text:p>
          </table:table-cell>
          <table:table-cell table:style-name="ce9" office:value-type="string">
            <text:p>Add PhuVT</text:p>
          </table:table-cell>
          <table:table-cell table:style-name="ce9" office:value-type="string">
            <text:p>Thuyen Tran-Thanh-Nha</text:p>
          </table:table-cell>
          <table:table-cell table:style-name="ce35" office:value-type="date" office:date-value="2018-03-19">
            <text:p>March 19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5">
            <text:p>0.5</text:p>
          </table:table-cell>
          <table:table-cell table:style-name="ce9" office:value-type="string">
            <text:p>Add AnhNK</text:p>
          </table:table-cell>
          <table:table-cell table:style-name="ce9" office:value-type="string">
            <text:p>Thuyen Tran-Thanh-Nha</text:p>
          </table:table-cell>
          <table:table-cell table:style-name="ce35" office:value-type="date" office:date-value="2018-04-04">
            <text:p>April 04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5">
            <text:p>0.5</text:p>
          </table:table-cell>
          <table:table-cell table:style-name="ce9" office:value-type="string">
            <text:p>Add ThinhCT</text:p>
          </table:table-cell>
          <table:table-cell table:style-name="ce9" office:value-type="string">
            <text:p>Thuyen Tran-Thanh-Nha</text:p>
          </table:table-cell>
          <table:table-cell table:style-name="ce35" office:value-type="date" office:date-value="2018-04-09">
            <text:p>April 09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6">
            <text:p>0.6</text:p>
          </table:table-cell>
          <table:table-cell table:style-name="ce9" office:value-type="string">
            <text:p>Remove PhuVT</text:p>
          </table:table-cell>
          <table:table-cell table:style-name="ce9" office:value-type="string">
            <text:p>Thuyen Tran-Thanh-Nha</text:p>
          </table:table-cell>
          <table:table-cell table:style-name="ce35" office:value-type="date" office:date-value="2018-05-17">
            <text:p>May 17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7">
            <text:p>0.7</text:p>
          </table:table-cell>
          <table:table-cell table:style-name="ce9" office:value-type="string">
            <text:p>Remove ThanhCH</text:p>
          </table:table-cell>
          <table:table-cell table:style-name="ce9" office:value-type="string">
            <text:p>Thuyen Tran-Thanh-Nha</text:p>
          </table:table-cell>
          <table:table-cell table:style-name="ce35" office:value-type="date" office:date-value="2018-06-04">
            <text:p>June 04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7">
            <text:p>0.7</text:p>
          </table:table-cell>
          <table:table-cell table:style-name="ce9" office:value-type="string">
            <text:p>Add HaVS</text:p>
          </table:table-cell>
          <table:table-cell table:style-name="ce9" office:value-type="string">
            <text:p>Thuyen Tran-Thanh-Nha</text:p>
          </table:table-cell>
          <table:table-cell table:style-name="ce35" office:value-type="date" office:date-value="2018-06-11">
            <text:p>June 11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7">
            <text:p>0.7</text:p>
          </table:table-cell>
          <table:table-cell table:style-name="ce9" office:value-type="string">
            <text:p>Add HoangPKH</text:p>
          </table:table-cell>
          <table:table-cell table:style-name="ce9" office:value-type="string">
            <text:p>Thuyen Tran-Thanh-Nha</text:p>
          </table:table-cell>
          <table:table-cell table:style-name="ce35" office:value-type="date" office:date-value="2018-06-11">
            <text:p>June 11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7">
            <text:p>0.7</text:p>
          </table:table-cell>
          <table:table-cell table:style-name="ce9" office:value-type="string">
            <text:p>Add VinhNT</text:p>
          </table:table-cell>
          <table:table-cell table:style-name="ce9" office:value-type="string">
            <text:p>Thuyen Tran-Thanh-Nha</text:p>
          </table:table-cell>
          <table:table-cell table:style-name="ce35" office:value-type="date" office:date-value="2018-07-02">
            <text:p>July 02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8">
            <text:p>0.8</text:p>
          </table:table-cell>
          <table:table-cell table:style-name="ce9" office:value-type="string">
            <text:p>Remove HoangPKH</text:p>
          </table:table-cell>
          <table:table-cell table:style-name="ce9" office:value-type="string">
            <text:p>Thuyen Tran-Thanh-Nha</text:p>
          </table:table-cell>
          <table:table-cell table:style-name="ce35" office:value-type="date" office:date-value="2018-08-06">
            <text:p>August 06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8">
            <text:p>0.8</text:p>
          </table:table-cell>
          <table:table-cell table:style-name="ce9" office:value-type="string">
            <text:p>Add ToanDT</text:p>
          </table:table-cell>
          <table:table-cell table:style-name="ce9" office:value-type="string">
            <text:p>Thuyen Tran-Thanh-Nha</text:p>
          </table:table-cell>
          <table:table-cell table:style-name="ce35" office:value-type="date" office:date-value="2018-08-06">
            <text:p>August 06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9">
            <text:p>0.9</text:p>
          </table:table-cell>
          <table:table-cell table:style-name="ce9" office:value-type="string">
            <text:p>Remove ViTHT</text:p>
          </table:table-cell>
          <table:table-cell table:style-name="ce9" office:value-type="string">
            <text:p>Thuyen Tran-Thanh-Nha</text:p>
          </table:table-cell>
          <table:table-cell table:style-name="ce35" office:value-type="date" office:date-value="2018-08-07">
            <text:p>August 07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1">
            <text:p>1.0</text:p>
          </table:table-cell>
          <table:table-cell table:style-name="ce9" office:value-type="string">
            <text:p>Remove AnhNK</text:p>
          </table:table-cell>
          <table:table-cell table:style-name="ce9" office:value-type="string">
            <text:p>Thuyen Tran-Thanh-Nha</text:p>
          </table:table-cell>
          <table:table-cell table:style-name="ce35" office:value-type="date" office:date-value="2018-08-15">
            <text:p>August 15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1">
            <text:p>1.0</text:p>
          </table:table-cell>
          <table:table-cell table:style-name="ce9" office:value-type="string">
            <text:p>Remove ThinhCT</text:p>
          </table:table-cell>
          <table:table-cell table:style-name="ce9" office:value-type="string">
            <text:p>Thuyen Tran-Thanh-Nha</text:p>
          </table:table-cell>
          <table:table-cell table:style-name="ce35" office:value-type="date" office:date-value="2018-08-15">
            <text:p>August 15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1">
            <text:p>1.0</text:p>
          </table:table-cell>
          <table:table-cell table:style-name="ce9" office:value-type="string">
            <text:p>Add HueND</text:p>
          </table:table-cell>
          <table:table-cell table:style-name="ce9" office:value-type="string">
            <text:p>Thuyen Tran-Thanh-Nha</text:p>
          </table:table-cell>
          <table:table-cell table:style-name="ce35" office:value-type="date" office:date-value="2018-08-15">
            <text:p>August 15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4" office:value-type="float" office:value="1.1">
            <text:p>1.1</text:p>
          </table:table-cell>
          <table:table-cell table:style-name="ce9" office:value-type="string">
            <text:p>Remove HaVS from sheet Oct</text:p>
          </table:table-cell>
          <table:table-cell table:style-name="ce9" office:value-type="string">
            <text:p>Thuyen Tran-Thanh-Nha</text:p>
          </table:table-cell>
          <table:table-cell table:style-name="ce35" office:value-type="date" office:date-value="2018-09-07">
            <text:p>September 07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4" office:value-type="float" office:value="1.1">
            <text:p>1.1</text:p>
          </table:table-cell>
          <table:table-cell table:style-name="ce9" office:value-type="string">
            <text:p>Remove NhungLM from sheet Oct</text:p>
          </table:table-cell>
          <table:table-cell table:style-name="ce9" office:value-type="string">
            <text:p>Thuyen Tran-Thanh-Nha</text:p>
          </table:table-cell>
          <table:table-cell table:style-name="ce35" office:value-type="date" office:date-value="2018-09-11">
            <text:p>September 11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4" office:value-type="float" office:value="1.1">
            <text:p>1.1</text:p>
          </table:table-cell>
          <table:table-cell table:style-name="ce9" office:value-type="string">
            <text:p>Remove HueND from sheet Nov</text:p>
          </table:table-cell>
          <table:table-cell table:style-name="ce9" office:value-type="string">
            <text:p>Thuyen Tran-Thanh-Nha</text:p>
          </table:table-cell>
          <table:table-cell table:style-name="ce35" office:value-type="date" office:date-value="2018-10-24">
            <text:p>October 24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4" office:value-type="float" office:value="1.1">
            <text:p>1.1</text:p>
          </table:table-cell>
          <table:table-cell table:style-name="ce9" office:value-type="string">
            <text:p>Remove ToanDT from sheet Nov</text:p>
          </table:table-cell>
          <table:table-cell table:style-name="ce9" office:value-type="string">
            <text:p>Thuyen Tran-Thanh-Nha</text:p>
          </table:table-cell>
          <table:table-cell table:style-name="ce35" office:value-type="date" office:date-value="2018-10-24">
            <text:p>October 24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4" office:value-type="float" office:value="1.1">
            <text:p>1.1</text:p>
          </table:table-cell>
          <table:table-cell table:style-name="ce9" office:value-type="string">
            <text:p>Remove TinhNVP from sheet Nov</text:p>
          </table:table-cell>
          <table:table-cell table:style-name="ce9" office:value-type="string">
            <text:p>Thuyen Tran-Thanh-Nha</text:p>
          </table:table-cell>
          <table:table-cell table:style-name="ce35" office:value-type="date" office:date-value="2018-10-29">
            <text:p>October 29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1.1">
            <text:p>1.1</text:p>
          </table:table-cell>
          <table:table-cell table:style-name="ce9" office:value-type="string">
            <text:p>Remove VinhNT from sheet Dec</text:p>
          </table:table-cell>
          <table:table-cell table:style-name="ce9" office:value-type="string">
            <text:p>Thuyen Tran-Thanh-Nha</text:p>
          </table:table-cell>
          <table:table-cell table:style-name="ce35" office:value-type="date" office:date-value="2018-10-29">
            <text:p>October 29, 2018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495">
          <table:table-cell table:style-name="ce12" table:number-columns-repeated="1018"/>
          <table:table-cell table:number-columns-repeated="4"/>
        </table:table-row>
        <table:table-row table:style-name="ro2" table:number-rows-repeated="98305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8" table:style-name="ta3" table:print="false">
        <office:forms form:automatic-focus="false" form:apply-design-mode="false"/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7" table:visibility="collapse" table:default-cell-style-name="Default"/>
        <table:table-column table:style-name="co7" table:default-cell-style-name="Default"/>
        <table:table-row table:style-name="ro8">
          <table:table-cell table:style-name="ce38" office:value-type="string">
            <text:p>Tổng hợp ngày nghỉ 2017</text:p>
          </table:table-cell>
          <table:table-cell table:style-name="ce41" table:number-columns-repeated="5"/>
        </table:table-row>
        <table:table-row table:style-name="ro8">
          <table:table-cell table:style-name="ce38"/>
          <table:table-cell table:style-name="ce41" table:number-columns-repeated="5"/>
        </table:table-row>
        <table:table-row table:style-name="ro9">
          <table:table-cell table:style-name="ce39" office:value-type="string">
            <text:p>No.</text:p>
          </table:table-cell>
          <table:table-cell table:style-name="ce39" office:value-type="string">
            <text:p>Name</text:p>
          </table:table-cell>
          <table:table-cell table:style-name="ce44" office:value-type="string">
            <text:p>Start Working Date 2018</text:p>
          </table:table-cell>
          <table:table-cell table:style-name="ce44" office:value-type="string">
            <text:p>Working To</text:p>
          </table:table-cell>
          <table:table-cell table:style-name="ce44" office:value-type="string">
            <text:p>Total of Absent Until Mar 31</text:p>
          </table:table-cell>
          <table:table-cell table:style-name="ce44" office:value-type="string">
            <text:p>Total of Absent</text:p>
          </table:table-cell>
        </table:table-row>
        <table:table-row table:style-name="ro4">
          <table:table-cell table:style-name="ce40" office:value-type="float" office:value="1">
            <text:p>1</text:p>
          </table:table-cell>
          <table:table-cell table:style-name="ce42" office:value-type="string">
            <text:p>HueND</text:p>
          </table:table-cell>
          <table:table-cell table:style-name="ce45" office:value-type="date" office:date-value="2018-08-15">
            <text:p>08/15/18</text:p>
          </table:table-cell>
          <table:table-cell table:style-name="ce45" table:formula="of:=IF(YEAR(NOW())&gt;YEAR([.C4]);DATE(YEAR([.C4]);12;31);NOW())" office:value-type="date" office:date-value="2018-12-31T08:31:41.78">
            <text:p>12/31/18</text:p>
          </table:table-cell>
          <table:table-cell table:style-name="ce46"/>
          <table:table-cell table:style-name="ce47" table:formula="of:=SUMPRODUCT([Thong_Tin_Ngay_Nghi_201801.$B$3:.$B$37]=[.$B4];[Thong_Tin_Ngay_Nghi_201801.$C$3:.$C$37]) + SUMPRODUCT([Thong_Tin_Ngay_Nghi_201802.$B$3:.$B$35]=[.$B4];[Thong_Tin_Ngay_Nghi_201802.$C$3:.$C$35]) + SUMPRODUCT([Thong_Tin_Ngay_Nghi_201803.$B$3:.$B$36]=[.$B4];[Thong_Tin_Ngay_Nghi_201803.$C$3:.$C$36])  + SUMPRODUCT([Thong_Tin_Ngay_Nghi_201804.$B$3:.$B$34]=[.$B4];[Thong_Tin_Ngay_Nghi_201804.$C$3:.$C$34])  + SUMPRODUCT([Thong_Tin_Ngay_Nghi_201805.$B$3:.$B$33]=[.$B4];[Thong_Tin_Ngay_Nghi_201805.$C$3:.$C$33])  + SUMPRODUCT([Thong_Tin_Ngay_Nghi_201806.$B$3:.$B$32]=[.$B4];[Thong_Tin_Ngay_Nghi_201806.$C$3:.$C$32])  + SUMPRODUCT([Thong_Tin_Ngay_Nghi_201807.$B$3:.$B$30]=[.$B4];[Thong_Tin_Ngay_Nghi_201807.$C$3:.$C$30])  + SUMPRODUCT([Thong_Tin_Ngay_Nghi_201808.$B$3:.$B$29]=[.$B4];[Thong_Tin_Ngay_Nghi_201808.$C$3:.$C$29])  + SUMPRODUCT([Thong_Tin_Ngay_Nghi_201809.$B$3:.$B$33]=[.$B4];[Thong_Tin_Ngay_Nghi_201809.$C$3:.$C$33])" office:value-type="float" office:value="4">
            <text:p>4</text:p>
          </table:table-cell>
        </table:table-row>
        <table:table-row table:style-name="ro4">
          <table:table-cell table:style-name="ce40" office:value-type="float" office:value="2">
            <text:p>2</text:p>
          </table:table-cell>
          <table:table-cell table:style-name="ce42" office:value-type="string">
            <text:p>PhuongTK</text:p>
          </table:table-cell>
          <table:table-cell table:style-name="ce45" office:value-type="date" office:date-value="2018-12-28">
            <text:p>12/28/18</text:p>
          </table:table-cell>
          <table:table-cell table:style-name="ce45" table:formula="of:=IF(YEAR(NOW())&gt;YEAR([.C5]);DATE(YEAR([.C5]);12;31);NOW())" office:value-type="date" office:date-value="2018-12-31T08:31:41.78">
            <text:p>12/31/18</text:p>
          </table:table-cell>
          <table:table-cell table:style-name="ce46"/>
          <table:table-cell table:style-name="ce47" table:formula="of:=SUMPRODUCT([Thong_Tin_Ngay_Nghi_201801.$B$3:.$B$37]=[.$B5];[Thong_Tin_Ngay_Nghi_201801.$C$3:.$C$37]) + SUMPRODUCT([Thong_Tin_Ngay_Nghi_201802.$B$3:.$B$35]=[.$B5];[Thong_Tin_Ngay_Nghi_201802.$C$3:.$C$35]) + SUMPRODUCT([Thong_Tin_Ngay_Nghi_201803.$B$3:.$B$36]=[.$B5];[Thong_Tin_Ngay_Nghi_201803.$C$3:.$C$36])  + SUMPRODUCT([Thong_Tin_Ngay_Nghi_201804.$B$3:.$B$34]=[.$B5];[Thong_Tin_Ngay_Nghi_201804.$C$3:.$C$34])  + SUMPRODUCT([Thong_Tin_Ngay_Nghi_201805.$B$3:.$B$33]=[.$B5];[Thong_Tin_Ngay_Nghi_201805.$C$3:.$C$33])  + SUMPRODUCT([Thong_Tin_Ngay_Nghi_201806.$B$3:.$B$32]=[.$B5];[Thong_Tin_Ngay_Nghi_201806.$C$3:.$C$32])  + SUMPRODUCT([Thong_Tin_Ngay_Nghi_201807.$B$3:.$B$30]=[.$B5];[Thong_Tin_Ngay_Nghi_201807.$C$3:.$C$30])  + SUMPRODUCT([Thong_Tin_Ngay_Nghi_201808.$B$3:.$B$29]=[.$B5];[Thong_Tin_Ngay_Nghi_201808.$C$3:.$C$29])  + SUMPRODUCT([Thong_Tin_Ngay_Nghi_201809.$B$3:.$B$33]=[.$B5];[Thong_Tin_Ngay_Nghi_201809.$C$3:.$C$33])" office:value-type="float" office:value="0">
            <text:p>0</text:p>
          </table:table-cell>
        </table:table-row>
        <table:table-row table:style-name="ro4">
          <table:table-cell table:style-name="ce40" office:value-type="float" office:value="3">
            <text:p>3</text:p>
          </table:table-cell>
          <table:table-cell table:style-name="ce42" office:value-type="string">
            <text:p>ThienTM</text:p>
          </table:table-cell>
          <table:table-cell table:style-name="ce45" office:value-type="date" office:date-value="2018-10-08">
            <text:p>10/08/18</text:p>
          </table:table-cell>
          <table:table-cell table:style-name="ce45" table:formula="of:=IF(YEAR(NOW())&gt;YEAR([.C6]);DATE(YEAR([.C6]);12;31);NOW())" office:value-type="date" office:date-value="2018-12-31T08:31:41.78">
            <text:p>12/31/18</text:p>
          </table:table-cell>
          <table:table-cell table:style-name="ce46"/>
          <table:table-cell table:style-name="ce47" table:formula="of:=SUMPRODUCT([Thong_Tin_Ngay_Nghi_201801.$B$3:.$B$37]=[.$B6];[Thong_Tin_Ngay_Nghi_201801.$C$3:.$C$37]) + SUMPRODUCT([Thong_Tin_Ngay_Nghi_201802.$B$3:.$B$35]=[.$B6];[Thong_Tin_Ngay_Nghi_201802.$C$3:.$C$35]) + SUMPRODUCT([Thong_Tin_Ngay_Nghi_201803.$B$3:.$B$36]=[.$B6];[Thong_Tin_Ngay_Nghi_201803.$C$3:.$C$36])  + SUMPRODUCT([Thong_Tin_Ngay_Nghi_201804.$B$3:.$B$34]=[.$B6];[Thong_Tin_Ngay_Nghi_201804.$C$3:.$C$34])  + SUMPRODUCT([Thong_Tin_Ngay_Nghi_201805.$B$3:.$B$33]=[.$B6];[Thong_Tin_Ngay_Nghi_201805.$C$3:.$C$33])  + SUMPRODUCT([Thong_Tin_Ngay_Nghi_201806.$B$3:.$B$32]=[.$B6];[Thong_Tin_Ngay_Nghi_201806.$C$3:.$C$32])  + SUMPRODUCT([Thong_Tin_Ngay_Nghi_201807.$B$3:.$B$30]=[.$B6];[Thong_Tin_Ngay_Nghi_201807.$C$3:.$C$30])  + SUMPRODUCT([Thong_Tin_Ngay_Nghi_201808.$B$3:.$B$29]=[.$B6];[Thong_Tin_Ngay_Nghi_201808.$C$3:.$C$29])  + SUMPRODUCT([Thong_Tin_Ngay_Nghi_201809.$B$3:.$B$33]=[.$B6];[Thong_Tin_Ngay_Nghi_201809.$C$3:.$C$33])" office:value-type="float" office:value="0">
            <text:p>0</text:p>
          </table:table-cell>
        </table:table-row>
        <table:table-row table:style-name="ro4">
          <table:table-cell table:style-name="ce40" office:value-type="float" office:value="4">
            <text:p>4</text:p>
          </table:table-cell>
          <table:table-cell table:style-name="ce42" office:value-type="string">
            <text:p>TinhNVP</text:p>
          </table:table-cell>
          <table:table-cell table:style-name="ce45" office:value-type="date" office:date-value="2018-06-13">
            <text:p>06/13/18</text:p>
          </table:table-cell>
          <table:table-cell table:style-name="ce45" table:formula="of:=IF(YEAR(NOW())&gt;YEAR([.C7]);DATE(YEAR([.C7]);12;31);NOW())" office:value-type="date" office:date-value="2018-12-31T08:31:41.78">
            <text:p>12/31/18</text:p>
          </table:table-cell>
          <table:table-cell table:style-name="ce46"/>
          <table:table-cell table:style-name="ce47" table:formula="of:=SUMPRODUCT([Thong_Tin_Ngay_Nghi_201801.$B$3:.$B$37]=[.$B7];[Thong_Tin_Ngay_Nghi_201801.$C$3:.$C$37]) + SUMPRODUCT([Thong_Tin_Ngay_Nghi_201802.$B$3:.$B$35]=[.$B7];[Thong_Tin_Ngay_Nghi_201802.$C$3:.$C$35]) + SUMPRODUCT([Thong_Tin_Ngay_Nghi_201803.$B$3:.$B$36]=[.$B7];[Thong_Tin_Ngay_Nghi_201803.$C$3:.$C$36])  + SUMPRODUCT([Thong_Tin_Ngay_Nghi_201804.$B$3:.$B$34]=[.$B7];[Thong_Tin_Ngay_Nghi_201804.$C$3:.$C$34])  + SUMPRODUCT([Thong_Tin_Ngay_Nghi_201805.$B$3:.$B$33]=[.$B7];[Thong_Tin_Ngay_Nghi_201805.$C$3:.$C$33])  + SUMPRODUCT([Thong_Tin_Ngay_Nghi_201806.$B$3:.$B$32]=[.$B7];[Thong_Tin_Ngay_Nghi_201806.$C$3:.$C$32])  + SUMPRODUCT([Thong_Tin_Ngay_Nghi_201807.$B$3:.$B$30]=[.$B7];[Thong_Tin_Ngay_Nghi_201807.$C$3:.$C$30])  + SUMPRODUCT([Thong_Tin_Ngay_Nghi_201808.$B$3:.$B$29]=[.$B7];[Thong_Tin_Ngay_Nghi_201808.$C$3:.$C$29])  + SUMPRODUCT([Thong_Tin_Ngay_Nghi_201809.$B$3:.$B$33]=[.$B7];[Thong_Tin_Ngay_Nghi_201809.$C$3:.$C$33])" office:value-type="float" office:value="17">
            <text:p>17</text:p>
          </table:table-cell>
        </table:table-row>
        <table:table-row table:style-name="ro4">
          <table:table-cell table:style-name="ce40" office:value-type="float" office:value="5">
            <text:p>5</text:p>
          </table:table-cell>
          <table:table-cell table:style-name="ce43" office:value-type="string">
            <text:p>ToanDT</text:p>
          </table:table-cell>
          <table:table-cell table:style-name="ce45" office:value-type="date" office:date-value="2018-08-06">
            <text:p>08/06/18</text:p>
          </table:table-cell>
          <table:table-cell table:style-name="ce45" table:formula="of:=IF(YEAR(NOW())&gt;YEAR([.C8]);DATE(YEAR([.C8]);12;31);NOW())" office:value-type="date" office:date-value="2018-12-31T08:31:41.78">
            <text:p>12/31/18</text:p>
          </table:table-cell>
          <table:table-cell/>
          <table:table-cell table:style-name="ce47" table:formula="of:=SUMPRODUCT([Thong_Tin_Ngay_Nghi_201801.$B$3:.$B$37]=[.$B8];[Thong_Tin_Ngay_Nghi_201801.$C$3:.$C$37]) + SUMPRODUCT([Thong_Tin_Ngay_Nghi_201802.$B$3:.$B$35]=[.$B8];[Thong_Tin_Ngay_Nghi_201802.$C$3:.$C$35]) + SUMPRODUCT([Thong_Tin_Ngay_Nghi_201803.$B$3:.$B$36]=[.$B8];[Thong_Tin_Ngay_Nghi_201803.$C$3:.$C$36])  + SUMPRODUCT([Thong_Tin_Ngay_Nghi_201804.$B$3:.$B$34]=[.$B8];[Thong_Tin_Ngay_Nghi_201804.$C$3:.$C$34])  + SUMPRODUCT([Thong_Tin_Ngay_Nghi_201805.$B$3:.$B$33]=[.$B8];[Thong_Tin_Ngay_Nghi_201805.$C$3:.$C$33])  + SUMPRODUCT([Thong_Tin_Ngay_Nghi_201806.$B$3:.$B$32]=[.$B8];[Thong_Tin_Ngay_Nghi_201806.$C$3:.$C$32])  + SUMPRODUCT([Thong_Tin_Ngay_Nghi_201807.$B$3:.$B$30]=[.$B8];[Thong_Tin_Ngay_Nghi_201807.$C$3:.$C$30])  + SUMPRODUCT([Thong_Tin_Ngay_Nghi_201808.$B$3:.$B$29]=[.$B8];[Thong_Tin_Ngay_Nghi_201808.$C$3:.$C$29])  + SUMPRODUCT([Thong_Tin_Ngay_Nghi_201809.$B$3:.$B$33]=[.$B8];[Thong_Tin_Ngay_Nghi_201809.$C$3:.$C$33])" office:value-type="float" office:value="10.5">
            <text:p>10.5</text:p>
          </table:table-cell>
        </table:table-row>
        <table:table-row table:style-name="ro4">
          <table:table-cell table:style-name="ce40" office:value-type="float" office:value="6">
            <text:p>6</text:p>
          </table:table-cell>
          <table:table-cell table:style-name="ce42" office:value-type="string">
            <text:p>VinhNT</text:p>
          </table:table-cell>
          <table:table-cell table:style-name="ce45" office:value-type="date" office:date-value="2018-07-02">
            <text:p>07/02/18</text:p>
          </table:table-cell>
          <table:table-cell table:style-name="ce45" table:formula="of:=IF(YEAR(NOW())&gt;YEAR([.C9]);DATE(YEAR([.C9]);12;31);NOW())" office:value-type="date" office:date-value="2018-12-31T08:31:41.78">
            <text:p>12/31/18</text:p>
          </table:table-cell>
          <table:table-cell table:style-name="ce46"/>
          <table:table-cell table:style-name="ce47" table:formula="of:=SUMPRODUCT([Thong_Tin_Ngay_Nghi_201801.$B$3:.$B$37]=[.$B9];[Thong_Tin_Ngay_Nghi_201801.$C$3:.$C$37]) + SUMPRODUCT([Thong_Tin_Ngay_Nghi_201802.$B$3:.$B$35]=[.$B9];[Thong_Tin_Ngay_Nghi_201802.$C$3:.$C$35]) + SUMPRODUCT([Thong_Tin_Ngay_Nghi_201803.$B$3:.$B$36]=[.$B9];[Thong_Tin_Ngay_Nghi_201803.$C$3:.$C$36])  + SUMPRODUCT([Thong_Tin_Ngay_Nghi_201804.$B$3:.$B$34]=[.$B9];[Thong_Tin_Ngay_Nghi_201804.$C$3:.$C$34])  + SUMPRODUCT([Thong_Tin_Ngay_Nghi_201805.$B$3:.$B$33]=[.$B9];[Thong_Tin_Ngay_Nghi_201805.$C$3:.$C$33])  + SUMPRODUCT([Thong_Tin_Ngay_Nghi_201806.$B$3:.$B$32]=[.$B9];[Thong_Tin_Ngay_Nghi_201806.$C$3:.$C$32])  + SUMPRODUCT([Thong_Tin_Ngay_Nghi_201807.$B$3:.$B$30]=[.$B9];[Thong_Tin_Ngay_Nghi_201807.$C$3:.$C$30])  + SUMPRODUCT([Thong_Tin_Ngay_Nghi_201808.$B$3:.$B$29]=[.$B9];[Thong_Tin_Ngay_Nghi_201808.$C$3:.$C$29])  + SUMPRODUCT([Thong_Tin_Ngay_Nghi_201809.$B$3:.$B$33]=[.$B9];[Thong_Tin_Ngay_Nghi_201809.$C$3:.$C$33])" office:value-type="float" office:value="6">
            <text:p>6</text:p>
          </table:table-cell>
        </table:table-row>
        <table:table-row table:style-name="ro2" table:number-rows-repeated="7">
          <table:table-cell table:number-columns-repeated="6"/>
        </table:table-row>
        <table:table-row table:style-name="ro10">
          <table:table-cell table:number-columns-repeated="6"/>
        </table:table-row>
        <table:table-row table:style-name="ro2" table:number-rows-repeated="1048558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Thong_Tin_Ngay_Nghi_201801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8"/>
          <table:table-cell table:style-name="ce49" table:number-columns-repeated="2"/>
          <table:table-cell table:style-name="ce51" table:number-columns-repeated="8"/>
          <table:table-cell table:style-name="ce57" office:value-type="string" table:number-columns-spanned="2" table:number-rows-spanned="1">
            <text:p>Month</text:p>
          </table:table-cell>
          <table:covered-table-cell table:style-name="ce58"/>
          <table:table-cell table:style-name="ce59" table:content-validation-name="val1" office:value-type="float" office:value="1" table:number-columns-spanned="2" table:number-rows-spanned="1">
            <text:p>1</text:p>
          </table:table-cell>
          <table:covered-table-cell table:style-name="ce58"/>
          <table:table-cell table:style-name="ce57" office:value-type="string" table:number-columns-spanned="2" table:number-rows-spanned="1">
            <text:p>Year</text:p>
          </table:table-cell>
          <table:covered-table-cell table:style-name="ce58"/>
          <table:table-cell table:style-name="ce57" office:value-type="float" office:value="2018" table:number-columns-spanned="2" table:number-rows-spanned="1">
            <text:p>2018</text:p>
          </table:table-cell>
          <table:covered-table-cell table:style-name="ce60"/>
          <table:table-cell table:style-name="ce51" table:number-columns-repeated="15"/>
          <table:table-cell table:style-name="ce61" table:number-columns-repeated="949"/>
          <table:table-cell table:number-columns-repeated="41"/>
        </table:table-row>
        <table:table-row table:style-name="ro2">
          <table:table-cell table:style-name="ce48" table:number-columns-repeated="3"/>
          <table:table-cell table:style-name="ce52" table:formula="of:=DATE([.$R$1];[.N1];1)" office:value-type="date" office:date-value="2018-01-01">
            <text:p>01</text:p>
          </table:table-cell>
          <table:table-cell table:style-name="ce52" table:formula="of:=[.D2]+1" office:value-type="date" office:date-value="2018-01-02">
            <text:p>02</text:p>
          </table:table-cell>
          <table:table-cell table:style-name="ce52" table:formula="of:=[.E2]+1" office:value-type="date" office:date-value="2018-01-03">
            <text:p>03</text:p>
          </table:table-cell>
          <table:table-cell table:style-name="ce52" table:formula="of:=[.F2]+1" office:value-type="date" office:date-value="2018-01-04">
            <text:p>04</text:p>
          </table:table-cell>
          <table:table-cell table:style-name="ce52" table:formula="of:=[.G2]+1" office:value-type="date" office:date-value="2018-01-05">
            <text:p>05</text:p>
          </table:table-cell>
          <table:table-cell table:style-name="ce52" table:formula="of:=[.H2]+1" office:value-type="date" office:date-value="2018-01-06">
            <text:p>06</text:p>
          </table:table-cell>
          <table:table-cell table:style-name="ce52" table:formula="of:=[.I2]+1" office:value-type="date" office:date-value="2018-01-07">
            <text:p>07</text:p>
          </table:table-cell>
          <table:table-cell table:style-name="ce52" table:formula="of:=[.J2]+1" office:value-type="date" office:date-value="2018-01-08">
            <text:p>08</text:p>
          </table:table-cell>
          <table:table-cell table:style-name="ce52" table:formula="of:=[.K2]+1" office:value-type="date" office:date-value="2018-01-09">
            <text:p>09</text:p>
          </table:table-cell>
          <table:table-cell table:style-name="ce52" table:formula="of:=[.L2]+1" office:value-type="date" office:date-value="2018-01-10">
            <text:p>10</text:p>
          </table:table-cell>
          <table:table-cell table:style-name="ce52" table:formula="of:=[.M2]+1" office:value-type="date" office:date-value="2018-01-11">
            <text:p>11</text:p>
          </table:table-cell>
          <table:table-cell table:style-name="ce52" table:formula="of:=[.N2]+1" office:value-type="date" office:date-value="2018-01-12">
            <text:p>12</text:p>
          </table:table-cell>
          <table:table-cell table:style-name="ce52" table:formula="of:=[.O2]+1" office:value-type="date" office:date-value="2018-01-13">
            <text:p>13</text:p>
          </table:table-cell>
          <table:table-cell table:style-name="ce52" table:formula="of:=[.P2]+1" office:value-type="date" office:date-value="2018-01-14">
            <text:p>14</text:p>
          </table:table-cell>
          <table:table-cell table:style-name="ce52" table:formula="of:=[.Q2]+1" office:value-type="date" office:date-value="2018-01-15">
            <text:p>15</text:p>
          </table:table-cell>
          <table:table-cell table:style-name="ce52" table:formula="of:=[.R2]+1" office:value-type="date" office:date-value="2018-01-16">
            <text:p>16</text:p>
          </table:table-cell>
          <table:table-cell table:style-name="ce52" table:formula="of:=[.S2]+1" office:value-type="date" office:date-value="2018-01-17">
            <text:p>17</text:p>
          </table:table-cell>
          <table:table-cell table:style-name="ce52" table:formula="of:=[.T2]+1" office:value-type="date" office:date-value="2018-01-18">
            <text:p>18</text:p>
          </table:table-cell>
          <table:table-cell table:style-name="ce52" table:formula="of:=[.U2]+1" office:value-type="date" office:date-value="2018-01-19">
            <text:p>19</text:p>
          </table:table-cell>
          <table:table-cell table:style-name="ce52" table:formula="of:=[.V2]+1" office:value-type="date" office:date-value="2018-01-20">
            <text:p>20</text:p>
          </table:table-cell>
          <table:table-cell table:style-name="ce52" table:formula="of:=[.W2]+1" office:value-type="date" office:date-value="2018-01-21">
            <text:p>21</text:p>
          </table:table-cell>
          <table:table-cell table:style-name="ce52" table:formula="of:=[.X2]+1" office:value-type="date" office:date-value="2018-01-22">
            <text:p>22</text:p>
          </table:table-cell>
          <table:table-cell table:style-name="ce52" table:formula="of:=[.Y2]+1" office:value-type="date" office:date-value="2018-01-23">
            <text:p>23</text:p>
          </table:table-cell>
          <table:table-cell table:style-name="ce52" table:formula="of:=[.Z2]+1" office:value-type="date" office:date-value="2018-01-24">
            <text:p>24</text:p>
          </table:table-cell>
          <table:table-cell table:style-name="ce52" table:formula="of:=[.AA2]+1" office:value-type="date" office:date-value="2018-01-25">
            <text:p>25</text:p>
          </table:table-cell>
          <table:table-cell table:style-name="ce52" table:formula="of:=[.AB2]+1" office:value-type="date" office:date-value="2018-01-26">
            <text:p>26</text:p>
          </table:table-cell>
          <table:table-cell table:style-name="ce52" table:formula="of:=[.AC2]+1" office:value-type="date" office:date-value="2018-01-27">
            <text:p>27</text:p>
          </table:table-cell>
          <table:table-cell table:style-name="ce52" table:formula="of:=[.AD2]+1" office:value-type="date" office:date-value="2018-01-28">
            <text:p>28</text:p>
          </table:table-cell>
          <table:table-cell table:style-name="ce52" table:formula="of:=[.AE2]+1" office:value-type="date" office:date-value="2018-01-29">
            <text:p>29</text:p>
          </table:table-cell>
          <table:table-cell table:style-name="ce52" table:formula="of:=[.AF2]+1" office:value-type="date" office:date-value="2018-01-30">
            <text:p>30</text:p>
          </table:table-cell>
          <table:table-cell table:style-name="ce52" table:formula="of:=[.AG2]+1" office:value-type="date" office:date-value="2018-01-31">
            <text:p>31</text:p>
          </table:table-cell>
          <table:table-cell table:style-name="ce61" table:number-columns-repeated="949"/>
          <table:table-cell table:number-columns-repeated="41"/>
        </table:table-row>
        <table:table-row table:style-name="ro4">
          <table:table-cell table:style-name="ce48" office:value-type="string">
            <text:p>No.</text:p>
          </table:table-cell>
          <table:table-cell table:style-name="ce48" office:value-type="string">
            <text:p>Name</text:p>
          </table:table-cell>
          <table:table-cell table:style-name="ce48" office:value-type="string">
            <text:p>Absent</text:p>
          </table:table-cell>
          <table:table-cell table:style-name="ce53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3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3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3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3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3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3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3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3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3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3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3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3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3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3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3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3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3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3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3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3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3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3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3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3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3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3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3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3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3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3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1" table:number-columns-repeated="949"/>
          <table:table-cell table:number-columns-repeated="41"/>
        </table:table-row>
        <table:table-row table:style-name="ro4">
          <table:table-cell table:style-name="ce40" office:value-type="float" office:value="1">
            <text:p>1</text:p>
          </table:table-cell>
          <table:table-cell table:style-name="ce42" office:value-type="string">
            <text:p>VietLT</text:p>
          </table:table-cell>
          <table:table-cell table:style-name="ce50" table:formula="of:=SUM([.D4:.AH4])" office:value-type="float" office:value="0">
            <text:p>0</text:p>
          </table:table-cell>
          <table:table-cell table:style-name="ce54" table:number-columns-repeated="31"/>
          <table:table-cell table:style-name="ce41" table:number-columns-repeated="949"/>
          <table:table-cell table:number-columns-repeated="4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1"/>
          <table:table-cell table:style-name="ce41" office:value-type="string">
            <text:p>NhuVNQ: off thứ 5, 6 hàng tuần để làm đồ án (đã hoàn tất)</text:p>
          </table:table-cell>
          <table:table-cell table:style-name="ce55" table:number-columns-repeated="4"/>
          <table:table-cell table:style-name="ce56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/>
          <table:table-cell table:style-name="ce41" office:value-type="string">
            <text:p>TinNQ: từ 01/12 có thể là full time (5 buổi/tuần) </text:p>
          </table:table-cell>
          <table:table-cell table:style-name="ce55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1"/>
          <table:table-cell table:style-name="ce41" office:value-type="string">
            <text:p>PhatHDT: off thứ 4 và chiều thứ 5 hàng tuần (đã hoàn tất)</text:p>
          </table:table-cell>
          <table:table-cell table:style-name="ce55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1"/>
          <table:table-cell table:style-name="ce41" office:value-type="string">
            <text:p>PhuTV: off chiều thứ 3 và sáng thứ 4</text:p>
          </table:table-cell>
          <table:table-cell table:style-name="ce55" table:number-columns-repeated="6"/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TrungTH: off sáng thứ 4</text:p>
          </table:table-cell>
          <table:table-cell table:number-columns-repeated="1020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2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8"/>
          <table:table-cell table:style-name="ce49" table:number-columns-repeated="2"/>
          <table:table-cell table:style-name="ce63" table:number-columns-repeated="8"/>
          <table:table-cell table:style-name="ce69" office:value-type="string" table:number-columns-spanned="2" table:number-rows-spanned="1">
            <text:p>Month</text:p>
          </table:table-cell>
          <table:covered-table-cell table:style-name="ce70"/>
          <table:table-cell table:style-name="ce71" table:content-validation-name="val1" office:value-type="float" office:value="2" table:number-columns-spanned="2" table:number-rows-spanned="1">
            <text:p>2</text:p>
          </table:table-cell>
          <table:covered-table-cell table:style-name="ce70"/>
          <table:table-cell table:style-name="ce69" office:value-type="string" table:number-columns-spanned="2" table:number-rows-spanned="1">
            <text:p>Year</text:p>
          </table:table-cell>
          <table:covered-table-cell table:style-name="ce70"/>
          <table:table-cell table:style-name="ce69" office:value-type="float" office:value="2018" table:number-columns-spanned="2" table:number-rows-spanned="1">
            <text:p>2018</text:p>
          </table:table-cell>
          <table:covered-table-cell table:style-name="ce72"/>
          <table:table-cell table:style-name="ce63" table:number-columns-repeated="15"/>
          <table:table-cell table:style-name="ce61" table:number-columns-repeated="949"/>
          <table:table-cell table:number-columns-repeated="41"/>
        </table:table-row>
        <table:table-row table:style-name="ro2">
          <table:table-cell table:style-name="ce48" table:number-columns-repeated="3"/>
          <table:table-cell table:style-name="ce64" table:formula="of:=DATE([.$R$1];[.N1];1)" office:value-type="date" office:date-value="2018-02-01">
            <text:p>01</text:p>
          </table:table-cell>
          <table:table-cell table:style-name="ce64" table:formula="of:=[.D2]+1" office:value-type="date" office:date-value="2018-02-02">
            <text:p>02</text:p>
          </table:table-cell>
          <table:table-cell table:style-name="ce64" table:formula="of:=[.E2]+1" office:value-type="date" office:date-value="2018-02-03">
            <text:p>03</text:p>
          </table:table-cell>
          <table:table-cell table:style-name="ce64" table:formula="of:=[.F2]+1" office:value-type="date" office:date-value="2018-02-04">
            <text:p>04</text:p>
          </table:table-cell>
          <table:table-cell table:style-name="ce64" table:formula="of:=[.G2]+1" office:value-type="date" office:date-value="2018-02-05">
            <text:p>05</text:p>
          </table:table-cell>
          <table:table-cell table:style-name="ce64" table:formula="of:=[.H2]+1" office:value-type="date" office:date-value="2018-02-06">
            <text:p>06</text:p>
          </table:table-cell>
          <table:table-cell table:style-name="ce64" table:formula="of:=[.I2]+1" office:value-type="date" office:date-value="2018-02-07">
            <text:p>07</text:p>
          </table:table-cell>
          <table:table-cell table:style-name="ce64" table:formula="of:=[.J2]+1" office:value-type="date" office:date-value="2018-02-08">
            <text:p>08</text:p>
          </table:table-cell>
          <table:table-cell table:style-name="ce64" table:formula="of:=[.K2]+1" office:value-type="date" office:date-value="2018-02-09">
            <text:p>09</text:p>
          </table:table-cell>
          <table:table-cell table:style-name="ce64" table:formula="of:=[.L2]+1" office:value-type="date" office:date-value="2018-02-10">
            <text:p>10</text:p>
          </table:table-cell>
          <table:table-cell table:style-name="ce64" table:formula="of:=[.M2]+1" office:value-type="date" office:date-value="2018-02-11">
            <text:p>11</text:p>
          </table:table-cell>
          <table:table-cell table:style-name="ce64" table:formula="of:=[.N2]+1" office:value-type="date" office:date-value="2018-02-12">
            <text:p>12</text:p>
          </table:table-cell>
          <table:table-cell table:style-name="ce64" table:formula="of:=[.O2]+1" office:value-type="date" office:date-value="2018-02-13">
            <text:p>13</text:p>
          </table:table-cell>
          <table:table-cell table:style-name="ce64" table:formula="of:=[.P2]+1" office:value-type="date" office:date-value="2018-02-14">
            <text:p>14</text:p>
          </table:table-cell>
          <table:table-cell table:style-name="ce64" table:formula="of:=[.Q2]+1" office:value-type="date" office:date-value="2018-02-15">
            <text:p>15</text:p>
          </table:table-cell>
          <table:table-cell table:style-name="ce64" table:formula="of:=[.R2]+1" office:value-type="date" office:date-value="2018-02-16">
            <text:p>16</text:p>
          </table:table-cell>
          <table:table-cell table:style-name="ce64" table:formula="of:=[.S2]+1" office:value-type="date" office:date-value="2018-02-17">
            <text:p>17</text:p>
          </table:table-cell>
          <table:table-cell table:style-name="ce64" table:formula="of:=[.T2]+1" office:value-type="date" office:date-value="2018-02-18">
            <text:p>18</text:p>
          </table:table-cell>
          <table:table-cell table:style-name="ce64" table:formula="of:=[.U2]+1" office:value-type="date" office:date-value="2018-02-19">
            <text:p>19</text:p>
          </table:table-cell>
          <table:table-cell table:style-name="ce64" table:formula="of:=[.V2]+1" office:value-type="date" office:date-value="2018-02-20">
            <text:p>20</text:p>
          </table:table-cell>
          <table:table-cell table:style-name="ce64" table:formula="of:=[.W2]+1" office:value-type="date" office:date-value="2018-02-21">
            <text:p>21</text:p>
          </table:table-cell>
          <table:table-cell table:style-name="ce64" table:formula="of:=[.X2]+1" office:value-type="date" office:date-value="2018-02-22">
            <text:p>22</text:p>
          </table:table-cell>
          <table:table-cell table:style-name="ce64" table:formula="of:=[.Y2]+1" office:value-type="date" office:date-value="2018-02-23">
            <text:p>23</text:p>
          </table:table-cell>
          <table:table-cell table:style-name="ce64" table:formula="of:=[.Z2]+1" office:value-type="date" office:date-value="2018-02-24">
            <text:p>24</text:p>
          </table:table-cell>
          <table:table-cell table:style-name="ce64" table:formula="of:=[.AA2]+1" office:value-type="date" office:date-value="2018-02-25">
            <text:p>25</text:p>
          </table:table-cell>
          <table:table-cell table:style-name="ce64" table:formula="of:=[.AB2]+1" office:value-type="date" office:date-value="2018-02-26">
            <text:p>26</text:p>
          </table:table-cell>
          <table:table-cell table:style-name="ce64" table:formula="of:=[.AC2]+1" office:value-type="date" office:date-value="2018-02-27">
            <text:p>27</text:p>
          </table:table-cell>
          <table:table-cell table:style-name="ce64" table:formula="of:=[.AD2]+1" office:value-type="date" office:date-value="2018-02-28">
            <text:p>28</text:p>
          </table:table-cell>
          <table:table-cell table:style-name="ce64" table:formula="of:=[.AE2]+1" office:value-type="date" office:date-value="2018-03-01">
            <text:p>01</text:p>
          </table:table-cell>
          <table:table-cell table:style-name="ce64" table:formula="of:=[.AF2]+1" office:value-type="date" office:date-value="2018-03-02">
            <text:p>02</text:p>
          </table:table-cell>
          <table:table-cell table:style-name="ce64" table:formula="of:=[.AG2]+1" office:value-type="date" office:date-value="2018-03-03">
            <text:p>03</text:p>
          </table:table-cell>
          <table:table-cell table:style-name="ce61" table:number-columns-repeated="949"/>
          <table:table-cell table:number-columns-repeated="41"/>
        </table:table-row>
        <table:table-row table:style-name="ro4">
          <table:table-cell table:style-name="ce48" office:value-type="string">
            <text:p>No.</text:p>
          </table:table-cell>
          <table:table-cell table:style-name="ce48" office:value-type="string">
            <text:p>Name</text:p>
          </table:table-cell>
          <table:table-cell table:style-name="ce48" office:value-type="string">
            <text:p>Absent</text:p>
          </table:table-cell>
          <table:table-cell table:style-name="ce65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5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5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5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5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5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5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5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5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5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5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5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5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5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5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5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5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5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5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5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5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5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5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5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5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5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5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5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5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5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5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1" table:number-columns-repeated="949"/>
          <table:table-cell table:number-columns-repeated="41"/>
        </table:table-row>
        <table:table-row table:style-name="ro4">
          <table:table-cell table:style-name="ce40" office:value-type="float" office:value="1">
            <text:p>1</text:p>
          </table:table-cell>
          <table:table-cell table:style-name="ce42" office:value-type="string">
            <text:p>VietLT</text:p>
          </table:table-cell>
          <table:table-cell table:style-name="ce62" table:formula="of:=SUM([.D4:.AH4])" office:value-type="float" office:value="0">
            <text:p>0</text:p>
          </table:table-cell>
          <table:table-cell table:style-name="ce66" table:number-columns-repeated="31"/>
          <table:table-cell table:style-name="ce41" table:number-columns-repeated="949"/>
          <table:table-cell table:number-columns-repeated="4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67" table:number-columns-repeated="4"/>
          <table:table-cell table:style-name="ce68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67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1"/>
          <table:table-cell table:style-name="ce41" office:value-type="string">
            <text:p>Châu: đi học ở trường, off nguyên ngày t4</text:p>
          </table:table-cell>
          <table:table-cell table:style-name="ce67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67" table:number-columns-repeated="6"/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TrungTH: off sáng thứ 4</text:p>
          </table:table-cell>
          <table:table-cell table:number-columns-repeated="1020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3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8"/>
          <table:table-cell table:style-name="ce49" table:number-columns-repeated="2"/>
          <table:table-cell table:style-name="ce74" table:number-columns-repeated="8"/>
          <table:table-cell table:style-name="ce81" office:value-type="string" table:number-columns-spanned="2" table:number-rows-spanned="1">
            <text:p>Month</text:p>
          </table:table-cell>
          <table:covered-table-cell table:style-name="ce82"/>
          <table:table-cell table:style-name="ce83" table:content-validation-name="val1" office:value-type="float" office:value="3" table:number-columns-spanned="2" table:number-rows-spanned="1">
            <text:p>3</text:p>
          </table:table-cell>
          <table:covered-table-cell table:style-name="ce82"/>
          <table:table-cell table:style-name="ce81" office:value-type="string" table:number-columns-spanned="2" table:number-rows-spanned="1">
            <text:p>Year</text:p>
          </table:table-cell>
          <table:covered-table-cell table:style-name="ce82"/>
          <table:table-cell table:style-name="ce81" office:value-type="float" office:value="2018" table:number-columns-spanned="2" table:number-rows-spanned="1">
            <text:p>2018</text:p>
          </table:table-cell>
          <table:covered-table-cell table:style-name="ce84"/>
          <table:table-cell table:style-name="ce74" table:number-columns-repeated="15"/>
          <table:table-cell table:style-name="ce61" table:number-columns-repeated="949"/>
          <table:table-cell table:number-columns-repeated="41"/>
        </table:table-row>
        <table:table-row table:style-name="ro2">
          <table:table-cell table:style-name="ce48" table:number-columns-repeated="3"/>
          <table:table-cell table:style-name="ce75" table:formula="of:=DATE([.$R$1];[.N1];1)" office:value-type="date" office:date-value="2018-03-01">
            <text:p>01</text:p>
          </table:table-cell>
          <table:table-cell table:style-name="ce75" table:formula="of:=[.D2]+1" office:value-type="date" office:date-value="2018-03-02">
            <text:p>02</text:p>
          </table:table-cell>
          <table:table-cell table:style-name="ce75" table:formula="of:=[.E2]+1" office:value-type="date" office:date-value="2018-03-03">
            <text:p>03</text:p>
          </table:table-cell>
          <table:table-cell table:style-name="ce75" table:formula="of:=[.F2]+1" office:value-type="date" office:date-value="2018-03-04">
            <text:p>04</text:p>
          </table:table-cell>
          <table:table-cell table:style-name="ce75" table:formula="of:=[.G2]+1" office:value-type="date" office:date-value="2018-03-05">
            <text:p>05</text:p>
          </table:table-cell>
          <table:table-cell table:style-name="ce75" table:formula="of:=[.H2]+1" office:value-type="date" office:date-value="2018-03-06">
            <text:p>06</text:p>
          </table:table-cell>
          <table:table-cell table:style-name="ce75" table:formula="of:=[.I2]+1" office:value-type="date" office:date-value="2018-03-07">
            <text:p>07</text:p>
          </table:table-cell>
          <table:table-cell table:style-name="ce75" table:formula="of:=[.J2]+1" office:value-type="date" office:date-value="2018-03-08">
            <text:p>08</text:p>
          </table:table-cell>
          <table:table-cell table:style-name="ce75" table:formula="of:=[.K2]+1" office:value-type="date" office:date-value="2018-03-09">
            <text:p>09</text:p>
          </table:table-cell>
          <table:table-cell table:style-name="ce75" table:formula="of:=[.L2]+1" office:value-type="date" office:date-value="2018-03-10">
            <text:p>10</text:p>
          </table:table-cell>
          <table:table-cell table:style-name="ce75" table:formula="of:=[.M2]+1" office:value-type="date" office:date-value="2018-03-11">
            <text:p>11</text:p>
          </table:table-cell>
          <table:table-cell table:style-name="ce75" table:formula="of:=[.N2]+1" office:value-type="date" office:date-value="2018-03-12">
            <text:p>12</text:p>
          </table:table-cell>
          <table:table-cell table:style-name="ce75" table:formula="of:=[.O2]+1" office:value-type="date" office:date-value="2018-03-13">
            <text:p>13</text:p>
          </table:table-cell>
          <table:table-cell table:style-name="ce75" table:formula="of:=[.P2]+1" office:value-type="date" office:date-value="2018-03-14">
            <text:p>14</text:p>
          </table:table-cell>
          <table:table-cell table:style-name="ce75" table:formula="of:=[.Q2]+1" office:value-type="date" office:date-value="2018-03-15">
            <text:p>15</text:p>
          </table:table-cell>
          <table:table-cell table:style-name="ce75" table:formula="of:=[.R2]+1" office:value-type="date" office:date-value="2018-03-16">
            <text:p>16</text:p>
          </table:table-cell>
          <table:table-cell table:style-name="ce75" table:formula="of:=[.S2]+1" office:value-type="date" office:date-value="2018-03-17">
            <text:p>17</text:p>
          </table:table-cell>
          <table:table-cell table:style-name="ce75" table:formula="of:=[.T2]+1" office:value-type="date" office:date-value="2018-03-18">
            <text:p>18</text:p>
          </table:table-cell>
          <table:table-cell table:style-name="ce75" table:formula="of:=[.U2]+1" office:value-type="date" office:date-value="2018-03-19">
            <text:p>19</text:p>
          </table:table-cell>
          <table:table-cell table:style-name="ce75" table:formula="of:=[.V2]+1" office:value-type="date" office:date-value="2018-03-20">
            <text:p>20</text:p>
          </table:table-cell>
          <table:table-cell table:style-name="ce75" table:formula="of:=[.W2]+1" office:value-type="date" office:date-value="2018-03-21">
            <text:p>21</text:p>
          </table:table-cell>
          <table:table-cell table:style-name="ce75" table:formula="of:=[.X2]+1" office:value-type="date" office:date-value="2018-03-22">
            <text:p>22</text:p>
          </table:table-cell>
          <table:table-cell table:style-name="ce75" table:formula="of:=[.Y2]+1" office:value-type="date" office:date-value="2018-03-23">
            <text:p>23</text:p>
          </table:table-cell>
          <table:table-cell table:style-name="ce75" table:formula="of:=[.Z2]+1" office:value-type="date" office:date-value="2018-03-24">
            <text:p>24</text:p>
          </table:table-cell>
          <table:table-cell table:style-name="ce75" table:formula="of:=[.AA2]+1" office:value-type="date" office:date-value="2018-03-25">
            <text:p>25</text:p>
          </table:table-cell>
          <table:table-cell table:style-name="ce75" table:formula="of:=[.AB2]+1" office:value-type="date" office:date-value="2018-03-26">
            <text:p>26</text:p>
          </table:table-cell>
          <table:table-cell table:style-name="ce75" table:formula="of:=[.AC2]+1" office:value-type="date" office:date-value="2018-03-27">
            <text:p>27</text:p>
          </table:table-cell>
          <table:table-cell table:style-name="ce75" table:formula="of:=[.AD2]+1" office:value-type="date" office:date-value="2018-03-28">
            <text:p>28</text:p>
          </table:table-cell>
          <table:table-cell table:style-name="ce75" table:formula="of:=[.AE2]+1" office:value-type="date" office:date-value="2018-03-29">
            <text:p>29</text:p>
          </table:table-cell>
          <table:table-cell table:style-name="ce75" table:formula="of:=[.AF2]+1" office:value-type="date" office:date-value="2018-03-30">
            <text:p>30</text:p>
          </table:table-cell>
          <table:table-cell table:style-name="ce75" table:formula="of:=[.AG2]+1" office:value-type="date" office:date-value="2018-03-31">
            <text:p>31</text:p>
          </table:table-cell>
          <table:table-cell table:style-name="ce61" table:number-columns-repeated="949"/>
          <table:table-cell table:number-columns-repeated="41"/>
        </table:table-row>
        <table:table-row table:style-name="ro4">
          <table:table-cell table:style-name="ce48" office:value-type="string">
            <text:p>No.</text:p>
          </table:table-cell>
          <table:table-cell table:style-name="ce48" office:value-type="string">
            <text:p>Name</text:p>
          </table:table-cell>
          <table:table-cell table:style-name="ce48" office:value-type="string">
            <text:p>Absent</text:p>
          </table:table-cell>
          <table:table-cell table:style-name="ce76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6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6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6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6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6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6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6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6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6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6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6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6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6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6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6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6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6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6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6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6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6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6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6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6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6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6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6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6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6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6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1" table:number-columns-repeated="949"/>
          <table:table-cell table:number-columns-repeated="41"/>
        </table:table-row>
        <table:table-row table:style-name="ro4">
          <table:table-cell table:style-name="ce40" office:value-type="float" office:value="1">
            <text:p>1</text:p>
          </table:table-cell>
          <table:table-cell table:style-name="ce42" office:value-type="string">
            <text:p>PhuVT</text:p>
          </table:table-cell>
          <table:table-cell table:style-name="ce73" table:formula="of:=SUM([.D4:.AH4])" office:value-type="float" office:value="2.5">
            <text:p>2.5</text:p>
          </table:table-cell>
          <table:table-cell table:style-name="ce77" table:number-columns-repeated="18"/>
          <table:table-cell table:number-columns-repeated="2" table:style-name="ce77" office:value-type="float" office:value="0">
            <text:p>0</text:p>
          </table:table-cell>
          <table:table-cell table:style-name="ce77" office:value-type="float" office:value="0.5">
            <office:annotation draw:style-name="gr1" draw:text-style-name="P1" svg:width="1.1413in" svg:height="0.3902in" svg:x="14.6945in" svg:y="0.1157in" draw:caption-point-x="-0.2402in" draw:caption-point-y="0.6024in">
              <dc:date>2018-03-19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77" office:value-type="float" office:value="0">
            <text:p>0</text:p>
          </table:table-cell>
          <table:table-cell table:style-name="ce77" office:value-type="float" office:value="0.5">
            <office:annotation draw:style-name="gr1" draw:text-style-name="P1" svg:width="1.1413in" svg:height="0.3902in" svg:x="15.8815in" svg:y="0.1732in" draw:caption-point-x="-0.2402in" draw:caption-point-y="0.5449in">
              <dc:date>2018-03-19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77" table:number-columns-repeated="2"/>
          <table:table-cell table:number-columns-repeated="2" table:style-name="ce77" office:value-type="float" office:value="0">
            <text:p>0</text:p>
          </table:table-cell>
          <table:table-cell table:style-name="ce77" office:value-type="float" office:value="0.5">
            <office:annotation draw:style-name="gr1" draw:text-style-name="P1" svg:width="1.1413in" svg:height="0.3902in" svg:x="18.8496in" svg:y="0.1732in" draw:caption-point-x="-0.2402in" draw:caption-point-y="0.5449in">
              <dc:date>2018-03-19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77" office:value-type="float" office:value="0">
            <text:p>0</text:p>
          </table:table-cell>
          <table:table-cell table:style-name="ce77" office:value-type="float" office:value="1">
            <office:annotation draw:style-name="gr2" draw:text-style-name="P1" svg:width="1.1413in" svg:height="0.8567in" svg:x="20.0366in" svg:y="0.1732in" draw:caption-point-x="-0.2402in" draw:caption-point-y="0.5449in">
              <dc:date>2018-03-30T00:00:00</dc:date>
              <text:p text:style-name="P1"><text:span text:style-name="T1">Đi học ở trường, off sáng</text:span></text:p>
              <text:p text:style-name="P1"><text:span text:style-name="T1">Phụ gia đình chuyển viện cho bà nội, off chiều</text:span></text:p>
            </office:annotation>
            <text:p>1</text:p>
          </table:table-cell>
          <table:table-cell table:style-name="ce77"/>
          <table:table-cell table:number-columns-repeated="990"/>
        </table:table-row>
        <table:table-row table:style-name="ro4">
          <table:table-cell table:style-name="ce40" office:value-type="float" office:value="2">
            <text:p>2</text:p>
          </table:table-cell>
          <table:table-cell table:style-name="ce42" office:value-type="string">
            <text:p>ThanhCH</text:p>
          </table:table-cell>
          <table:table-cell table:style-name="ce73" table:formula="of:=SUM([.D5:.AH5])" office:value-type="float" office:value="1">
            <text:p>1</text:p>
          </table:table-cell>
          <table:table-cell table:number-columns-repeated="2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.5">
            <office:annotation draw:style-name="gr1" draw:text-style-name="P1" svg:width="1.1413in" svg:height="0.3902in" svg:x="13.5071in" svg:y="0.3642in" draw:caption-point-x="-0.2402in" draw:caption-point-y="0.6016in">
              <dc:date>2018-03-19T00:00:00</dc:date>
              <text:p text:style-name="P1"><text:span text:style-name="T1">Đau bụng, xin off chiều</text:span></text:p>
            </office:annotation>
            <text:p>0.5</text:p>
          </table:table-cell>
          <table:table-cell table:number-columns-repeated="4" table:style-name="ce77" office:value-type="float" office:value="0">
            <text:p>0</text:p>
          </table:table-cell>
          <table:table-cell table:style-name="ce77" table:number-columns-repeated="2"/>
          <table:table-cell table:number-columns-repeated="2" table:style-name="ce77" office:value-type="float" office:value="0">
            <text:p>0</text:p>
          </table:table-cell>
          <table:table-cell table:style-name="ce77" office:value-type="float" office:value="0.5">
            <office:annotation draw:style-name="gr1" draw:text-style-name="P1" svg:width="1.1413in" svg:height="0.3902in" svg:x="18.8496in" svg:y="0.3677in" draw:caption-point-x="-0.2402in" draw:caption-point-y="0.598in">
              <dc:date>2018-03-28T00:00:00</dc:date>
              <text:p text:style-name="P1"><text:span text:style-name="T1">Bận việc gia đình, off chiều</text:span></text:p>
            </office:annotation>
            <text:p>0.5</text:p>
          </table:table-cell>
          <table:table-cell table:number-columns-repeated="2" table:style-name="ce77" office:value-type="float" office:value="0">
            <text:p>0</text:p>
          </table:table-cell>
          <table:table-cell table:style-name="ce77"/>
          <table:table-cell table:number-columns-repeated="990"/>
        </table:table-row>
        <table:table-row table:style-name="ro4">
          <table:table-cell table:style-name="ce40" office:value-type="float" office:value="3">
            <text:p>3</text:p>
          </table:table-cell>
          <table:table-cell table:style-name="ce42" office:value-type="string">
            <text:p>VietLT</text:p>
          </table:table-cell>
          <table:table-cell table:style-name="ce73" table:formula="of:=SUM([.D6:.AH6])" office:value-type="float" office:value="0">
            <text:p>0</text:p>
          </table:table-cell>
          <table:table-cell table:style-name="ce77" table:number-columns-repeated="31"/>
          <table:table-cell table:style-name="ce41" table:number-columns-repeated="949"/>
          <table:table-cell table:number-columns-repeated="4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78" table:number-columns-repeated="4"/>
          <table:table-cell table:style-name="ce79" table:number-columns-repeated="2"/>
          <table:table-cell table:number-columns-repeated="1014"/>
        </table:table-row>
        <table:table-row table:style-name="ro2" table:number-rows-repeated="3">
          <table:table-cell table:number-columns-repeated="2"/>
          <table:table-cell table:style-name="ce41" table:number-columns-repeated="2"/>
          <table:table-cell table:style-name="ce78" table:number-columns-repeated="6"/>
          <table:table-cell table:number-columns-repeated="1014"/>
        </table:table-row>
        <table:table-row table:style-name="ro4">
          <table:table-cell table:number-columns-repeated="6"/>
          <table:table-cell office:value-type="string">
            <text:p>PhuVT: Off chiều t4 + sáng t6: có lịch học ở trường đến cuối tháng 6</text:p>
          </table:table-cell>
          <table:table-cell table:number-columns-repeated="1017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"/>
          <table:table-cell table:style-name="ce80"/>
          <table:table-cell table:number-columns-repeated="101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4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8"/>
          <table:table-cell table:style-name="ce49" table:number-columns-repeated="2"/>
          <table:table-cell table:style-name="ce86" table:number-columns-repeated="8"/>
          <table:table-cell table:style-name="ce92" office:value-type="string" table:number-columns-spanned="2" table:number-rows-spanned="1">
            <text:p>Month</text:p>
          </table:table-cell>
          <table:covered-table-cell table:style-name="ce93"/>
          <table:table-cell table:style-name="ce94" table:content-validation-name="val1" office:value-type="float" office:value="4" table:number-columns-spanned="2" table:number-rows-spanned="1">
            <text:p>4</text:p>
          </table:table-cell>
          <table:covered-table-cell table:style-name="ce93"/>
          <table:table-cell table:style-name="ce92" office:value-type="string" table:number-columns-spanned="2" table:number-rows-spanned="1">
            <text:p>Year</text:p>
          </table:table-cell>
          <table:covered-table-cell table:style-name="ce93"/>
          <table:table-cell table:style-name="ce92" office:value-type="float" office:value="2018" table:number-columns-spanned="2" table:number-rows-spanned="1">
            <text:p>2018</text:p>
          </table:table-cell>
          <table:covered-table-cell table:style-name="ce95"/>
          <table:table-cell table:style-name="ce86" table:number-columns-repeated="15"/>
          <table:table-cell table:style-name="ce61" table:number-columns-repeated="949"/>
          <table:table-cell table:number-columns-repeated="41"/>
        </table:table-row>
        <table:table-row table:style-name="ro2">
          <table:table-cell table:style-name="ce48" table:number-columns-repeated="3"/>
          <table:table-cell table:style-name="ce87" table:formula="of:=DATE([.$R$1];[.N1];1)" office:value-type="date" office:date-value="2018-04-01">
            <text:p>01</text:p>
          </table:table-cell>
          <table:table-cell table:style-name="ce87" table:formula="of:=[.D2]+1" office:value-type="date" office:date-value="2018-04-02">
            <text:p>02</text:p>
          </table:table-cell>
          <table:table-cell table:style-name="ce87" table:formula="of:=[.E2]+1" office:value-type="date" office:date-value="2018-04-03">
            <text:p>03</text:p>
          </table:table-cell>
          <table:table-cell table:style-name="ce87" table:formula="of:=[.F2]+1" office:value-type="date" office:date-value="2018-04-04">
            <text:p>04</text:p>
          </table:table-cell>
          <table:table-cell table:style-name="ce87" table:formula="of:=[.G2]+1" office:value-type="date" office:date-value="2018-04-05">
            <text:p>05</text:p>
          </table:table-cell>
          <table:table-cell table:style-name="ce87" table:formula="of:=[.H2]+1" office:value-type="date" office:date-value="2018-04-06">
            <text:p>06</text:p>
          </table:table-cell>
          <table:table-cell table:style-name="ce87" table:formula="of:=[.I2]+1" office:value-type="date" office:date-value="2018-04-07">
            <text:p>07</text:p>
          </table:table-cell>
          <table:table-cell table:style-name="ce87" table:formula="of:=[.J2]+1" office:value-type="date" office:date-value="2018-04-08">
            <text:p>08</text:p>
          </table:table-cell>
          <table:table-cell table:style-name="ce87" table:formula="of:=[.K2]+1" office:value-type="date" office:date-value="2018-04-09">
            <text:p>09</text:p>
          </table:table-cell>
          <table:table-cell table:style-name="ce87" table:formula="of:=[.L2]+1" office:value-type="date" office:date-value="2018-04-10">
            <text:p>10</text:p>
          </table:table-cell>
          <table:table-cell table:style-name="ce87" table:formula="of:=[.M2]+1" office:value-type="date" office:date-value="2018-04-11">
            <text:p>11</text:p>
          </table:table-cell>
          <table:table-cell table:style-name="ce87" table:formula="of:=[.N2]+1" office:value-type="date" office:date-value="2018-04-12">
            <text:p>12</text:p>
          </table:table-cell>
          <table:table-cell table:style-name="ce87" table:formula="of:=[.O2]+1" office:value-type="date" office:date-value="2018-04-13">
            <text:p>13</text:p>
          </table:table-cell>
          <table:table-cell table:style-name="ce87" table:formula="of:=[.P2]+1" office:value-type="date" office:date-value="2018-04-14">
            <text:p>14</text:p>
          </table:table-cell>
          <table:table-cell table:style-name="ce87" table:formula="of:=[.Q2]+1" office:value-type="date" office:date-value="2018-04-15">
            <text:p>15</text:p>
          </table:table-cell>
          <table:table-cell table:style-name="ce87" table:formula="of:=[.R2]+1" office:value-type="date" office:date-value="2018-04-16">
            <text:p>16</text:p>
          </table:table-cell>
          <table:table-cell table:style-name="ce87" table:formula="of:=[.S2]+1" office:value-type="date" office:date-value="2018-04-17">
            <text:p>17</text:p>
          </table:table-cell>
          <table:table-cell table:style-name="ce87" table:formula="of:=[.T2]+1" office:value-type="date" office:date-value="2018-04-18">
            <text:p>18</text:p>
          </table:table-cell>
          <table:table-cell table:style-name="ce87" table:formula="of:=[.U2]+1" office:value-type="date" office:date-value="2018-04-19">
            <text:p>19</text:p>
          </table:table-cell>
          <table:table-cell table:style-name="ce87" table:formula="of:=[.V2]+1" office:value-type="date" office:date-value="2018-04-20">
            <text:p>20</text:p>
          </table:table-cell>
          <table:table-cell table:style-name="ce87" table:formula="of:=[.W2]+1" office:value-type="date" office:date-value="2018-04-21">
            <text:p>21</text:p>
          </table:table-cell>
          <table:table-cell table:style-name="ce87" table:formula="of:=[.X2]+1" office:value-type="date" office:date-value="2018-04-22">
            <text:p>22</text:p>
          </table:table-cell>
          <table:table-cell table:style-name="ce87" table:formula="of:=[.Y2]+1" office:value-type="date" office:date-value="2018-04-23">
            <text:p>23</text:p>
          </table:table-cell>
          <table:table-cell table:style-name="ce87" table:formula="of:=[.Z2]+1" office:value-type="date" office:date-value="2018-04-24">
            <text:p>24</text:p>
          </table:table-cell>
          <table:table-cell table:style-name="ce87" table:formula="of:=[.AA2]+1" office:value-type="date" office:date-value="2018-04-25">
            <text:p>25</text:p>
          </table:table-cell>
          <table:table-cell table:style-name="ce87" table:formula="of:=[.AB2]+1" office:value-type="date" office:date-value="2018-04-26">
            <text:p>26</text:p>
          </table:table-cell>
          <table:table-cell table:style-name="ce87" table:formula="of:=[.AC2]+1" office:value-type="date" office:date-value="2018-04-27">
            <text:p>27</text:p>
          </table:table-cell>
          <table:table-cell table:style-name="ce87" table:formula="of:=[.AD2]+1" office:value-type="date" office:date-value="2018-04-28">
            <text:p>28</text:p>
          </table:table-cell>
          <table:table-cell table:style-name="ce87" table:formula="of:=[.AE2]+1" office:value-type="date" office:date-value="2018-04-29">
            <text:p>29</text:p>
          </table:table-cell>
          <table:table-cell table:style-name="ce87" table:formula="of:=[.AF2]+1" office:value-type="date" office:date-value="2018-04-30">
            <text:p>30</text:p>
          </table:table-cell>
          <table:table-cell table:style-name="ce87" table:formula="of:=[.AG2]+1" office:value-type="date" office:date-value="2018-05-01">
            <text:p>01</text:p>
          </table:table-cell>
          <table:table-cell table:style-name="ce61" table:number-columns-repeated="949"/>
          <table:table-cell table:number-columns-repeated="41"/>
        </table:table-row>
        <table:table-row table:style-name="ro4">
          <table:table-cell table:style-name="ce48" office:value-type="string">
            <text:p>No.</text:p>
          </table:table-cell>
          <table:table-cell table:style-name="ce48" office:value-type="string">
            <text:p>Name</text:p>
          </table:table-cell>
          <table:table-cell table:style-name="ce48" office:value-type="string">
            <text:p>Absent</text:p>
          </table:table-cell>
          <table:table-cell table:style-name="ce88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8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8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8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8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8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8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8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8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8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8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8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8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8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8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8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8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8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8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8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8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8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8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8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8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8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8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8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8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8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8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1" table:number-columns-repeated="949"/>
          <table:table-cell table:number-columns-repeated="41"/>
        </table:table-row>
        <table:table-row table:style-name="ro4">
          <table:table-cell table:style-name="ce40" office:value-type="float" office:value="1">
            <text:p>1</text:p>
          </table:table-cell>
          <table:table-cell table:style-name="ce42" office:value-type="string">
            <text:p>PhuVT</text:p>
          </table:table-cell>
          <table:table-cell table:style-name="ce85" table:formula="of:=SUM([.D4:.AH4])" office:value-type="float" office:value="7.5">
            <text:p>7.5</text:p>
          </table:table-cell>
          <table:table-cell table:style-name="ce89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1">
            <office:annotation draw:style-name="gr3" draw:text-style-name="P1" svg:width="1.1413in" svg:height="0.2634in" svg:x="4.6031in" svg:y="0.1118in" draw:caption-point-x="-0.2402in" draw:caption-point-y="0.6063in">
              <dc:date>2018-04-04T00:00:00</dc:date>
              <text:p text:style-name="P1"><text:span text:style-name="T1">Đi học ở trường</text:span></text:p>
            </office:annotation>
            <text:p>1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0.5">
            <office:annotation draw:style-name="gr1" draw:text-style-name="P1" svg:width="1.1413in" svg:height="0.3902in" svg:x="5.7902in" svg:y="0.1118in" draw:caption-point-x="-0.2402in" draw:caption-point-y="0.6063in">
              <dc:date>2018-04-04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89" table:number-columns-repeated="2"/>
          <table:table-cell table:style-name="ce89" office:value-type="float" office:value="1">
            <office:annotation draw:style-name="gr4" draw:text-style-name="P1" svg:width="1.1413in" svg:height="0.5457in" svg:x="7.5709in" svg:y="0.1138in" draw:caption-point-x="-0.2402in" draw:caption-point-y="0.6043in">
              <dc:date>2018-04-09T00:00:00</dc:date>
              <text:p text:style-name="P1"><text:span text:style-name="T1">Vào bệnh viện chăm bà</text:span></text:p>
            </office:annotation>
            <text:p>1</text:p>
          </table:table-cell>
          <table:table-cell table:style-name="ce89" office:value-type="float" office:value="0.5">
            <office:annotation draw:style-name="gr4" draw:text-style-name="P1" svg:width="1.1413in" svg:height="0.5457in" svg:x="8.1646in" svg:y="0.1154in" draw:caption-point-x="-0.2402in" draw:caption-point-y="0.6028in">
              <dc:date>2018-04-10T00:00:00</dc:date>
              <text:p text:style-name="P1"><text:span text:style-name="T1">Làm thủ tục xuất viện cho bà, off chiều</text:span></text:p>
            </office:annotation>
            <text:p>0.5</text:p>
          </table:table-cell>
          <table:table-cell table:style-name="ce89" office:value-type="float" office:value="0.5">
            <office:annotation draw:style-name="gr1" draw:text-style-name="P1" svg:width="1.1413in" svg:height="0.3902in" svg:x="8.7583in" svg:y="0.1693in" draw:caption-point-x="-0.2402in" draw:caption-point-y="0.5488in">
              <dc:date>2018-04-04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0.5">
            <office:annotation draw:style-name="gr1" draw:text-style-name="P1" svg:width="1.1413in" svg:height="0.3902in" svg:x="9.9453in" svg:y="0.1693in" draw:caption-point-x="-0.2402in" draw:caption-point-y="0.5488in">
              <dc:date>2018-04-04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1">
            <office:annotation draw:style-name="gr5" draw:text-style-name="P1" svg:width="1.1413in" svg:height="0.7012in" svg:x="12.9134in" svg:y="0.1693in" draw:caption-point-x="-0.2402in" draw:caption-point-y="0.5488in">
              <dc:date>2018-04-18T00:00:00</dc:date>
              <text:p text:style-name="P1"><text:span text:style-name="T1">Đi học ở trường, off chiều</text:span></text:p>
              <text:p text:style-name="P1"><text:span text:style-name="T1">Làm deadline, off sáng</text:span></text:p>
            </office:annotation>
            <text:p>1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1">
            <office:annotation draw:style-name="gr5" draw:text-style-name="P1" svg:width="1.1413in" svg:height="0.7012in" svg:x="14.1008in" svg:y="0.1693in" draw:caption-point-x="-0.2402in" draw:caption-point-y="0.5488in">
              <dc:date>2018-04-20T00:00:00</dc:date>
              <text:p text:style-name="P1"><text:span text:style-name="T1">Đi học ở trường, off sáng</text:span></text:p>
              <text:p text:style-name="P1"><text:span text:style-name="T1">Đưa bà đi tái khám, off chiều</text:span></text:p>
            </office:annotation>
            <text:p>1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/>
          <table:table-cell table:style-name="ce89" office:value-type="float" office:value="1">
            <office:annotation draw:style-name="gr3" draw:text-style-name="P1" svg:width="1.1413in" svg:height="0.2634in" svg:x="17.6622in" svg:y="0.1201in" draw:caption-point-x="-0.2402in" draw:caption-point-y="0.598in">
              <dc:date>2018-04-26T00:00:00</dc:date>
              <text:p text:style-name="P1"><text:span text:style-name="T1">Bị bệnh</text:span></text:p>
            </office:annotation>
            <text:p>1</text:p>
          </table:table-cell>
          <table:table-cell table:style-name="ce89" office:value-type="float" office:value="0.5">
            <office:annotation draw:style-name="gr1" draw:text-style-name="P1" svg:width="1.1413in" svg:height="0.3902in" svg:x="18.2559in" svg:y="0.1693in" draw:caption-point-x="-0.2402in" draw:caption-point-y="0.5488in">
              <dc:date>2018-04-04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89" table:number-columns-repeated="4"/>
          <table:table-cell table:number-columns-repeated="990"/>
        </table:table-row>
        <table:table-row table:style-name="ro4">
          <table:table-cell table:style-name="ce40" office:value-type="float" office:value="2">
            <text:p>2</text:p>
          </table:table-cell>
          <table:table-cell table:style-name="ce42" office:value-type="string">
            <text:p>ThanhCH</text:p>
          </table:table-cell>
          <table:table-cell table:style-name="ce85" table:formula="of:=SUM([.D5:.AH5])" office:value-type="float" office:value="0.5">
            <text:p>0.5</text:p>
          </table:table-cell>
          <table:table-cell table:style-name="ce89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.5">
            <office:annotation draw:style-name="gr3" draw:text-style-name="P1" svg:width="1.1413in" svg:height="0.2634in" svg:x="9.352in" svg:y="0.3642in" draw:caption-point-x="-0.2402in" draw:caption-point-y="0.6016in">
              <dc:date>2018-04-12T00:00:00</dc:date>
              <text:p text:style-name="P1"><text:span text:style-name="T1">Đi khám bệnh</text:span></text:p>
            </office:annotation>
            <text:p>0.5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4" draw:text-style-name="P1" svg:width="1.1413in" svg:height="0.5457in" svg:x="15.8815in" svg:y="0.3669in" draw:caption-point-x="-0.2402in" draw:caption-point-y="0.5988in">
              <dc:date>2018-04-23T00:00:00</dc:date>
              <text:p text:style-name="P1"><text:span text:style-name="T1">Đi làm giấy tờ ở phường, xin đi trễ, 9h18 đến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/>
          <table:table-cell table:number-columns-repeated="2" table:style-name="ce89" office:value-type="float" office:value="0">
            <text:p>0</text:p>
          </table:table-cell>
          <table:table-cell table:style-name="ce89" table:number-columns-repeated="4"/>
          <table:table-cell table:number-columns-repeated="990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90" table:number-columns-repeated="4"/>
          <table:table-cell table:style-name="ce91" table:number-columns-repeated="2"/>
          <table:table-cell table:number-columns-repeated="1014"/>
        </table:table-row>
        <table:table-row table:style-name="ro2" table:number-rows-repeated="3">
          <table:table-cell table:number-columns-repeated="2"/>
          <table:table-cell table:style-name="ce41" table:number-columns-repeated="2"/>
          <table:table-cell table:style-name="ce90" table:number-columns-repeated="6"/>
          <table:table-cell table:number-columns-repeated="1014"/>
        </table:table-row>
        <table:table-row table:style-name="ro2" table:number-rows-repeated="5">
          <table:table-cell table:number-columns-repeated="1024"/>
        </table:table-row>
        <table:table-row table:style-name="ro4">
          <table:table-cell table:number-columns-repeated="5"/>
          <table:table-cell office:value-type="string">
            <text:p>PhuVT: Off chiều t4 + sáng t6: có lịch học ở trường đến cuối tháng 6</text:p>
          </table:table-cell>
          <table:table-cell table:number-columns-repeated="1018"/>
        </table:table-row>
        <table:table-row table:style-name="ro4">
          <table:table-cell table:number-columns-repeated="5"/>
          <table:table-cell office:value-type="string">
            <text:p>AnhNK; off sáng t2 cách tuần, sáng t3 và sáng t4, 26/5 kết thúc</text:p>
          </table:table-cell>
          <table:table-cell table:number-columns-repeated="1018"/>
        </table:table-row>
        <table:table-row table:style-name="ro4">
          <table:table-cell table:number-columns-repeated="5"/>
          <table:table-cell office:value-type="string">
            <text:p>ThinhCT: </text:p>
          </table:table-cell>
          <table:table-cell office:value-type="string">
            <text:p>: <text:s text:c="3"/>Sáng t2 có lịch học ở trường, xin phép 10h đến cty; off sáng t4. Chiều thứ 5 xin về sớm (4h45 về gặp giảng viên hướng dẫn đồ án tốt nghiệp). Bắt đầu từ tuần này đến đầu tháng 6/2018</text:p>
          </table:table-cell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5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8"/>
          <table:table-cell table:style-name="ce49" table:number-columns-repeated="2"/>
          <table:table-cell table:style-name="ce97" table:number-columns-repeated="8"/>
          <table:table-cell table:style-name="ce102" office:value-type="string" table:number-columns-spanned="2" table:number-rows-spanned="1">
            <text:p>Month</text:p>
          </table:table-cell>
          <table:covered-table-cell table:style-name="ce103"/>
          <table:table-cell table:style-name="ce104" table:content-validation-name="val1" office:value-type="float" office:value="5" table:number-columns-spanned="2" table:number-rows-spanned="1">
            <text:p>5</text:p>
          </table:table-cell>
          <table:covered-table-cell table:style-name="ce103"/>
          <table:table-cell table:style-name="ce102" office:value-type="string" table:number-columns-spanned="2" table:number-rows-spanned="1">
            <text:p>Year</text:p>
          </table:table-cell>
          <table:covered-table-cell table:style-name="ce103"/>
          <table:table-cell table:style-name="ce102" office:value-type="float" office:value="2018" table:number-columns-spanned="2" table:number-rows-spanned="1">
            <text:p>2018</text:p>
          </table:table-cell>
          <table:covered-table-cell table:style-name="ce105"/>
          <table:table-cell table:style-name="ce97" table:number-columns-repeated="15"/>
          <table:table-cell table:style-name="ce61" table:number-columns-repeated="949"/>
          <table:table-cell table:number-columns-repeated="41"/>
        </table:table-row>
        <table:table-row table:style-name="ro2">
          <table:table-cell table:style-name="ce48" table:number-columns-repeated="3"/>
          <table:table-cell table:style-name="ce98" table:formula="of:=DATE([.$R$1];[.N1];1)" office:value-type="date" office:date-value="2018-05-01">
            <text:p>01</text:p>
          </table:table-cell>
          <table:table-cell table:style-name="ce98" table:formula="of:=[.D2]+1" office:value-type="date" office:date-value="2018-05-02">
            <text:p>02</text:p>
          </table:table-cell>
          <table:table-cell table:style-name="ce98" table:formula="of:=[.E2]+1" office:value-type="date" office:date-value="2018-05-03">
            <text:p>03</text:p>
          </table:table-cell>
          <table:table-cell table:style-name="ce98" table:formula="of:=[.F2]+1" office:value-type="date" office:date-value="2018-05-04">
            <text:p>04</text:p>
          </table:table-cell>
          <table:table-cell table:style-name="ce98" table:formula="of:=[.G2]+1" office:value-type="date" office:date-value="2018-05-05">
            <text:p>05</text:p>
          </table:table-cell>
          <table:table-cell table:style-name="ce98" table:formula="of:=[.H2]+1" office:value-type="date" office:date-value="2018-05-06">
            <text:p>06</text:p>
          </table:table-cell>
          <table:table-cell table:style-name="ce98" table:formula="of:=[.I2]+1" office:value-type="date" office:date-value="2018-05-07">
            <text:p>07</text:p>
          </table:table-cell>
          <table:table-cell table:style-name="ce98" table:formula="of:=[.J2]+1" office:value-type="date" office:date-value="2018-05-08">
            <text:p>08</text:p>
          </table:table-cell>
          <table:table-cell table:style-name="ce98" table:formula="of:=[.K2]+1" office:value-type="date" office:date-value="2018-05-09">
            <text:p>09</text:p>
          </table:table-cell>
          <table:table-cell table:style-name="ce98" table:formula="of:=[.L2]+1" office:value-type="date" office:date-value="2018-05-10">
            <text:p>10</text:p>
          </table:table-cell>
          <table:table-cell table:style-name="ce98" table:formula="of:=[.M2]+1" office:value-type="date" office:date-value="2018-05-11">
            <text:p>11</text:p>
          </table:table-cell>
          <table:table-cell table:style-name="ce98" table:formula="of:=[.N2]+1" office:value-type="date" office:date-value="2018-05-12">
            <text:p>12</text:p>
          </table:table-cell>
          <table:table-cell table:style-name="ce98" table:formula="of:=[.O2]+1" office:value-type="date" office:date-value="2018-05-13">
            <text:p>13</text:p>
          </table:table-cell>
          <table:table-cell table:style-name="ce98" table:formula="of:=[.P2]+1" office:value-type="date" office:date-value="2018-05-14">
            <text:p>14</text:p>
          </table:table-cell>
          <table:table-cell table:style-name="ce98" table:formula="of:=[.Q2]+1" office:value-type="date" office:date-value="2018-05-15">
            <text:p>15</text:p>
          </table:table-cell>
          <table:table-cell table:style-name="ce98" table:formula="of:=[.R2]+1" office:value-type="date" office:date-value="2018-05-16">
            <text:p>16</text:p>
          </table:table-cell>
          <table:table-cell table:style-name="ce98" table:formula="of:=[.S2]+1" office:value-type="date" office:date-value="2018-05-17">
            <text:p>17</text:p>
          </table:table-cell>
          <table:table-cell table:style-name="ce98" table:formula="of:=[.T2]+1" office:value-type="date" office:date-value="2018-05-18">
            <text:p>18</text:p>
          </table:table-cell>
          <table:table-cell table:style-name="ce98" table:formula="of:=[.U2]+1" office:value-type="date" office:date-value="2018-05-19">
            <text:p>19</text:p>
          </table:table-cell>
          <table:table-cell table:style-name="ce98" table:formula="of:=[.V2]+1" office:value-type="date" office:date-value="2018-05-20">
            <text:p>20</text:p>
          </table:table-cell>
          <table:table-cell table:style-name="ce98" table:formula="of:=[.W2]+1" office:value-type="date" office:date-value="2018-05-21">
            <text:p>21</text:p>
          </table:table-cell>
          <table:table-cell table:style-name="ce98" table:formula="of:=[.X2]+1" office:value-type="date" office:date-value="2018-05-22">
            <text:p>22</text:p>
          </table:table-cell>
          <table:table-cell table:style-name="ce98" table:formula="of:=[.Y2]+1" office:value-type="date" office:date-value="2018-05-23">
            <text:p>23</text:p>
          </table:table-cell>
          <table:table-cell table:style-name="ce98" table:formula="of:=[.Z2]+1" office:value-type="date" office:date-value="2018-05-24">
            <text:p>24</text:p>
          </table:table-cell>
          <table:table-cell table:style-name="ce98" table:formula="of:=[.AA2]+1" office:value-type="date" office:date-value="2018-05-25">
            <text:p>25</text:p>
          </table:table-cell>
          <table:table-cell table:style-name="ce98" table:formula="of:=[.AB2]+1" office:value-type="date" office:date-value="2018-05-26">
            <text:p>26</text:p>
          </table:table-cell>
          <table:table-cell table:style-name="ce98" table:formula="of:=[.AC2]+1" office:value-type="date" office:date-value="2018-05-27">
            <text:p>27</text:p>
          </table:table-cell>
          <table:table-cell table:style-name="ce98" table:formula="of:=[.AD2]+1" office:value-type="date" office:date-value="2018-05-28">
            <text:p>28</text:p>
          </table:table-cell>
          <table:table-cell table:style-name="ce98" table:formula="of:=[.AE2]+1" office:value-type="date" office:date-value="2018-05-29">
            <text:p>29</text:p>
          </table:table-cell>
          <table:table-cell table:style-name="ce98" table:formula="of:=[.AF2]+1" office:value-type="date" office:date-value="2018-05-30">
            <text:p>30</text:p>
          </table:table-cell>
          <table:table-cell table:style-name="ce98" table:formula="of:=[.AG2]+1" office:value-type="date" office:date-value="2018-05-31">
            <text:p>31</text:p>
          </table:table-cell>
          <table:table-cell table:style-name="ce61" table:number-columns-repeated="949"/>
          <table:table-cell table:number-columns-repeated="41"/>
        </table:table-row>
        <table:table-row table:style-name="ro4">
          <table:table-cell table:style-name="ce48" office:value-type="string">
            <text:p>No.</text:p>
          </table:table-cell>
          <table:table-cell table:style-name="ce48" office:value-type="string">
            <text:p>Name</text:p>
          </table:table-cell>
          <table:table-cell table:style-name="ce48" office:value-type="string">
            <text:p>Absent</text:p>
          </table:table-cell>
          <table:table-cell table:style-name="ce99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9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9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9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9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9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9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9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9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9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9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9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9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9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9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9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9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9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9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9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9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9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9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9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9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9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9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9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9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9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9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1" table:number-columns-repeated="949"/>
          <table:table-cell table:number-columns-repeated="41"/>
        </table:table-row>
        <table:table-row table:style-name="ro4">
          <table:table-cell table:style-name="ce40" office:value-type="float" office:value="1">
            <text:p>1</text:p>
          </table:table-cell>
          <table:table-cell table:style-name="ce42" office:value-type="string">
            <text:p>NhungLM</text:p>
          </table:table-cell>
          <table:table-cell table:style-name="ce96" table:formula="of:=SUM([.D4:.AH4])" office:value-type="float" office:value="2">
            <text:p>2</text:p>
          </table:table-cell>
          <table:table-cell table:style-name="ce100"/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style-name="ce100" office:value-type="float" office:value="0">
            <text:p>0</text:p>
          </table:table-cell>
          <table:table-cell table:style-name="ce100" office:value-type="float" office:value="1">
            <office:annotation draw:style-name="gr1" draw:text-style-name="P1" svg:width="1.1413in" svg:height="0.3902in" svg:x="6.9776in" svg:y="0.1122in" draw:caption-point-x="-0.2402in" draw:caption-point-y="0.6059in">
              <dc:date>2018-05-08T00:00:00</dc:date>
              <text:p text:style-name="P1"><text:span text:style-name="T1">Chở con đi khám bệnh</text:span></text:p>
            </office:annotation>
            <text:p>1</text:p>
          </table:table-cell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100" office:value-type="float" office:value="1">
            <office:annotation draw:style-name="gr3" draw:text-style-name="P1" svg:width="1.1413in" svg:height="0.2634in" svg:x="11.7264in" svg:y="0.1157in" draw:caption-point-x="-0.2402in" draw:caption-point-y="0.6024in">
              <dc:date>2018-05-16T00:00:00</dc:date>
              <text:p text:style-name="P1"><text:span text:style-name="T1">Làm giấy tờ nhà</text:span></text:p>
            </office:annotation>
            <text:p>1</text:p>
          </table:table-cell>
          <table:table-cell table:number-columns-repeated="2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4" table:style-name="ce100" office:value-type="float" office:value="0">
            <text:p>0</text:p>
          </table:table-cell>
          <table:table-cell table:style-name="ce41" table:number-columns-repeated="949"/>
          <table:table-cell table:number-columns-repeated="41"/>
        </table:table-row>
        <table:table-row table:style-name="ro4">
          <table:table-cell table:style-name="ce40" office:value-type="float" office:value="2">
            <text:p>2</text:p>
          </table:table-cell>
          <table:table-cell table:style-name="ce42" office:value-type="string">
            <text:p>PhuVT</text:p>
          </table:table-cell>
          <table:table-cell table:style-name="ce96" table:formula="of:=SUM([.D5:.AH5])" office:value-type="float" office:value="2.5">
            <text:p>2.5</text:p>
          </table:table-cell>
          <table:table-cell table:style-name="ce100"/>
          <table:table-cell table:style-name="ce100" office:value-type="float" office:value="0.5">
            <office:annotation draw:style-name="gr1" draw:text-style-name="P1" svg:width="1.1413in" svg:height="0.3902in" svg:x="3.4157in" svg:y="0.4157in" draw:caption-point-x="-0.2402in" draw:caption-point-y="0.55in">
              <dc:date>2018-05-02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100" office:value-type="float" office:value="0">
            <text:p>0</text:p>
          </table:table-cell>
          <table:table-cell table:style-name="ce100" office:value-type="float" office:value="0.5">
            <office:annotation draw:style-name="gr1" draw:text-style-name="P1" svg:width="1.1413in" svg:height="0.3902in" svg:x="4.6031in" svg:y="0.3591in" draw:caption-point-x="-0.2402in" draw:caption-point-y="0.6067in">
              <dc:date>2018-05-04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0" table:number-columns-repeated="2"/>
          <table:table-cell table:style-name="ce100" office:value-type="float" office:value="0">
            <office:annotation draw:style-name="gr4" draw:text-style-name="P1" svg:width="1.1413in" svg:height="0.5457in" svg:x="6.3839in" svg:y="0.3594in" draw:caption-point-x="-0.2402in" draw:caption-point-y="0.6063in">
              <dc:date>2018-05-07T00:00:00</dc:date>
              <text:p text:style-name="P1"><text:span text:style-name="T1">Đóng học phí, xin đi trễ, 9h52 đến cty</text:span></text:p>
            </office:annotation>
            <text:p>0</text:p>
          </table:table-cell>
          <table:table-cell table:style-name="ce100" office:value-type="float" office:value="0">
            <text:p>0</text:p>
          </table:table-cell>
          <table:table-cell table:style-name="ce100" office:value-type="float" office:value="0.5">
            <office:annotation draw:style-name="gr1" draw:text-style-name="P1" svg:width="1.1413in" svg:height="0.3902in" svg:x="7.5709in" svg:y="0.4157in" draw:caption-point-x="-0.2402in" draw:caption-point-y="0.55in">
              <dc:date>2018-05-02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100" office:value-type="float" office:value="0">
            <text:p>0</text:p>
          </table:table-cell>
          <table:table-cell table:style-name="ce100" office:value-type="float" office:value="1">
            <office:annotation draw:style-name="gr5" draw:text-style-name="P1" svg:width="1.1413in" svg:height="0.7012in" svg:x="8.7583in" svg:y="0.4177in" draw:caption-point-x="-0.2402in" draw:caption-point-y="0.548in">
              <dc:date>2018-05-11T00:00:00</dc:date>
              <text:p text:style-name="P1"><text:span text:style-name="T1">Đi học ở trường, off sáng</text:span></text:p>
              <text:p text:style-name="P1"><text:span text:style-name="T1">Không khỏe, off chiều</text:span></text:p>
            </office:annotation>
            <text:p>1</text:p>
          </table:table-cell>
          <table:table-cell table:style-name="ce100" table:number-columns-repeated="20"/>
          <table:table-cell table:number-columns-repeated="990"/>
        </table:table-row>
        <table:table-row table:style-name="ro4">
          <table:table-cell table:style-name="ce40" office:value-type="float" office:value="3">
            <text:p>3</text:p>
          </table:table-cell>
          <table:table-cell table:style-name="ce42" office:value-type="string">
            <text:p>ThanhCH</text:p>
          </table:table-cell>
          <table:table-cell table:style-name="ce96" table:formula="of:=SUM([.D6:.AH6])" office:value-type="float" office:value="0.5">
            <text:p>0.5</text:p>
          </table:table-cell>
          <table:table-cell table:style-name="ce100"/>
          <table:table-cell table:number-columns-repeated="3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2" table:style-name="ce100" office:value-type="float" office:value="0">
            <text:p>0</text:p>
          </table:table-cell>
          <table:table-cell table:style-name="ce100" office:value-type="float" office:value="0.5">
            <office:annotation draw:style-name="gr1" draw:text-style-name="P1" svg:width="1.1413in" svg:height="0.3902in" svg:x="7.5709in" svg:y="0.6091in" draw:caption-point-x="-0.2402in" draw:caption-point-y="0.6043in">
              <dc:date>2018-05-09T00:00:00</dc:date>
              <text:p text:style-name="P1"><text:span text:style-name="T1">Nhà có việc, off chiều</text:span></text:p>
            </office:annotation>
            <text:p>0.5</text:p>
          </table:table-cell>
          <table:table-cell table:number-columns-repeated="2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5" table:style-name="ce100" office:value-type="float" office:value="0">
            <text:p>0</text:p>
          </table:table-cell>
          <table:table-cell table:style-name="ce100" table:number-columns-repeated="2"/>
          <table:table-cell table:number-columns-repeated="4" table:style-name="ce100" office:value-type="float" office:value="0">
            <text:p>0</text:p>
          </table:table-cell>
          <table:table-cell table:number-columns-repeated="990"/>
        </table:table-row>
        <table:table-row table:style-name="ro2" table:number-rows-repeated="2">
          <table:table-cell table:number-columns-repeated="2"/>
          <table:table-cell table:style-name="ce41" table:number-columns-repeated="2"/>
          <table:table-cell table:style-name="ce101" table:number-columns-repeated="6"/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4">
          <table:table-cell table:number-columns-repeated="5"/>
          <table:table-cell office:value-type="string">
            <text:p>PhuVT: Off chiều t4 + sáng t6: có lịch học ở trường đến cuối tháng 6</text:p>
          </table:table-cell>
          <table:table-cell table:number-columns-repeated="1018"/>
        </table:table-row>
        <table:table-row table:style-name="ro4">
          <table:table-cell table:number-columns-repeated="5"/>
          <table:table-cell office:value-type="string">
            <text:p>AnhNK; off sáng t2 cách tuần, sáng t3 và sáng t4, 26/5 kết thúc</text:p>
          </table:table-cell>
          <table:table-cell table:number-columns-repeated="1018"/>
        </table:table-row>
        <table:table-row table:style-name="ro4">
          <table:table-cell table:number-columns-repeated="5"/>
          <table:table-cell office:value-type="string">
            <text:p>ThinhCT: </text:p>
          </table:table-cell>
          <table:table-cell office:value-type="string">
            <text:p>: <text:s text:c="3"/>Sáng t2 có lịch học ở trường, xin phép 10h đến cty; off sáng t4. Sáng t6 xin phpes ra ngoài lúc 11h15 về gặp giảng viên hướng dẫn đồ án tốt nghiệp). Bắt đầu từ tuần này đến đầu tháng 6/2018</text:p>
          </table:table-cell>
          <table:table-cell table:number-columns-repeated="1017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6" table:style-name="ta3" table:print="false">
        <table:table-column table:style-name="co14" table:default-cell-style-name="Default"/>
        <table:table-column table:style-name="co16" table:default-cell-style-name="Default"/>
        <table:table-column table:style-name="co14" table:number-columns-repeated="1022" table:default-cell-style-name="Default"/>
        <table:table-row table:style-name="ro2">
          <table:table-cell table:style-name="ce48"/>
          <table:table-cell table:style-name="ce49" table:number-columns-repeated="2"/>
          <table:table-cell table:style-name="ce107" table:number-columns-repeated="8"/>
          <table:table-cell table:style-name="ce112" office:value-type="string" table:number-columns-spanned="2" table:number-rows-spanned="1">
            <text:p>Month</text:p>
          </table:table-cell>
          <table:covered-table-cell table:style-name="ce113"/>
          <table:table-cell table:style-name="ce114" table:content-validation-name="val1" office:value-type="float" office:value="6" table:number-columns-spanned="2" table:number-rows-spanned="1">
            <text:p>6</text:p>
          </table:table-cell>
          <table:covered-table-cell table:style-name="ce113"/>
          <table:table-cell table:style-name="ce112" office:value-type="string" table:number-columns-spanned="2" table:number-rows-spanned="1">
            <text:p>Year</text:p>
          </table:table-cell>
          <table:covered-table-cell table:style-name="ce113"/>
          <table:table-cell table:style-name="ce112" office:value-type="float" office:value="2018" table:number-columns-spanned="2" table:number-rows-spanned="1">
            <text:p>2018</text:p>
          </table:table-cell>
          <table:covered-table-cell table:style-name="ce115"/>
          <table:table-cell table:style-name="ce107" table:number-columns-repeated="15"/>
          <table:table-cell table:style-name="ce61" table:number-columns-repeated="949"/>
          <table:table-cell table:number-columns-repeated="41"/>
        </table:table-row>
        <table:table-row table:style-name="ro2">
          <table:table-cell table:style-name="ce48" table:number-columns-repeated="3"/>
          <table:table-cell table:style-name="ce108" table:formula="of:=DATE([.$R$1];[.N1];1)" office:value-type="date" office:date-value="2018-06-01">
            <text:p>01</text:p>
          </table:table-cell>
          <table:table-cell table:style-name="ce108" table:formula="of:=[.D2]+1" office:value-type="date" office:date-value="2018-06-02">
            <text:p>02</text:p>
          </table:table-cell>
          <table:table-cell table:style-name="ce108" table:formula="of:=[.E2]+1" office:value-type="date" office:date-value="2018-06-03">
            <text:p>03</text:p>
          </table:table-cell>
          <table:table-cell table:style-name="ce108" table:formula="of:=[.F2]+1" office:value-type="date" office:date-value="2018-06-04">
            <text:p>04</text:p>
          </table:table-cell>
          <table:table-cell table:style-name="ce108" table:formula="of:=[.G2]+1" office:value-type="date" office:date-value="2018-06-05">
            <text:p>05</text:p>
          </table:table-cell>
          <table:table-cell table:style-name="ce108" table:formula="of:=[.H2]+1" office:value-type="date" office:date-value="2018-06-06">
            <text:p>06</text:p>
          </table:table-cell>
          <table:table-cell table:style-name="ce108" table:formula="of:=[.I2]+1" office:value-type="date" office:date-value="2018-06-07">
            <text:p>07</text:p>
          </table:table-cell>
          <table:table-cell table:style-name="ce108" table:formula="of:=[.J2]+1" office:value-type="date" office:date-value="2018-06-08">
            <text:p>08</text:p>
          </table:table-cell>
          <table:table-cell table:style-name="ce108" table:formula="of:=[.K2]+1" office:value-type="date" office:date-value="2018-06-09">
            <text:p>09</text:p>
          </table:table-cell>
          <table:table-cell table:style-name="ce108" table:formula="of:=[.L2]+1" office:value-type="date" office:date-value="2018-06-10">
            <text:p>10</text:p>
          </table:table-cell>
          <table:table-cell table:style-name="ce108" table:formula="of:=[.M2]+1" office:value-type="date" office:date-value="2018-06-11">
            <text:p>11</text:p>
          </table:table-cell>
          <table:table-cell table:style-name="ce108" table:formula="of:=[.N2]+1" office:value-type="date" office:date-value="2018-06-12">
            <text:p>12</text:p>
          </table:table-cell>
          <table:table-cell table:style-name="ce108" table:formula="of:=[.O2]+1" office:value-type="date" office:date-value="2018-06-13">
            <text:p>13</text:p>
          </table:table-cell>
          <table:table-cell table:style-name="ce108" table:formula="of:=[.P2]+1" office:value-type="date" office:date-value="2018-06-14">
            <text:p>14</text:p>
          </table:table-cell>
          <table:table-cell table:style-name="ce108" table:formula="of:=[.Q2]+1" office:value-type="date" office:date-value="2018-06-15">
            <text:p>15</text:p>
          </table:table-cell>
          <table:table-cell table:style-name="ce108" table:formula="of:=[.R2]+1" office:value-type="date" office:date-value="2018-06-16">
            <text:p>16</text:p>
          </table:table-cell>
          <table:table-cell table:style-name="ce108" table:formula="of:=[.S2]+1" office:value-type="date" office:date-value="2018-06-17">
            <text:p>17</text:p>
          </table:table-cell>
          <table:table-cell table:style-name="ce108" table:formula="of:=[.T2]+1" office:value-type="date" office:date-value="2018-06-18">
            <text:p>18</text:p>
          </table:table-cell>
          <table:table-cell table:style-name="ce108" table:formula="of:=[.U2]+1" office:value-type="date" office:date-value="2018-06-19">
            <text:p>19</text:p>
          </table:table-cell>
          <table:table-cell table:style-name="ce108" table:formula="of:=[.V2]+1" office:value-type="date" office:date-value="2018-06-20">
            <text:p>20</text:p>
          </table:table-cell>
          <table:table-cell table:style-name="ce108" table:formula="of:=[.W2]+1" office:value-type="date" office:date-value="2018-06-21">
            <text:p>21</text:p>
          </table:table-cell>
          <table:table-cell table:style-name="ce108" table:formula="of:=[.X2]+1" office:value-type="date" office:date-value="2018-06-22">
            <text:p>22</text:p>
          </table:table-cell>
          <table:table-cell table:style-name="ce108" table:formula="of:=[.Y2]+1" office:value-type="date" office:date-value="2018-06-23">
            <text:p>23</text:p>
          </table:table-cell>
          <table:table-cell table:style-name="ce108" table:formula="of:=[.Z2]+1" office:value-type="date" office:date-value="2018-06-24">
            <text:p>24</text:p>
          </table:table-cell>
          <table:table-cell table:style-name="ce108" table:formula="of:=[.AA2]+1" office:value-type="date" office:date-value="2018-06-25">
            <text:p>25</text:p>
          </table:table-cell>
          <table:table-cell table:style-name="ce108" table:formula="of:=[.AB2]+1" office:value-type="date" office:date-value="2018-06-26">
            <text:p>26</text:p>
          </table:table-cell>
          <table:table-cell table:style-name="ce108" table:formula="of:=[.AC2]+1" office:value-type="date" office:date-value="2018-06-27">
            <text:p>27</text:p>
          </table:table-cell>
          <table:table-cell table:style-name="ce108" table:formula="of:=[.AD2]+1" office:value-type="date" office:date-value="2018-06-28">
            <text:p>28</text:p>
          </table:table-cell>
          <table:table-cell table:style-name="ce108" table:formula="of:=[.AE2]+1" office:value-type="date" office:date-value="2018-06-29">
            <text:p>29</text:p>
          </table:table-cell>
          <table:table-cell table:style-name="ce108" table:formula="of:=[.AF2]+1" office:value-type="date" office:date-value="2018-06-30">
            <text:p>30</text:p>
          </table:table-cell>
          <table:table-cell table:style-name="ce108" table:formula="of:=[.AG2]+1" office:value-type="date" office:date-value="2018-07-01">
            <text:p>01</text:p>
          </table:table-cell>
          <table:table-cell table:style-name="ce61" table:number-columns-repeated="949"/>
          <table:table-cell table:number-columns-repeated="41"/>
        </table:table-row>
        <table:table-row table:style-name="ro4">
          <table:table-cell table:style-name="ce48" office:value-type="string">
            <text:p>No.</text:p>
          </table:table-cell>
          <table:table-cell table:style-name="ce48" office:value-type="string">
            <text:p>Name</text:p>
          </table:table-cell>
          <table:table-cell table:style-name="ce48" office:value-type="string">
            <text:p>Absent</text:p>
          </table:table-cell>
          <table:table-cell table:style-name="ce109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9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9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9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9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9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9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9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9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9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9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9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9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9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9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9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9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9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9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9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9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9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9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9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9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9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9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9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9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9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9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1" table:number-columns-repeated="949"/>
          <table:table-cell table:number-columns-repeated="41"/>
        </table:table-row>
        <table:table-row table:style-name="ro4">
          <table:table-cell table:style-name="ce40" office:value-type="float" office:value="1">
            <text:p>1</text:p>
          </table:table-cell>
          <table:table-cell table:style-name="ce42" office:value-type="string">
            <text:p>HaVS</text:p>
          </table:table-cell>
          <table:table-cell table:style-name="ce106" table:formula="of:=SUM([.D4:.AH4])" office:value-type="float" office:value="1">
            <text:p>1</text:p>
          </table:table-cell>
          <table:table-cell table:style-name="ce110" table:number-columns-repeated="10"/>
          <table:table-cell table:number-columns-repeated="2" table:style-name="ce110" office:value-type="float" office:value="0">
            <text:p>0</text:p>
          </table:table-cell>
          <table:table-cell table:style-name="ce110" office:value-type="float" office:value="1">
            <office:annotation draw:style-name="gr3" draw:text-style-name="P1" svg:width="1.1413in" svg:height="0.2634in" svg:x="10.1295in" svg:y="0.1157in" draw:caption-point-x="-0.2402in" draw:caption-point-y="0.6024in">
              <dc:date>2018-06-14T00:00:00</dc:date>
              <text:p text:style-name="P1"><text:span text:style-name="T1">Thi cuối <text:s/>học kỳ</text:span></text:p>
            </office:annotation>
            <text:p>1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41" table:number-columns-repeated="949"/>
          <table:table-cell table:number-columns-repeated="41"/>
        </table:table-row>
        <table:table-row table:style-name="ro4">
          <table:table-cell table:style-name="ce40" office:value-type="float" office:value="2">
            <text:p>2</text:p>
          </table:table-cell>
          <table:table-cell table:style-name="ce42" office:value-type="string">
            <text:p>NhungLM</text:p>
          </table:table-cell>
          <table:table-cell table:style-name="ce106" table:formula="of:=SUM([.D5:.AH5])" office:value-type="float" office:value="1.5">
            <text:p>1.5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.5">
            <office:annotation draw:style-name="gr1" draw:text-style-name="P1" svg:width="1.1413in" svg:height="0.3902in" svg:x="4.787in" svg:y="0.3602in" draw:caption-point-x="-0.2402in" draw:caption-point-y="0.6055in">
              <dc:date>2018-06-04T00:00:00</dc:date>
              <text:p text:style-name="P1"><text:span text:style-name="T1">Chở con đi khám bệnh, off sáng</text:span></text:p>
            </office:annotation>
            <text:p>0.5</text:p>
          </table:table-cell>
          <table:table-cell table:number-columns-repeated="4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">
            <office:annotation draw:style-name="gr1" draw:text-style-name="P1" svg:width="1.1413in" svg:height="0.3902in" svg:x="13.0976in" svg:y="0.3646in" draw:caption-point-x="-0.2402in" draw:caption-point-y="0.6012in">
              <dc:date>2018-06-18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10" office:value-type="float" office:value="0">
            <text:p>0</text:p>
          </table:table-cell>
          <table:table-cell table:style-name="ce110" office:value-type="float" office:value="1">
            <office:annotation draw:style-name="gr1" draw:text-style-name="P1" svg:width="1.1413in" svg:height="0.3902in" svg:x="14.2846in" svg:y="0.365in" draw:caption-point-x="-0.2402in" draw:caption-point-y="0.6008in">
              <dc:date>2018-06-20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2" table:style-name="ce110" office:value-type="float" office:value="0">
            <text:p>0</text:p>
          </table:table-cell>
          <table:table-cell table:style-name="ce110" table:number-columns-repeated="2"/>
          <table:table-cell table:number-columns-repeated="5" table:style-name="ce110" office:value-type="float" office:value="0">
            <text:p>0</text:p>
          </table:table-cell>
          <table:table-cell table:style-name="ce110" table:number-columns-repeated="2"/>
          <table:table-cell table:style-name="ce41" table:number-columns-repeated="949"/>
          <table:table-cell table:number-columns-repeated="41"/>
        </table:table-row>
        <table:table-row table:style-name="ro4">
          <table:table-cell table:style-name="ce40" office:value-type="float" office:value="3">
            <text:p>3</text:p>
          </table:table-cell>
          <table:table-cell table:style-name="ce42" office:value-type="string">
            <text:p>TinhNVP</text:p>
          </table:table-cell>
          <table:table-cell table:style-name="ce106" table:formula="of:=SUM([.D6:.AH6])" office:value-type="float" office:value="2.5">
            <text:p>2.5</text:p>
          </table:table-cell>
          <table:table-cell table:style-name="ce110" table:number-columns-repeated="12"/>
          <table:table-cell table:style-name="ce110" office:value-type="float" office:value="0">
            <text:p>0</text:p>
          </table:table-cell>
          <table:table-cell table:style-name="ce110" office:value-type="float" office:value="0.5">
            <office:annotation draw:style-name="gr1" draw:text-style-name="P1" svg:width="1.1413in" svg:height="0.3902in" svg:x="10.7232in" svg:y="0.611in" draw:caption-point-x="-0.2402in" draw:caption-point-y="0.6024in">
              <dc:date>2018-06-14T00:00:00</dc:date>
              <text:p text:style-name="P1"><text:span text:style-name="T1">Bận việc cá nhân</text:span></text:p>
            </office:annotation>
            <text:p>0.5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">
            <text:p>0</text:p>
          </table:table-cell>
          <table:table-cell table:style-name="ce110" office:value-type="float" office:value="0.5">
            <office:annotation draw:style-name="gr1" draw:text-style-name="P1" svg:width="1.1413in" svg:height="0.3902in" svg:x="13.6909in" svg:y="0.611in" draw:caption-point-x="-0.2402in" draw:caption-point-y="0.6024in">
              <dc:date>2018-06-14T00:00:00</dc:date>
              <text:p text:style-name="P1"><text:span text:style-name="T1">Bận việc cá nhân</text:span></text:p>
            </office:annotation>
            <text:p>0.5</text:p>
          </table:table-cell>
          <table:table-cell table:style-name="ce110" office:value-type="float" office:value="0">
            <text:p>0</text:p>
          </table:table-cell>
          <table:table-cell table:style-name="ce110" office:value-type="float" office:value="0.5">
            <office:annotation draw:style-name="gr1" draw:text-style-name="P1" svg:width="1.1413in" svg:height="0.3902in" svg:x="14.8783in" svg:y="0.611in" draw:caption-point-x="-0.2402in" draw:caption-point-y="0.6024in">
              <dc:date>2018-06-21T00:00:00</dc:date>
              <text:p text:style-name="P1"><text:span text:style-name="T1">Bận việc cá nhân, off chiều</text:span></text:p>
            </office:annotation>
            <text:p>0.5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2"/>
          <table:table-cell table:style-name="ce110" office:value-type="float" office:value="0">
            <text:p>0</text:p>
          </table:table-cell>
          <table:table-cell table:style-name="ce110" office:value-type="float" office:value="0.5">
            <office:annotation draw:style-name="gr1" draw:text-style-name="P1" svg:width="1.1413in" svg:height="0.3902in" svg:x="17.8465in" svg:y="0.611in" draw:caption-point-x="-0.2402in" draw:caption-point-y="0.6024in">
              <dc:date>2018-06-14T00:00:00</dc:date>
              <text:p text:style-name="P1"><text:span text:style-name="T1">Bận việc cá nhân</text:span></text:p>
            </office:annotation>
            <text:p>0.5</text:p>
          </table:table-cell>
          <table:table-cell table:style-name="ce110" office:value-type="float" office:value="0">
            <text:p>0</text:p>
          </table:table-cell>
          <table:table-cell table:style-name="ce110" office:value-type="float" office:value="0.5">
            <office:annotation draw:style-name="gr1" draw:text-style-name="P1" svg:width="1.1413in" svg:height="0.3902in" svg:x="19.0335in" svg:y="0.611in" draw:caption-point-x="-0.2402in" draw:caption-point-y="0.6024in">
              <dc:date>2018-06-14T00:00:00</dc:date>
              <text:p text:style-name="P1"><text:span text:style-name="T1">Bận việc cá nhân</text:span></text:p>
            </office:annotation>
            <text:p>0.5</text:p>
          </table:table-cell>
          <table:table-cell table:style-name="ce110" office:value-type="float" office:value="0">
            <text:p>0</text:p>
          </table:table-cell>
          <table:table-cell table:style-name="ce110" table:number-columns-repeated="2"/>
          <table:table-cell table:style-name="ce41" table:number-columns-repeated="949"/>
          <table:table-cell table:number-columns-repeated="41"/>
        </table:table-row>
        <table:table-row table:style-name="ro2">
          <table:table-cell table:number-columns-repeated="2"/>
          <table:table-cell table:style-name="ce41" table:number-columns-repeated="2"/>
          <table:table-cell table:style-name="ce111" table:number-columns-repeated="6"/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4">
          <table:table-cell table:number-columns-repeated="5"/>
          <table:table-cell office:value-type="string">
            <text:p>PhuVT: Off chiều t4 + sáng t6: có lịch học ở trường đến cuối tháng 6</text:p>
          </table:table-cell>
          <table:table-cell table:number-columns-repeated="1018"/>
        </table:table-row>
        <table:table-row table:style-name="ro4">
          <table:table-cell table:number-columns-repeated="5"/>
          <table:table-cell office:value-type="string">
            <text:p>AnhNK; off sáng t2 cách tuần, sáng t3 và sáng t4, 26/5 kết thúc</text:p>
          </table:table-cell>
          <table:table-cell table:number-columns-repeated="1018"/>
        </table:table-row>
        <table:table-row table:style-name="ro4">
          <table:table-cell table:number-columns-repeated="5"/>
          <table:table-cell office:value-type="string">
            <text:p>ThinhCT: </text:p>
          </table:table-cell>
          <table:table-cell office:value-type="string">
            <text:p>: <text:s text:c="3"/>Sáng t2 có lịch học ở trường, xin phép 10h đến cty; off sáng t4. Chiều thứ 5 xin về sớm (4h45 về gặp giảng viên hướng dẫn đồ án tốt nghiệp). Bắt đầu từ tuần này đến đầu tháng 6/2018</text:p>
          </table:table-cell>
          <table:table-cell table:number-columns-repeated="1017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7" table:style-name="ta3" table:print="false">
        <table:table-column table:style-name="co14" table:default-cell-style-name="Default"/>
        <table:table-column table:style-name="co17" table:default-cell-style-name="Default"/>
        <table:table-column table:style-name="co14" table:number-columns-repeated="1022" table:default-cell-style-name="Default"/>
        <table:table-row table:style-name="ro2">
          <table:table-cell table:style-name="ce48"/>
          <table:table-cell table:style-name="ce49" table:number-columns-repeated="2"/>
          <table:table-cell table:style-name="ce117" table:number-columns-repeated="8"/>
          <table:table-cell table:style-name="ce121" office:value-type="string" table:number-columns-spanned="2" table:number-rows-spanned="1">
            <text:p>Month</text:p>
          </table:table-cell>
          <table:covered-table-cell table:style-name="ce122"/>
          <table:table-cell table:style-name="ce123" table:content-validation-name="val1" office:value-type="float" office:value="7" table:number-columns-spanned="2" table:number-rows-spanned="1">
            <text:p>7</text:p>
          </table:table-cell>
          <table:covered-table-cell table:style-name="ce122"/>
          <table:table-cell table:style-name="ce121" office:value-type="string" table:number-columns-spanned="2" table:number-rows-spanned="1">
            <text:p>Year</text:p>
          </table:table-cell>
          <table:covered-table-cell table:style-name="ce122"/>
          <table:table-cell table:style-name="ce121" office:value-type="float" office:value="2018" table:number-columns-spanned="2" table:number-rows-spanned="1">
            <text:p>2018</text:p>
          </table:table-cell>
          <table:covered-table-cell table:style-name="ce124"/>
          <table:table-cell table:style-name="ce117" table:number-columns-repeated="15"/>
          <table:table-cell table:style-name="ce61" table:number-columns-repeated="949"/>
          <table:table-cell table:number-columns-repeated="41"/>
        </table:table-row>
        <table:table-row table:style-name="ro2">
          <table:table-cell table:style-name="ce48" table:number-columns-repeated="3"/>
          <table:table-cell table:style-name="ce118" table:formula="of:=DATE([.$R$1];[.N1];1)" office:value-type="date" office:date-value="2018-07-01">
            <text:p>01</text:p>
          </table:table-cell>
          <table:table-cell table:style-name="ce118" table:formula="of:=[.D2]+1" office:value-type="date" office:date-value="2018-07-02">
            <text:p>02</text:p>
          </table:table-cell>
          <table:table-cell table:style-name="ce118" table:formula="of:=[.E2]+1" office:value-type="date" office:date-value="2018-07-03">
            <text:p>03</text:p>
          </table:table-cell>
          <table:table-cell table:style-name="ce118" table:formula="of:=[.F2]+1" office:value-type="date" office:date-value="2018-07-04">
            <text:p>04</text:p>
          </table:table-cell>
          <table:table-cell table:style-name="ce118" table:formula="of:=[.G2]+1" office:value-type="date" office:date-value="2018-07-05">
            <text:p>05</text:p>
          </table:table-cell>
          <table:table-cell table:style-name="ce118" table:formula="of:=[.H2]+1" office:value-type="date" office:date-value="2018-07-06">
            <text:p>06</text:p>
          </table:table-cell>
          <table:table-cell table:style-name="ce118" table:formula="of:=[.I2]+1" office:value-type="date" office:date-value="2018-07-07">
            <text:p>07</text:p>
          </table:table-cell>
          <table:table-cell table:style-name="ce118" table:formula="of:=[.J2]+1" office:value-type="date" office:date-value="2018-07-08">
            <text:p>08</text:p>
          </table:table-cell>
          <table:table-cell table:style-name="ce118" table:formula="of:=[.K2]+1" office:value-type="date" office:date-value="2018-07-09">
            <text:p>09</text:p>
          </table:table-cell>
          <table:table-cell table:style-name="ce118" table:formula="of:=[.L2]+1" office:value-type="date" office:date-value="2018-07-10">
            <text:p>10</text:p>
          </table:table-cell>
          <table:table-cell table:style-name="ce118" table:formula="of:=[.M2]+1" office:value-type="date" office:date-value="2018-07-11">
            <text:p>11</text:p>
          </table:table-cell>
          <table:table-cell table:style-name="ce118" table:formula="of:=[.N2]+1" office:value-type="date" office:date-value="2018-07-12">
            <text:p>12</text:p>
          </table:table-cell>
          <table:table-cell table:style-name="ce118" table:formula="of:=[.O2]+1" office:value-type="date" office:date-value="2018-07-13">
            <text:p>13</text:p>
          </table:table-cell>
          <table:table-cell table:style-name="ce118" table:formula="of:=[.P2]+1" office:value-type="date" office:date-value="2018-07-14">
            <text:p>14</text:p>
          </table:table-cell>
          <table:table-cell table:style-name="ce118" table:formula="of:=[.Q2]+1" office:value-type="date" office:date-value="2018-07-15">
            <text:p>15</text:p>
          </table:table-cell>
          <table:table-cell table:style-name="ce118" table:formula="of:=[.R2]+1" office:value-type="date" office:date-value="2018-07-16">
            <text:p>16</text:p>
          </table:table-cell>
          <table:table-cell table:style-name="ce118" table:formula="of:=[.S2]+1" office:value-type="date" office:date-value="2018-07-17">
            <text:p>17</text:p>
          </table:table-cell>
          <table:table-cell table:style-name="ce118" table:formula="of:=[.T2]+1" office:value-type="date" office:date-value="2018-07-18">
            <text:p>18</text:p>
          </table:table-cell>
          <table:table-cell table:style-name="ce118" table:formula="of:=[.U2]+1" office:value-type="date" office:date-value="2018-07-19">
            <text:p>19</text:p>
          </table:table-cell>
          <table:table-cell table:style-name="ce118" table:formula="of:=[.V2]+1" office:value-type="date" office:date-value="2018-07-20">
            <text:p>20</text:p>
          </table:table-cell>
          <table:table-cell table:style-name="ce118" table:formula="of:=[.W2]+1" office:value-type="date" office:date-value="2018-07-21">
            <text:p>21</text:p>
          </table:table-cell>
          <table:table-cell table:style-name="ce118" table:formula="of:=[.X2]+1" office:value-type="date" office:date-value="2018-07-22">
            <text:p>22</text:p>
          </table:table-cell>
          <table:table-cell table:style-name="ce118" table:formula="of:=[.Y2]+1" office:value-type="date" office:date-value="2018-07-23">
            <text:p>23</text:p>
          </table:table-cell>
          <table:table-cell table:style-name="ce118" table:formula="of:=[.Z2]+1" office:value-type="date" office:date-value="2018-07-24">
            <text:p>24</text:p>
          </table:table-cell>
          <table:table-cell table:style-name="ce118" table:formula="of:=[.AA2]+1" office:value-type="date" office:date-value="2018-07-25">
            <text:p>25</text:p>
          </table:table-cell>
          <table:table-cell table:style-name="ce118" table:formula="of:=[.AB2]+1" office:value-type="date" office:date-value="2018-07-26">
            <text:p>26</text:p>
          </table:table-cell>
          <table:table-cell table:style-name="ce118" table:formula="of:=[.AC2]+1" office:value-type="date" office:date-value="2018-07-27">
            <text:p>27</text:p>
          </table:table-cell>
          <table:table-cell table:style-name="ce118" table:formula="of:=[.AD2]+1" office:value-type="date" office:date-value="2018-07-28">
            <text:p>28</text:p>
          </table:table-cell>
          <table:table-cell table:style-name="ce118" table:formula="of:=[.AE2]+1" office:value-type="date" office:date-value="2018-07-29">
            <text:p>29</text:p>
          </table:table-cell>
          <table:table-cell table:style-name="ce118" table:formula="of:=[.AF2]+1" office:value-type="date" office:date-value="2018-07-30">
            <text:p>30</text:p>
          </table:table-cell>
          <table:table-cell table:style-name="ce118" table:formula="of:=[.AG2]+1" office:value-type="date" office:date-value="2018-07-31">
            <text:p>31</text:p>
          </table:table-cell>
          <table:table-cell table:style-name="ce61" table:number-columns-repeated="949"/>
          <table:table-cell table:number-columns-repeated="41"/>
        </table:table-row>
        <table:table-row table:style-name="ro4">
          <table:table-cell table:style-name="ce48" office:value-type="string">
            <text:p>No.</text:p>
          </table:table-cell>
          <table:table-cell table:style-name="ce48" office:value-type="string">
            <text:p>Name</text:p>
          </table:table-cell>
          <table:table-cell table:style-name="ce48" office:value-type="string">
            <text:p>Absent</text:p>
          </table:table-cell>
          <table:table-cell table:style-name="ce119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1" table:number-columns-repeated="949"/>
          <table:table-cell table:number-columns-repeated="41"/>
        </table:table-row>
        <table:table-row table:style-name="ro4">
          <table:table-cell table:style-name="ce40" office:value-type="float" office:value="1">
            <text:p>1</text:p>
          </table:table-cell>
          <table:table-cell table:style-name="ce42" office:value-type="string">
            <text:p>HaVS</text:p>
          </table:table-cell>
          <table:table-cell table:style-name="ce116" table:formula="of:=SUM([.D4:.AH4])" office:value-type="float" office:value="3.5">
            <text:p>3.5</text:p>
          </table:table-cell>
          <table:table-cell table:style-name="ce120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1" draw:text-style-name="P1" svg:width="1.1413in" svg:height="0.3902in" svg:x="9.5496in" svg:y="0.1165in" draw:caption-point-x="-0.2402in" draw:caption-point-y="0.6016in">
              <dc:date>2018-07-12T00:00:00</dc:date>
              <text:p text:style-name="P1"><text:span text:style-name="T1">Đi khám mắt, off sáng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1">
            <office:annotation draw:style-name="gr1" draw:text-style-name="P1" svg:width="1.1413in" svg:height="0.3902in" svg:x="16.0795in" svg:y="0.1146in" draw:caption-point-x="-0.2402in" draw:caption-point-y="0.6035in">
              <dc:date>2018-07-06T00:00:00</dc:date>
              <text:p text:style-name="P1"><text:span text:style-name="T1">Về quê đám cưới chị</text:span></text:p>
            </office:annotation>
            <text:p>1</text:p>
          </table:table-cell>
          <table:table-cell table:style-name="ce120" office:value-type="float" office:value="1">
            <office:annotation draw:style-name="gr1" draw:text-style-name="P1" svg:width="1.1413in" svg:height="0.3902in" svg:x="16.6728in" svg:y="0.1146in" draw:caption-point-x="-0.2402in" draw:caption-point-y="0.6035in">
              <dc:date>2018-07-06T00:00:00</dc:date>
              <text:p text:style-name="P1"><text:span text:style-name="T1">Về quê đám cưới chị</text:span></text:p>
            </office:annotation>
            <text:p>1</text:p>
          </table:table-cell>
          <table:table-cell table:style-name="ce120" office:value-type="float" office:value="1">
            <office:annotation draw:style-name="gr1" draw:text-style-name="P1" svg:width="1.1413in" svg:height="0.3902in" svg:x="17.2665in" svg:y="0.1146in" draw:caption-point-x="-0.2402in" draw:caption-point-y="0.6035in">
              <dc:date>2018-07-06T00:00:00</dc:date>
              <text:p text:style-name="P1"><text:span text:style-name="T1">Về quê đám cưới chị</text:span></text:p>
            </office:annotation>
            <text:p>1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41" table:number-columns-repeated="949"/>
          <table:table-cell table:number-columns-repeated="41"/>
        </table:table-row>
        <table:table-row table:style-name="ro4">
          <table:table-cell table:style-name="ce40" office:value-type="float" office:value="2">
            <text:p>2</text:p>
          </table:table-cell>
          <table:table-cell table:style-name="ce42" office:value-type="string">
            <text:p>NhungLM</text:p>
          </table:table-cell>
          <table:table-cell table:style-name="ce116" table:formula="of:=SUM([.D5:.AH5])" office:value-type="float" office:value="1.5">
            <text:p>1.5</text:p>
          </table:table-cell>
          <table:table-cell table:style-name="ce120"/>
          <table:table-cell table:style-name="ce120" office:value-type="float" office:value="1">
            <office:annotation draw:style-name="gr3" draw:text-style-name="P1" svg:width="1.1413in" svg:height="0.2634in" svg:x="3.6138in" svg:y="0.361in" draw:caption-point-x="-0.2402in" draw:caption-point-y="0.6047in">
              <dc:date>2018-07-02T00:00:00</dc:date>
              <text:p text:style-name="P1"><text:span text:style-name="T1">Con bị ốm</text:span></text:p>
            </office:annotation>
            <text:p>1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1" draw:text-style-name="P1" svg:width="1.1413in" svg:height="0.3902in" svg:x="12.5177in" svg:y="0.3657in" draw:caption-point-x="-0.2402in" draw:caption-point-y="0.6in">
              <dc:date>2018-07-17T00:00:00</dc:date>
              <text:p text:style-name="P1"><text:span text:style-name="T1">Kẹt xe, 8h43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1" draw:text-style-name="P1" svg:width="1.1413in" svg:height="0.3902in" svg:x="16.6728in" svg:y="0.3669in" draw:caption-point-x="-0.2402in" draw:caption-point-y="0.5988in">
              <dc:date>2018-07-24T00:00:00</dc:date>
              <text:p text:style-name="P1"><text:span text:style-name="T1">Đi khám bệnh, off chiều</text:span></text:p>
            </office:annotation>
            <text:p>0.5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41" table:number-columns-repeated="949"/>
          <table:table-cell table:number-columns-repeated="41"/>
        </table:table-row>
        <table:table-row table:style-name="ro4">
          <table:table-cell table:style-name="ce40" office:value-type="float" office:value="3">
            <text:p>3</text:p>
          </table:table-cell>
          <table:table-cell table:style-name="ce42" office:value-type="string">
            <text:p>TinhNVP</text:p>
          </table:table-cell>
          <table:table-cell table:style-name="ce116" table:formula="of:=SUM([.D6:.AH6])" office:value-type="float" office:value="4.5">
            <text:p>4.5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1" draw:text-style-name="P1" svg:width="1.1413in" svg:height="0.3902in" svg:x="4.2071in" svg:y="0.6091in" draw:caption-point-x="-0.2402in" draw:caption-point-y="0.6043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1" draw:text-style-name="P1" svg:width="1.1413in" svg:height="0.3902in" svg:x="5.3945in" svg:y="0.6091in" draw:caption-point-x="-0.2402in" draw:caption-point-y="0.6043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1" draw:text-style-name="P1" svg:width="1.1413in" svg:height="0.3902in" svg:x="8.3626in" svg:y="0.6091in" draw:caption-point-x="-0.2402in" draw:caption-point-y="0.6043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1" draw:text-style-name="P1" svg:width="1.1413in" svg:height="0.3902in" svg:x="9.5496in" svg:y="0.6091in" draw:caption-point-x="-0.2402in" draw:caption-point-y="0.6043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1" draw:text-style-name="P1" svg:width="1.1413in" svg:height="0.3902in" svg:x="13.7051in" svg:y="0.6091in" draw:caption-point-x="-0.2402in" draw:caption-point-y="0.6043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1" draw:text-style-name="P1" svg:width="1.1413in" svg:height="0.3902in" svg:x="16.6728in" svg:y="0.6091in" draw:caption-point-x="-0.2402in" draw:caption-point-y="0.6043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20" office:value-type="float" office:value="0">
            <office:annotation draw:style-name="gr4" draw:text-style-name="P1" svg:width="1.1413in" svg:height="0.5457in" svg:x="17.2665in" svg:y="0.615in" draw:caption-point-x="-0.2402in" draw:caption-point-y="0.5984in">
              <dc:date>2018-07-26T00:00:00</dc:date>
              <text:p text:style-name="P1"><text:span text:style-name="T1">Xe hư, xin đi trễ, 8h49 đến cty</text:span></text:p>
              <text:p text:style-name="P1"><text:span text:style-name="T1"/></text:p>
            </office:annotation>
            <text:p>0</text:p>
          </table:table-cell>
          <table:table-cell table:style-name="ce120" office:value-type="float" office:value="0.5">
            <office:annotation draw:style-name="gr1" draw:text-style-name="P1" svg:width="1.1413in" svg:height="0.3902in" svg:x="17.8602in" svg:y="0.6091in" draw:caption-point-x="-0.2402in" draw:caption-point-y="0.6043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.5">
            <office:annotation draw:style-name="gr1" draw:text-style-name="P1" svg:width="1.1413in" svg:height="0.3902in" svg:x="20.2346in" svg:y="0.6157in" draw:caption-point-x="-0.2402in" draw:caption-point-y="0.5976in">
              <dc:date>2018-07-30T00:00:00</dc:date>
              <text:p text:style-name="P1"><text:span text:style-name="T1">Bận việc đột xuất, off sáng</text:span></text:p>
            </office:annotation>
            <text:p>0.5</text:p>
          </table:table-cell>
          <table:table-cell table:style-name="ce120" office:value-type="float" office:value="0.5">
            <office:annotation draw:style-name="gr1" draw:text-style-name="P1" svg:width="1.1413in" svg:height="0.3902in" svg:x="20.8283in" svg:y="0.6091in" draw:caption-point-x="-0.2402in" draw:caption-point-y="0.6043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41" table:number-columns-repeated="949"/>
          <table:table-cell table:number-columns-repeated="41"/>
        </table:table-row>
        <table:table-row table:style-name="ro4">
          <table:table-cell table:style-name="ce40" office:value-type="float" office:value="4">
            <text:p>4</text:p>
          </table:table-cell>
          <table:table-cell table:style-name="ce42" office:value-type="string">
            <text:p>VinhNT</text:p>
          </table:table-cell>
          <table:table-cell table:style-name="ce116" table:formula="of:=SUM([.D7:.AH7])" office:value-type="float" office:value="1">
            <text:p>1</text:p>
          </table:table-cell>
          <table:table-cell table:style-name="ce120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1" draw:text-style-name="P1" svg:width="1.1413in" svg:height="0.3902in" svg:x="13.7051in" svg:y="0.8567in" draw:caption-point-x="-0.2402in" draw:caption-point-y="0.6043in">
              <dc:date>2018-07-19T00:00:00</dc:date>
              <text:p text:style-name="P1"><text:span text:style-name="T1">Bận việc riêng, off sáng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1" draw:text-style-name="P1" svg:width="1.1413in" svg:height="0.3902in" svg:x="16.6728in" svg:y="0.8626in" draw:caption-point-x="-0.2402in" draw:caption-point-y="0.5984in">
              <dc:date>2018-07-24T00:00:00</dc:date>
              <text:p text:style-name="P1"><text:span text:style-name="T1">Bận việc riêng, off sáng</text:span></text:p>
            </office:annotation>
            <text:p>0.5</text:p>
          </table:table-cell>
          <table:table-cell table:style-name="ce120" office:value-type="float" office:value="0">
            <office:annotation draw:style-name="gr1" draw:text-style-name="P1" svg:width="1.1413in" svg:height="0.3902in" svg:x="17.2665in" svg:y="0.8626in" draw:caption-point-x="-0.2402in" draw:caption-point-y="0.5984in">
              <dc:date>2018-07-26T00:00:00</dc:date>
              <text:p text:style-name="P1"><text:span text:style-name="T1">Lên công an lấy xe, xin đi trễ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number-columns-repeated="99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number-columns-repeated="5"/>
          <table:table-cell office:value-type="string">
            <text:p>AnhNK;off sáng t2 làm đồ án tốt nghiệp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5"/>
          <table:table-cell office:value-type="string">
            <text:p>TinhVVP: off chiều t3 và chiều t5 hàng tuần do bận việc riêng, đến giữa tháng 9 uodate sau</text:p>
          </table:table-cell>
          <table:table-cell table:number-columns-repeated="1018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8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8"/>
          <table:table-cell table:style-name="ce49" table:number-columns-repeated="2"/>
          <table:table-cell table:style-name="ce126" table:number-columns-repeated="8"/>
          <table:table-cell table:style-name="ce131" office:value-type="string" table:number-columns-spanned="2" table:number-rows-spanned="1">
            <text:p>Month</text:p>
          </table:table-cell>
          <table:covered-table-cell table:style-name="ce132"/>
          <table:table-cell table:style-name="ce133" table:content-validation-name="val1" office:value-type="float" office:value="8" table:number-columns-spanned="2" table:number-rows-spanned="1">
            <text:p>8</text:p>
          </table:table-cell>
          <table:covered-table-cell table:style-name="ce132"/>
          <table:table-cell table:style-name="ce131" office:value-type="string" table:number-columns-spanned="2" table:number-rows-spanned="1">
            <text:p>Year</text:p>
          </table:table-cell>
          <table:covered-table-cell table:style-name="ce132"/>
          <table:table-cell table:style-name="ce131" office:value-type="float" office:value="2018" table:number-columns-spanned="2" table:number-rows-spanned="1">
            <text:p>2018</text:p>
          </table:table-cell>
          <table:covered-table-cell table:style-name="ce134"/>
          <table:table-cell table:style-name="ce126" table:number-columns-repeated="15"/>
          <table:table-cell table:style-name="ce61" table:number-columns-repeated="949"/>
          <table:table-cell table:number-columns-repeated="41"/>
        </table:table-row>
        <table:table-row table:style-name="ro2">
          <table:table-cell table:style-name="ce48" table:number-columns-repeated="3"/>
          <table:table-cell table:style-name="ce127" table:formula="of:=DATE([.$R$1];[.N1];1)" office:value-type="date" office:date-value="2018-08-01">
            <text:p>01</text:p>
          </table:table-cell>
          <table:table-cell table:style-name="ce127" table:formula="of:=[.D2]+1" office:value-type="date" office:date-value="2018-08-02">
            <text:p>02</text:p>
          </table:table-cell>
          <table:table-cell table:style-name="ce127" table:formula="of:=[.E2]+1" office:value-type="date" office:date-value="2018-08-03">
            <text:p>03</text:p>
          </table:table-cell>
          <table:table-cell table:style-name="ce127" table:formula="of:=[.F2]+1" office:value-type="date" office:date-value="2018-08-04">
            <text:p>04</text:p>
          </table:table-cell>
          <table:table-cell table:style-name="ce127" table:formula="of:=[.G2]+1" office:value-type="date" office:date-value="2018-08-05">
            <text:p>05</text:p>
          </table:table-cell>
          <table:table-cell table:style-name="ce127" table:formula="of:=[.H2]+1" office:value-type="date" office:date-value="2018-08-06">
            <text:p>06</text:p>
          </table:table-cell>
          <table:table-cell table:style-name="ce127" table:formula="of:=[.I2]+1" office:value-type="date" office:date-value="2018-08-07">
            <text:p>07</text:p>
          </table:table-cell>
          <table:table-cell table:style-name="ce127" table:formula="of:=[.J2]+1" office:value-type="date" office:date-value="2018-08-08">
            <text:p>08</text:p>
          </table:table-cell>
          <table:table-cell table:style-name="ce127" table:formula="of:=[.K2]+1" office:value-type="date" office:date-value="2018-08-09">
            <text:p>09</text:p>
          </table:table-cell>
          <table:table-cell table:style-name="ce127" table:formula="of:=[.L2]+1" office:value-type="date" office:date-value="2018-08-10">
            <text:p>10</text:p>
          </table:table-cell>
          <table:table-cell table:style-name="ce127" table:formula="of:=[.M2]+1" office:value-type="date" office:date-value="2018-08-11">
            <text:p>11</text:p>
          </table:table-cell>
          <table:table-cell table:style-name="ce127" table:formula="of:=[.N2]+1" office:value-type="date" office:date-value="2018-08-12">
            <text:p>12</text:p>
          </table:table-cell>
          <table:table-cell table:style-name="ce127" table:formula="of:=[.O2]+1" office:value-type="date" office:date-value="2018-08-13">
            <text:p>13</text:p>
          </table:table-cell>
          <table:table-cell table:style-name="ce127" table:formula="of:=[.P2]+1" office:value-type="date" office:date-value="2018-08-14">
            <text:p>14</text:p>
          </table:table-cell>
          <table:table-cell table:style-name="ce127" table:formula="of:=[.Q2]+1" office:value-type="date" office:date-value="2018-08-15">
            <text:p>15</text:p>
          </table:table-cell>
          <table:table-cell table:style-name="ce127" table:formula="of:=[.R2]+1" office:value-type="date" office:date-value="2018-08-16">
            <text:p>16</text:p>
          </table:table-cell>
          <table:table-cell table:style-name="ce127" table:formula="of:=[.S2]+1" office:value-type="date" office:date-value="2018-08-17">
            <text:p>17</text:p>
          </table:table-cell>
          <table:table-cell table:style-name="ce127" table:formula="of:=[.T2]+1" office:value-type="date" office:date-value="2018-08-18">
            <text:p>18</text:p>
          </table:table-cell>
          <table:table-cell table:style-name="ce127" table:formula="of:=[.U2]+1" office:value-type="date" office:date-value="2018-08-19">
            <text:p>19</text:p>
          </table:table-cell>
          <table:table-cell table:style-name="ce127" table:formula="of:=[.V2]+1" office:value-type="date" office:date-value="2018-08-20">
            <text:p>20</text:p>
          </table:table-cell>
          <table:table-cell table:style-name="ce127" table:formula="of:=[.W2]+1" office:value-type="date" office:date-value="2018-08-21">
            <text:p>21</text:p>
          </table:table-cell>
          <table:table-cell table:style-name="ce127" table:formula="of:=[.X2]+1" office:value-type="date" office:date-value="2018-08-22">
            <text:p>22</text:p>
          </table:table-cell>
          <table:table-cell table:style-name="ce127" table:formula="of:=[.Y2]+1" office:value-type="date" office:date-value="2018-08-23">
            <text:p>23</text:p>
          </table:table-cell>
          <table:table-cell table:style-name="ce127" table:formula="of:=[.Z2]+1" office:value-type="date" office:date-value="2018-08-24">
            <text:p>24</text:p>
          </table:table-cell>
          <table:table-cell table:style-name="ce127" table:formula="of:=[.AA2]+1" office:value-type="date" office:date-value="2018-08-25">
            <text:p>25</text:p>
          </table:table-cell>
          <table:table-cell table:style-name="ce127" table:formula="of:=[.AB2]+1" office:value-type="date" office:date-value="2018-08-26">
            <text:p>26</text:p>
          </table:table-cell>
          <table:table-cell table:style-name="ce127" table:formula="of:=[.AC2]+1" office:value-type="date" office:date-value="2018-08-27">
            <text:p>27</text:p>
          </table:table-cell>
          <table:table-cell table:style-name="ce127" table:formula="of:=[.AD2]+1" office:value-type="date" office:date-value="2018-08-28">
            <text:p>28</text:p>
          </table:table-cell>
          <table:table-cell table:style-name="ce127" table:formula="of:=[.AE2]+1" office:value-type="date" office:date-value="2018-08-29">
            <text:p>29</text:p>
          </table:table-cell>
          <table:table-cell table:style-name="ce127" table:formula="of:=[.AF2]+1" office:value-type="date" office:date-value="2018-08-30">
            <text:p>30</text:p>
          </table:table-cell>
          <table:table-cell table:style-name="ce127" table:formula="of:=[.AG2]+1" office:value-type="date" office:date-value="2018-08-31">
            <text:p>31</text:p>
          </table:table-cell>
          <table:table-cell table:style-name="ce61" table:number-columns-repeated="949"/>
          <table:table-cell table:number-columns-repeated="41"/>
        </table:table-row>
        <table:table-row table:style-name="ro4">
          <table:table-cell table:style-name="ce48" office:value-type="string">
            <text:p>No.</text:p>
          </table:table-cell>
          <table:table-cell table:style-name="ce48" office:value-type="string">
            <text:p>Name</text:p>
          </table:table-cell>
          <table:table-cell table:style-name="ce48" office:value-type="string">
            <text:p>Absent</text:p>
          </table:table-cell>
          <table:table-cell table:style-name="ce128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8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8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8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8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8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8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8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8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8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8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8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8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8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8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8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8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8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8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8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8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8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8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8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8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8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8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8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8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8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8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1" table:number-columns-repeated="949"/>
          <table:table-cell table:number-columns-repeated="41"/>
        </table:table-row>
        <table:table-row table:style-name="ro4">
          <table:table-cell table:style-name="ce40" office:value-type="float" office:value="1">
            <text:p>1</text:p>
          </table:table-cell>
          <table:table-cell table:style-name="ce42" office:value-type="string">
            <text:p>HaVS</text:p>
          </table:table-cell>
          <table:table-cell table:style-name="ce125" table:formula="of:=SUM([.D4:.AH4])" office:value-type="float" office:value="5">
            <text:p>5</text:p>
          </table:table-cell>
          <table:table-cell table:number-columns-repeated="3" table:style-name="ce129" office:value-type="float" office:value="0">
            <text:p>0</text:p>
          </table:table-cell>
          <table:table-cell table:style-name="ce129" table:number-columns-repeated="2"/>
          <table:table-cell table:style-name="ce129" office:value-type="float" office:value="1">
            <office:annotation draw:style-name="gr1" draw:text-style-name="P1" svg:width="1.1413in" svg:height="0.3902in" svg:x="5.7902in" svg:y="0.113in" draw:caption-point-x="-0.2402in" draw:caption-point-y="0.6051in">
              <dc:date>2018-08-06T00:00:00</dc:date>
              <text:p text:style-name="P1"><text:span text:style-name="T1">Ba mẹ dưới quê lên thăm</text:span></text:p>
            </office:annotation>
            <text:p>1</text:p>
          </table:table-cell>
          <table:table-cell table:number-columns-repeated="4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style-name="ce129" office:value-type="float" office:value="0.5">
            <office:annotation draw:style-name="gr1" draw:text-style-name="P1" svg:width="1.1413in" svg:height="0.3902in" svg:x="14.1008in" svg:y="0.1181in" draw:caption-point-x="-0.2402in" draw:caption-point-y="0.6in">
              <dc:date>2018-08-20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29" office:value-type="float" office:value="0.5">
            <office:annotation draw:style-name="gr1" draw:text-style-name="P1" svg:width="1.1413in" svg:height="0.3902in" svg:x="14.6945in" svg:y="0.1756in" draw:caption-point-x="-0.2402in" draw:caption-point-y="0.5425in">
              <dc:date>2018-08-20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29" office:value-type="float" office:value="0.5">
            <office:annotation draw:style-name="gr1" draw:text-style-name="P1" svg:width="1.1413in" svg:height="0.3902in" svg:x="15.2878in" svg:y="0.1756in" draw:caption-point-x="-0.2402in" draw:caption-point-y="0.5425in">
              <dc:date>2018-08-20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129" office:value-type="float" office:value="0">
            <text:p>0</text:p>
          </table:table-cell>
          <table:table-cell table:style-name="ce129" office:value-type="float" office:value="0.5">
            <office:annotation draw:style-name="gr1" draw:text-style-name="P1" svg:width="1.1413in" svg:height="0.3902in" svg:x="16.4752in" svg:y="0.1772in" draw:caption-point-x="-0.2402in" draw:caption-point-y="0.5409in">
              <dc:date>2018-08-20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129" table:number-columns-repeated="2"/>
          <table:table-cell table:style-name="ce129" office:value-type="float" office:value="1">
            <office:annotation draw:style-name="gr1" draw:text-style-name="P1" svg:width="1.1413in" svg:height="0.3902in" svg:x="18.2559in" svg:y="0.1776in" draw:caption-point-x="-0.2402in" draw:caption-point-y="0.5406in">
              <dc:date>2018-08-20T00:00:00</dc:date>
              <text:p text:style-name="P1"><text:span text:style-name="T1">Đi học ở trường, off sáng</text:span></text:p>
            </office:annotation>
            <text:p>1</text:p>
          </table:table-cell>
          <table:table-cell table:style-name="ce129" office:value-type="float" office:value="0.5">
            <office:annotation draw:style-name="gr1" draw:text-style-name="P1" svg:width="1.1413in" svg:height="0.3902in" svg:x="18.8496in" svg:y="0.1787in" draw:caption-point-x="-0.2402in" draw:caption-point-y="0.5394in">
              <dc:date>2018-08-20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29" office:value-type="float" office:value="0">
            <office:annotation draw:style-name="gr4" draw:text-style-name="P1" svg:width="1.1413in" svg:height="0.5457in" svg:x="19.4433in" svg:y="0.1213in" draw:caption-point-x="-0.2402in" draw:caption-point-y="0.5969in">
              <dc:date>2018-08-27T00:00:00</dc:date>
              <text:p text:style-name="P1"><text:span text:style-name="T1">Làm nguyên ngày do thầy chuyển buổi làm</text:span></text:p>
            </office:annotation>
            <text:p>0</text:p>
          </table:table-cell>
          <table:table-cell table:style-name="ce129" office:value-type="float" office:value="0">
            <text:p>0</text:p>
          </table:table-cell>
          <table:table-cell table:style-name="ce129" office:value-type="float" office:value="0.5">
            <office:annotation draw:style-name="gr1" draw:text-style-name="P1" svg:width="1.1413in" svg:height="0.3902in" svg:x="20.6303in" svg:y="0.1787in" draw:caption-point-x="-0.2402in" draw:caption-point-y="0.5394in">
              <dc:date>2018-08-20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41" table:number-columns-repeated="949"/>
          <table:table-cell table:number-columns-repeated="41"/>
        </table:table-row>
        <table:table-row table:style-name="ro4">
          <table:table-cell table:style-name="ce40" office:value-type="float" office:value="2">
            <text:p>2</text:p>
          </table:table-cell>
          <table:table-cell table:style-name="ce42" office:value-type="string">
            <text:p>HueND</text:p>
          </table:table-cell>
          <table:table-cell table:style-name="ce125" table:formula="of:=SUM([.D5:.AH5])" office:value-type="float" office:value="0">
            <text:p>0</text:p>
          </table:table-cell>
          <table:table-cell table:style-name="ce129" table:number-columns-repeated="14"/>
          <table:table-cell table:number-columns-repeated="3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3" table:style-name="ce129" office:value-type="float" office:value="0">
            <text:p>0</text:p>
          </table:table-cell>
          <table:table-cell table:style-name="ce129" office:value-type="float" office:value="0">
            <office:annotation draw:style-name="gr1" draw:text-style-name="P1" svg:width="1.1413in" svg:height="0.3902in" svg:x="20.0366in" svg:y="0.3697in" draw:caption-point-x="-0.2402in" draw:caption-point-y="0.5961in">
              <dc:date>2018-08-30T00:00:00</dc:date>
              <text:p text:style-name="P1"><text:span text:style-name="T1">Ngủ quên, xin đi trễ, 9h đến cty</text:span></text:p>
            </office:annotation>
            <text:p>0</text:p>
          </table:table-cell>
          <table:table-cell table:style-name="ce129" office:value-type="float" office:value="0">
            <text:p>0</text:p>
          </table:table-cell>
          <table:table-cell table:style-name="ce41" table:number-columns-repeated="949"/>
          <table:table-cell table:number-columns-repeated="41"/>
        </table:table-row>
        <table:table-row table:style-name="ro4">
          <table:table-cell table:style-name="ce40" office:value-type="float" office:value="3">
            <text:p>3</text:p>
          </table:table-cell>
          <table:table-cell table:style-name="ce42" office:value-type="string">
            <text:p>NhungLM</text:p>
          </table:table-cell>
          <table:table-cell table:style-name="ce125" table:formula="of:=SUM([.D6:.AH6])" office:value-type="float" office:value="5">
            <text:p>5</text:p>
          </table:table-cell>
          <table:table-cell table:number-columns-repeated="3" table:style-name="ce129" office:value-type="float" office:value="0">
            <text:p>0</text:p>
          </table:table-cell>
          <table:table-cell table:style-name="ce129" table:number-columns-repeated="2"/>
          <table:table-cell table:style-name="ce129" office:value-type="float" office:value="0">
            <text:p>0</text:p>
          </table:table-cell>
          <table:table-cell table:style-name="ce129" office:value-type="float" office:value="1">
            <office:annotation draw:style-name="gr1" draw:text-style-name="P1" svg:width="1.1413in" svg:height="0.3902in" svg:x="6.3839in" svg:y="0.6087in" draw:caption-point-x="-0.2402in" draw:caption-point-y="0.6047in">
              <dc:date>2018-08-07T00:00:00</dc:date>
              <text:p text:style-name="P1"><text:span text:style-name="T1">Đưa con đi khám bệnh</text:span></text:p>
            </office:annotation>
            <text:p>1</text:p>
          </table:table-cell>
          <table:table-cell table:number-columns-repeated="3" table:style-name="ce129" office:value-type="float" office:value="0">
            <text:p>0</text:p>
          </table:table-cell>
          <table:table-cell table:style-name="ce129" table:number-columns-repeated="2"/>
          <table:table-cell table:style-name="ce129" office:value-type="float" office:value="0">
            <office:annotation draw:style-name="gr4" draw:text-style-name="P1" svg:width="1.1413in" svg:height="0.5457in" svg:x="9.9453in" svg:y="0.6114in" draw:caption-point-x="-0.2402in" draw:caption-point-y="0.602in">
              <dc:date>2018-08-13T00:00:00</dc:date>
              <text:p text:style-name="P1"><text:span text:style-name="T1">Bong gân, đi khám, xin đi trễ, 9h đến cty</text:span></text:p>
            </office:annotation>
            <text:p>0</text:p>
          </table:table-cell>
          <table:table-cell table:number-columns-repeated="4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style-name="ce129" office:value-type="float" office:value="0">
            <text:p>0</text:p>
          </table:table-cell>
          <table:table-cell table:style-name="ce129" office:value-type="float" office:value="1">
            <office:annotation draw:style-name="gr1" draw:text-style-name="P1" svg:width="1.1413in" svg:height="0.3902in" svg:x="18.8496in" svg:y="0.6154in" draw:caption-point-x="-0.2402in" draw:caption-point-y="0.598in">
              <dc:date>2018-08-27T00:00:00</dc:date>
              <text:p text:style-name="P1"><text:span text:style-name="T1">Về quê, ba ốm nặng</text:span></text:p>
            </office:annotation>
            <text:p>1</text:p>
          </table:table-cell>
          <table:table-cell table:style-name="ce129" office:value-type="float" office:value="1">
            <office:annotation draw:style-name="gr1" draw:text-style-name="P1" svg:width="1.1413in" svg:height="0.3902in" svg:x="19.4433in" svg:y="0.6154in" draw:caption-point-x="-0.2402in" draw:caption-point-y="0.598in">
              <dc:date>2018-08-27T00:00:00</dc:date>
              <text:p text:style-name="P1"><text:span text:style-name="T1">Về quê, ba ốm nặng</text:span></text:p>
            </office:annotation>
            <text:p>1</text:p>
          </table:table-cell>
          <table:table-cell table:style-name="ce129" office:value-type="float" office:value="1">
            <office:annotation draw:style-name="gr1" draw:text-style-name="P1" svg:width="1.1413in" svg:height="0.3902in" svg:x="20.0366in" svg:y="0.6154in" draw:caption-point-x="-0.2402in" draw:caption-point-y="0.598in">
              <dc:date>2018-08-27T00:00:00</dc:date>
              <text:p text:style-name="P1"><text:span text:style-name="T1">Về quê, ba ốm nặng</text:span></text:p>
            </office:annotation>
            <text:p>1</text:p>
          </table:table-cell>
          <table:table-cell table:style-name="ce129" office:value-type="float" office:value="1">
            <office:annotation draw:style-name="gr1" draw:text-style-name="P1" svg:width="1.1413in" svg:height="0.3902in" svg:x="20.6303in" svg:y="0.6154in" draw:caption-point-x="-0.2402in" draw:caption-point-y="0.598in">
              <dc:date>2018-08-27T00:00:00</dc:date>
              <text:p text:style-name="P1"><text:span text:style-name="T1">Về quê, ba ốm nặng</text:span></text:p>
            </office:annotation>
            <text:p>1</text:p>
          </table:table-cell>
          <table:table-cell table:style-name="ce41" table:number-columns-repeated="949"/>
          <table:table-cell table:number-columns-repeated="41"/>
        </table:table-row>
        <table:table-row table:style-name="ro4">
          <table:table-cell table:style-name="ce40" office:value-type="float" office:value="4">
            <text:p>4</text:p>
          </table:table-cell>
          <table:table-cell table:style-name="ce42" office:value-type="string">
            <text:p>TinhNVP</text:p>
          </table:table-cell>
          <table:table-cell table:style-name="ce125" table:formula="of:=SUM([.D7:.AH7])" office:value-type="float" office:value="6">
            <text:p>6</text:p>
          </table:table-cell>
          <table:table-cell table:style-name="ce129" office:value-type="float" office:value="0">
            <text:p>0</text:p>
          </table:table-cell>
          <table:table-cell table:style-name="ce129" office:value-type="float" office:value="0.5">
            <office:annotation draw:style-name="gr1" draw:text-style-name="P1" svg:width="1.1413in" svg:height="0.3902in" svg:x="3.4157in" svg:y="0.8409in" draw:caption-point-x="-0.2402in" draw:caption-point-y="0.6201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29" office:value-type="float" office:value="0">
            <text:p>0</text:p>
          </table:table-cell>
          <table:table-cell table:style-name="ce129" table:number-columns-repeated="2"/>
          <table:table-cell table:style-name="ce129" office:value-type="float" office:value="0">
            <text:p>0</text:p>
          </table:table-cell>
          <table:table-cell table:style-name="ce129" office:value-type="float" office:value="0.5">
            <office:annotation draw:style-name="gr1" draw:text-style-name="P1" svg:width="1.1413in" svg:height="0.3902in" svg:x="6.3839in" svg:y="0.8409in" draw:caption-point-x="-0.2402in" draw:caption-point-y="0.6201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29" office:value-type="float" office:value="0">
            <text:p>0</text:p>
          </table:table-cell>
          <table:table-cell table:style-name="ce129" office:value-type="float" office:value="0.5">
            <office:annotation draw:style-name="gr1" draw:text-style-name="P1" svg:width="1.1413in" svg:height="0.3902in" svg:x="7.5709in" svg:y="0.8409in" draw:caption-point-x="-0.2402in" draw:caption-point-y="0.6201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29" office:value-type="float" office:value="0">
            <text:p>0</text:p>
          </table:table-cell>
          <table:table-cell table:style-name="ce129" table:number-columns-repeated="2"/>
          <table:table-cell table:style-name="ce129" office:value-type="float" office:value="0">
            <text:p>0</text:p>
          </table:table-cell>
          <table:table-cell table:style-name="ce129" office:value-type="float" office:value="0.5">
            <office:annotation draw:style-name="gr1" draw:text-style-name="P1" svg:width="1.1413in" svg:height="0.3902in" svg:x="10.539in" svg:y="0.8409in" draw:caption-point-x="-0.2402in" draw:caption-point-y="0.6201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29" office:value-type="float" office:value="0">
            <text:p>0</text:p>
          </table:table-cell>
          <table:table-cell table:style-name="ce129" office:value-type="float" office:value="0.5">
            <office:annotation draw:style-name="gr1" draw:text-style-name="P1" svg:width="1.1413in" svg:height="0.3902in" svg:x="11.7264in" svg:y="0.8409in" draw:caption-point-x="-0.2402in" draw:caption-point-y="0.6201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29" office:value-type="float" office:value="0.5">
            <office:annotation draw:style-name="gr1" draw:text-style-name="P1" svg:width="1.1413in" svg:height="0.3902in" svg:x="12.3197in" svg:y="0.8543in" draw:caption-point-x="-0.2402in" draw:caption-point-y="0.6067in">
              <dc:date>2018-08-17T00:00:00</dc:date>
              <text:p text:style-name="P1"><text:span text:style-name="T1">Bận việc cá nhân, off sáng</text:span></text:p>
            </office:annotation>
            <text:p>0.5</text:p>
          </table:table-cell>
          <table:table-cell table:style-name="ce129" table:number-columns-repeated="2"/>
          <table:table-cell table:style-name="ce129" office:value-type="float" office:value="0">
            <text:p>0</text:p>
          </table:table-cell>
          <table:table-cell table:style-name="ce129" office:value-type="float" office:value="0.5">
            <office:annotation draw:style-name="gr1" draw:text-style-name="P1" svg:width="1.1413in" svg:height="0.3902in" svg:x="14.6945in" svg:y="0.8409in" draw:caption-point-x="-0.2402in" draw:caption-point-y="0.6201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number-columns-repeated="2" table:style-name="ce129" office:value-type="float" office:value="0">
            <text:p>0</text:p>
          </table:table-cell>
          <table:table-cell table:style-name="ce129" office:value-type="float" office:value="0.5">
            <office:annotation draw:style-name="gr1" draw:text-style-name="P1" svg:width="1.1413in" svg:height="0.3902in" svg:x="16.4752in" svg:y="0.8409in" draw:caption-point-x="-0.2402in" draw:caption-point-y="0.6201in">
              <dc:date>2018-08-21T00:00:00</dc:date>
              <text:p text:style-name="P1"><text:span text:style-name="T1">Đăng ký môn học, off sáng</text:span></text:p>
            </office:annotation>
            <text:p>0.5</text:p>
          </table:table-cell>
          <table:table-cell table:style-name="ce129" table:number-columns-repeated="2"/>
          <table:table-cell table:style-name="ce129" office:value-type="float" office:value="0">
            <text:p>0</text:p>
          </table:table-cell>
          <table:table-cell table:style-name="ce129" office:value-type="float" office:value="0.5">
            <office:annotation draw:style-name="gr1" draw:text-style-name="P1" svg:width="1.1413in" svg:height="0.3902in" svg:x="18.8496in" svg:y="0.8409in" draw:caption-point-x="-0.2402in" draw:caption-point-y="0.6201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29" office:value-type="float" office:value="1">
            <office:annotation draw:style-name="gr1" draw:text-style-name="P1" svg:width="1.1413in" svg:height="0.3902in" svg:x="19.4433in" svg:y="0.8551in" draw:caption-point-x="-0.2402in" draw:caption-point-y="0.6059in">
              <dc:date>2018-08-21T00:00:00</dc:date>
              <text:p text:style-name="P1"><text:span text:style-name="T1">Sinh hoạt công dân đầu khóa</text:span></text:p>
            </office:annotation>
            <text:p>1</text:p>
          </table:table-cell>
          <table:table-cell table:style-name="ce129" office:value-type="float" office:value="0.5">
            <office:annotation draw:style-name="gr1" draw:text-style-name="P1" svg:width="1.1413in" svg:height="0.3902in" svg:x="20.0366in" svg:y="0.8409in" draw:caption-point-x="-0.2402in" draw:caption-point-y="0.6201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29" office:value-type="float" office:value="0">
            <text:p>0</text:p>
          </table:table-cell>
          <table:table-cell table:style-name="ce41" table:number-columns-repeated="949"/>
          <table:table-cell table:number-columns-repeated="41"/>
        </table:table-row>
        <table:table-row table:style-name="ro4">
          <table:table-cell table:style-name="ce40" office:value-type="float" office:value="5">
            <text:p>5</text:p>
          </table:table-cell>
          <table:table-cell table:style-name="ce42" office:value-type="string">
            <text:p>ToanDT</text:p>
          </table:table-cell>
          <table:table-cell table:style-name="ce125" table:formula="of:=SUM([.D8:.AH8])" office:value-type="float" office:value="3">
            <text:p>3</text:p>
          </table:table-cell>
          <table:table-cell table:style-name="ce129" table:number-columns-repeated="5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3" table:style-name="ce129" office:value-type="float" office:value="0">
            <text:p>0</text:p>
          </table:table-cell>
          <table:table-cell table:style-name="ce129" office:value-type="float" office:value="0">
            <office:annotation draw:style-name="gr4" draw:text-style-name="P1" svg:width="1.1413in" svg:height="0.5457in" svg:x="11.7264in" svg:y="1.1012in" draw:caption-point-x="-0.2402in" draw:caption-point-y="0.6075in">
              <dc:date>2018-08-16T00:00:00</dc:date>
              <text:p text:style-name="P1"><text:span text:style-name="T1">Lên trường nộp giấy tờ, xin đi trễ, 9h07 đến cty</text:span></text:p>
            </office:annotation>
            <text:p>0</text:p>
          </table:table-cell>
          <table:table-cell table:style-name="ce129" office:value-type="float" office:value="0">
            <text:p>0</text:p>
          </table:table-cell>
          <table:table-cell table:style-name="ce129" table:number-columns-repeated="2"/>
          <table:table-cell table:style-name="ce129" office:value-type="float" office:value="0.5">
            <office:annotation draw:style-name="gr1" draw:text-style-name="P1" svg:width="1.1413in" svg:height="0.3902in" svg:x="14.1008in" svg:y="1.1591in" draw:caption-point-x="-0.2402in" draw:caption-point-y="0.5496in">
              <dc:date>2018-08-20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number-columns-repeated="2" table:style-name="ce129" office:value-type="float" office:value="0">
            <text:p>0</text:p>
          </table:table-cell>
          <table:table-cell table:style-name="ce129" office:value-type="float" office:value="0.5">
            <office:annotation draw:style-name="gr1" draw:text-style-name="P1" svg:width="1.1413in" svg:height="0.3902in" svg:x="15.8815in" svg:y="1.1591in" draw:caption-point-x="-0.2402in" draw:caption-point-y="0.5496in">
              <dc:date>2018-08-20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129" office:value-type="float" office:value="0.5">
            <office:annotation draw:style-name="gr1" draw:text-style-name="P1" svg:width="1.1413in" svg:height="0.3902in" svg:x="16.4752in" svg:y="1.1591in" draw:caption-point-x="-0.2402in" draw:caption-point-y="0.5496in">
              <dc:date>2018-08-20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129" table:number-columns-repeated="2"/>
          <table:table-cell table:style-name="ce129" office:value-type="float" office:value="0.5">
            <office:annotation draw:style-name="gr1" draw:text-style-name="P1" svg:width="1.1413in" svg:height="0.3902in" svg:x="18.2559in" svg:y="1.161in" draw:caption-point-x="-0.2402in" draw:caption-point-y="0.5476in">
              <dc:date>2018-08-20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number-columns-repeated="2" table:style-name="ce129" office:value-type="float" office:value="0">
            <text:p>0</text:p>
          </table:table-cell>
          <table:table-cell table:style-name="ce129" office:value-type="float" office:value="0.5">
            <office:annotation draw:style-name="gr1" draw:text-style-name="P1" svg:width="1.1413in" svg:height="0.3902in" svg:x="20.0366in" svg:y="1.1591in" draw:caption-point-x="-0.2402in" draw:caption-point-y="0.5496in">
              <dc:date>2018-08-20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129" office:value-type="float" office:value="0.5">
            <office:annotation draw:style-name="gr1" draw:text-style-name="P1" svg:width="1.1413in" svg:height="0.3902in" svg:x="20.6303in" svg:y="1.1591in" draw:caption-point-x="-0.2402in" draw:caption-point-y="0.5496in">
              <dc:date>2018-08-20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number-columns-repeated="990"/>
        </table:table-row>
        <table:table-row table:style-name="ro4">
          <table:table-cell table:style-name="ce40" office:value-type="float" office:value="6">
            <text:p>6</text:p>
          </table:table-cell>
          <table:table-cell table:style-name="ce42" office:value-type="string">
            <text:p>VinhNT</text:p>
          </table:table-cell>
          <table:table-cell table:style-name="ce125" table:formula="of:=SUM([.D9:.AH9])" office:value-type="float" office:value="0">
            <text:p>0</text:p>
          </table:table-cell>
          <table:table-cell table:number-columns-repeated="3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5" table:style-name="ce129" office:value-type="float" office:value="0">
            <text:p>0</text:p>
          </table:table-cell>
          <table:table-cell table:style-name="ce129" table:number-columns-repeated="2"/>
          <table:table-cell table:number-columns-repeated="2" table:style-name="ce129" office:value-type="float" office:value="0">
            <text:p>0</text:p>
          </table:table-cell>
          <table:table-cell table:style-name="ce129" office:value-type="float" office:value="0">
            <office:annotation draw:style-name="gr6" draw:text-style-name="P1" svg:width="1.1413in" svg:height="0.4516in" svg:x="19.4433in" svg:y="1.3606in" draw:caption-point-x="-0.2402in" draw:caption-point-y="0.5961in">
              <dc:date>2018-08-29T00:00:00</dc:date>
              <text:p text:style-name="P1"><text:span text:style-name="T2">ngủ quên, 8h32 đến cty</text:span></text:p>
            </office:annotation>
            <text:p>0</text:p>
          </table:table-cell>
          <table:table-cell table:number-columns-repeated="2" table:style-name="ce129" office:value-type="float" office:value="0">
            <text:p>0</text:p>
          </table:table-cell>
          <table:table-cell table:number-columns-repeated="990"/>
        </table:table-row>
        <table:table-row table:style-name="ro2" table:number-rows-repeated="4">
          <table:table-cell table:number-columns-repeated="1024"/>
        </table:table-row>
        <table:table-row table:style-name="ro11">
          <table:table-cell table:number-columns-repeated="6"/>
          <table:table-cell office:value-type="string">
            <text:p><text:span text:style-name="T3">TinhVVP</text:span>: off chiều t3 và chiều t5 hàng tuần do bận việc riêng, đến giữa tháng 9 uodate sau</text:p>
          </table:table-cell>
          <table:table-cell table:number-columns-repeated="1017"/>
        </table:table-row>
        <table:table-row table:style-name="ro4">
          <table:table-cell table:number-columns-repeated="7"/>
          <table:table-cell office:value-type="string">
            <text:p>- Từ 3/9 - 30/9: off chiều t2 và chiều t5 (đi học ở trường)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string">
            <text:p>- Từ 1/10 đến hết tháng 12: nghỉ chiều thứ 5 và sáng t6 (đi học ở trường)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table:number-columns-spanned="12" table:number-rows-spanned="5">
            <text:p><text:span text:style-name="T3">HaVS</text:span>: Từ 20/8 đến 9/12: học ở trường vào sáng thứ 2, sáng thứ 3, chiều thứ 4, chiều thứ 6 =&gt; Lên cty 3 ngày/tuần theo cam kết ban đầu.</text:p>
            <text:p/>
            <text:p>- Từ 09/12 – 13/1/2019: thi kết thúc môn (chưa có lịch cụ thể).</text:p>
          </table:table-cell>
          <table:covered-table-cell office:value-type="string">
            <text:p>- Từ 1/10 đến hết tháng 12: nghỉ chiều thứ 5 và sáng t6 (đi học ở trường)</text:p>
          </table:covered-table-cell>
          <table:covered-table-cell table:number-columns-repeated="10"/>
          <table:table-cell table:number-columns-repeated="1006"/>
        </table:table-row>
        <table:table-row table:style-name="ro2">
          <table:table-cell table:number-columns-repeated="6"/>
          <table:covered-table-cell table:number-columns-repeated="12"/>
          <table:table-cell table:number-columns-repeated="1006"/>
        </table:table-row>
        <table:table-row table:style-name="ro2">
          <table:table-cell table:number-columns-repeated="6"/>
          <table:covered-table-cell table:number-columns-repeated="12"/>
          <table:table-cell table:number-columns-repeated="1006"/>
        </table:table-row>
        <table:table-row table:style-name="ro2">
          <table:table-cell table:number-columns-repeated="6"/>
          <table:covered-table-cell table:number-columns-repeated="12"/>
          <table:table-cell table:number-columns-repeated="1006"/>
        </table:table-row>
        <table:table-row table:style-name="ro2">
          <table:table-cell table:number-columns-repeated="6"/>
          <table:covered-table-cell table:number-columns-repeated="12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table:style-name="ce130" office:value-type="string" table:number-columns-spanned="12" table:number-rows-spanned="5">
            <text:p><text:span text:style-name="T3">ToanDT:</text:span></text:p>
            <text:p><text:span text:style-name="T4"/></text:p>
            <text:p><text:span text:style-name="T5">- Từ 13/8 - tháng 1/2019: HK 1 năm 4, học 4 môn ở trường, off sáng thứ 2, chiều thứ 5, chiều thứ 6 =&gt; lên Công ty 3.5 ngày/tuần</text:span></text:p>
            <text:p><text:span text:style-name="T5"/></text:p>
            <text:p><text:span text:style-name="T5">- Từ 1/2019 - 6/2019: HK 2 năm 4, học 1 môn và làm luận văn, lịch học cụ thể sẽ thông báo sau =&gt; lên Công ty 4.5 ngày/tuần</text:span></text:p>
          </table:table-cell>
          <table:covered-table-cell table:number-columns-repeated="11"/>
          <table:table-cell table:number-columns-repeated="1006"/>
        </table:table-row>
        <table:table-row table:style-name="ro2">
          <table:table-cell table:number-columns-repeated="6"/>
          <table:covered-table-cell table:number-columns-repeated="12"/>
          <table:table-cell table:number-columns-repeated="1006"/>
        </table:table-row>
        <table:table-row table:style-name="ro2">
          <table:table-cell table:number-columns-repeated="6"/>
          <table:covered-table-cell table:number-columns-repeated="12"/>
          <table:table-cell table:number-columns-repeated="1006"/>
        </table:table-row>
        <table:table-row table:style-name="ro2">
          <table:table-cell table:number-columns-repeated="6"/>
          <table:covered-table-cell table:number-columns-repeated="12"/>
          <table:table-cell table:number-columns-repeated="1006"/>
        </table:table-row>
        <table:table-row table:style-name="ro2">
          <table:table-cell table:number-columns-repeated="6"/>
          <table:covered-table-cell table:number-columns-repeated="12"/>
          <table:table-cell table:number-columns-repeated="1006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9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8"/>
          <table:table-cell table:style-name="ce49" table:number-columns-repeated="2"/>
          <table:table-cell table:style-name="ce136" table:number-columns-repeated="8"/>
          <table:table-cell table:style-name="ce140" office:value-type="string" table:number-columns-spanned="2" table:number-rows-spanned="1">
            <text:p>Month</text:p>
          </table:table-cell>
          <table:covered-table-cell table:style-name="ce141"/>
          <table:table-cell table:style-name="ce142" table:content-validation-name="val1" office:value-type="float" office:value="9" table:number-columns-spanned="2" table:number-rows-spanned="1">
            <text:p>9</text:p>
          </table:table-cell>
          <table:covered-table-cell table:style-name="ce141"/>
          <table:table-cell table:style-name="ce140" office:value-type="string" table:number-columns-spanned="2" table:number-rows-spanned="1">
            <text:p>Year</text:p>
          </table:table-cell>
          <table:covered-table-cell table:style-name="ce141"/>
          <table:table-cell table:style-name="ce140" office:value-type="float" office:value="2018" table:number-columns-spanned="2" table:number-rows-spanned="1">
            <text:p>2018</text:p>
          </table:table-cell>
          <table:covered-table-cell table:style-name="ce143"/>
          <table:table-cell table:style-name="ce136" table:number-columns-repeated="14"/>
          <table:table-cell table:style-name="ce61" table:number-columns-repeated="949"/>
          <table:table-cell table:number-columns-repeated="42"/>
        </table:table-row>
        <table:table-row table:style-name="ro2">
          <table:table-cell table:style-name="ce48" table:number-columns-repeated="3"/>
          <table:table-cell table:style-name="ce137" table:formula="of:=DATE([.$R$1];[.N1];1)" office:value-type="date" office:date-value="2018-09-01">
            <text:p>01</text:p>
          </table:table-cell>
          <table:table-cell table:style-name="ce137" table:formula="of:=[.D2]+1" office:value-type="date" office:date-value="2018-09-02">
            <text:p>02</text:p>
          </table:table-cell>
          <table:table-cell table:style-name="ce137" table:formula="of:=[.E2]+1" office:value-type="date" office:date-value="2018-09-03">
            <text:p>03</text:p>
          </table:table-cell>
          <table:table-cell table:style-name="ce137" table:formula="of:=[.F2]+1" office:value-type="date" office:date-value="2018-09-04">
            <text:p>04</text:p>
          </table:table-cell>
          <table:table-cell table:style-name="ce137" table:formula="of:=[.G2]+1" office:value-type="date" office:date-value="2018-09-05">
            <text:p>05</text:p>
          </table:table-cell>
          <table:table-cell table:style-name="ce137" table:formula="of:=[.H2]+1" office:value-type="date" office:date-value="2018-09-06">
            <text:p>06</text:p>
          </table:table-cell>
          <table:table-cell table:style-name="ce137" table:formula="of:=[.I2]+1" office:value-type="date" office:date-value="2018-09-07">
            <text:p>07</text:p>
          </table:table-cell>
          <table:table-cell table:style-name="ce137" table:formula="of:=[.J2]+1" office:value-type="date" office:date-value="2018-09-08">
            <text:p>08</text:p>
          </table:table-cell>
          <table:table-cell table:style-name="ce137" table:formula="of:=[.K2]+1" office:value-type="date" office:date-value="2018-09-09">
            <text:p>09</text:p>
          </table:table-cell>
          <table:table-cell table:style-name="ce137" table:formula="of:=[.L2]+1" office:value-type="date" office:date-value="2018-09-10">
            <text:p>10</text:p>
          </table:table-cell>
          <table:table-cell table:style-name="ce137" table:formula="of:=[.M2]+1" office:value-type="date" office:date-value="2018-09-11">
            <text:p>11</text:p>
          </table:table-cell>
          <table:table-cell table:style-name="ce137" table:formula="of:=[.N2]+1" office:value-type="date" office:date-value="2018-09-12">
            <text:p>12</text:p>
          </table:table-cell>
          <table:table-cell table:style-name="ce137" table:formula="of:=[.O2]+1" office:value-type="date" office:date-value="2018-09-13">
            <text:p>13</text:p>
          </table:table-cell>
          <table:table-cell table:style-name="ce137" table:formula="of:=[.P2]+1" office:value-type="date" office:date-value="2018-09-14">
            <text:p>14</text:p>
          </table:table-cell>
          <table:table-cell table:style-name="ce137" table:formula="of:=[.Q2]+1" office:value-type="date" office:date-value="2018-09-15">
            <text:p>15</text:p>
          </table:table-cell>
          <table:table-cell table:style-name="ce137" table:formula="of:=[.R2]+1" office:value-type="date" office:date-value="2018-09-16">
            <text:p>16</text:p>
          </table:table-cell>
          <table:table-cell table:style-name="ce137" table:formula="of:=[.S2]+1" office:value-type="date" office:date-value="2018-09-17">
            <text:p>17</text:p>
          </table:table-cell>
          <table:table-cell table:style-name="ce137" table:formula="of:=[.T2]+1" office:value-type="date" office:date-value="2018-09-18">
            <text:p>18</text:p>
          </table:table-cell>
          <table:table-cell table:style-name="ce137" table:formula="of:=[.U2]+1" office:value-type="date" office:date-value="2018-09-19">
            <text:p>19</text:p>
          </table:table-cell>
          <table:table-cell table:style-name="ce137" table:formula="of:=[.V2]+1" office:value-type="date" office:date-value="2018-09-20">
            <text:p>20</text:p>
          </table:table-cell>
          <table:table-cell table:style-name="ce137" table:formula="of:=[.W2]+1" office:value-type="date" office:date-value="2018-09-21">
            <text:p>21</text:p>
          </table:table-cell>
          <table:table-cell table:style-name="ce137" table:formula="of:=[.X2]+1" office:value-type="date" office:date-value="2018-09-22">
            <text:p>22</text:p>
          </table:table-cell>
          <table:table-cell table:style-name="ce137" table:formula="of:=[.Y2]+1" office:value-type="date" office:date-value="2018-09-23">
            <text:p>23</text:p>
          </table:table-cell>
          <table:table-cell table:style-name="ce137" table:formula="of:=[.Z2]+1" office:value-type="date" office:date-value="2018-09-24">
            <text:p>24</text:p>
          </table:table-cell>
          <table:table-cell table:style-name="ce137" table:formula="of:=[.AA2]+1" office:value-type="date" office:date-value="2018-09-25">
            <text:p>25</text:p>
          </table:table-cell>
          <table:table-cell table:style-name="ce137" table:formula="of:=[.AB2]+1" office:value-type="date" office:date-value="2018-09-26">
            <text:p>26</text:p>
          </table:table-cell>
          <table:table-cell table:style-name="ce137" table:formula="of:=[.AC2]+1" office:value-type="date" office:date-value="2018-09-27">
            <text:p>27</text:p>
          </table:table-cell>
          <table:table-cell table:style-name="ce137" table:formula="of:=[.AD2]+1" office:value-type="date" office:date-value="2018-09-28">
            <text:p>28</text:p>
          </table:table-cell>
          <table:table-cell table:style-name="ce137" table:formula="of:=[.AE2]+1" office:value-type="date" office:date-value="2018-09-29">
            <text:p>29</text:p>
          </table:table-cell>
          <table:table-cell table:style-name="ce137" table:formula="of:=[.AF2]+1" office:value-type="date" office:date-value="2018-09-30">
            <text:p>30</text:p>
          </table:table-cell>
          <table:table-cell table:style-name="ce61" table:number-columns-repeated="949"/>
          <table:table-cell table:number-columns-repeated="42"/>
        </table:table-row>
        <table:table-row table:style-name="ro4">
          <table:table-cell table:style-name="ce48" office:value-type="string">
            <text:p>No.</text:p>
          </table:table-cell>
          <table:table-cell table:style-name="ce48" office:value-type="string">
            <text:p>Name</text:p>
          </table:table-cell>
          <table:table-cell table:style-name="ce48" office:value-type="string">
            <text:p>Absent</text:p>
          </table:table-cell>
          <table:table-cell table:style-name="ce138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8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8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8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8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8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8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8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8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8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8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8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8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8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8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8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8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8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8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8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8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8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8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8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8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8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8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8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8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8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1" table:number-columns-repeated="949"/>
          <table:table-cell table:number-columns-repeated="42"/>
        </table:table-row>
        <table:table-row table:style-name="ro4">
          <table:table-cell table:style-name="ce40" office:value-type="float" office:value="1">
            <text:p>1</text:p>
          </table:table-cell>
          <table:table-cell table:style-name="ce42" office:value-type="string">
            <text:p>HaVS</text:p>
          </table:table-cell>
          <table:table-cell table:style-name="ce135" table:formula="of:=SUM([.D4:.AG4])" office:value-type="float" office:value="2">
            <text:p>2</text:p>
          </table:table-cell>
          <table:table-cell table:style-name="ce139" table:number-columns-repeated="3"/>
          <table:table-cell table:style-name="ce139" office:value-type="float" office:value="1">
            <office:annotation draw:style-name="gr1" draw:text-style-name="P1" svg:width="1.1413in" svg:height="0.3902in" svg:x="4.6031in" svg:y="0.1138in" draw:caption-point-x="-0.2402in" draw:caption-point-y="0.6043in">
              <dc:date>2018-09-04T00:00:00</dc:date>
              <text:p text:style-name="P1"><text:span text:style-name="T1">Đi học off sáng</text:span></text:p>
              <text:p text:style-name="P1"><text:span text:style-name="T1">Học bù off chiều</text:span></text:p>
            </office:annotation>
            <text:p>1</text:p>
          </table:table-cell>
          <table:table-cell table:style-name="ce139" office:value-type="float" office:value="0.5">
            <office:annotation draw:style-name="gr1" draw:text-style-name="P1" svg:width="1.1413in" svg:height="0.3902in" svg:x="5.1965in" svg:y="0.172in" draw:caption-point-x="-0.2402in" draw:caption-point-y="0.5461in">
              <dc:date>2018-08-20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139" office:value-type="float" office:value="0">
            <text:p>0</text:p>
          </table:table-cell>
          <table:table-cell table:style-name="ce139" office:value-type="float" office:value="0.5">
            <office:annotation draw:style-name="gr1" draw:text-style-name="P1" svg:width="1.1413in" svg:height="0.3902in" svg:x="6.3839in" svg:y="0.1717in" draw:caption-point-x="-0.2402in" draw:caption-point-y="0.5465in">
              <dc:date>2018-08-20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139" table:number-columns-repeated="23"/>
          <table:table-cell table:style-name="ce41" table:number-columns-repeated="949"/>
          <table:table-cell table:number-columns-repeated="42"/>
        </table:table-row>
        <table:table-row table:style-name="ro4">
          <table:table-cell table:style-name="ce40" office:value-type="float" office:value="2">
            <text:p>2</text:p>
          </table:table-cell>
          <table:table-cell table:style-name="ce42" office:value-type="string">
            <text:p>HueND</text:p>
          </table:table-cell>
          <table:table-cell table:style-name="ce135" table:formula="of:=SUM([.D5:.AG5])" office:value-type="float" office:value="4">
            <text:p>4</text:p>
          </table:table-cell>
          <table:table-cell table:style-name="ce139" table:number-columns-repeated="3"/>
          <table:table-cell table:style-name="ce139" office:value-type="float" office:value="1">
            <office:annotation draw:style-name="gr3" draw:text-style-name="P1" svg:width="1.1413in" svg:height="0.2634in" svg:x="4.6031in" svg:y="0.3614in" draw:caption-point-x="-0.2402in" draw:caption-point-y="0.6043in">
              <dc:date>2018-09-04T00:00:00</dc:date>
              <text:p text:style-name="P1"><text:span text:style-name="T1">Đi thi ở trường</text:span></text:p>
            </office:annotation>
            <text:p>1</text:p>
          </table:table-cell>
          <table:table-cell table:number-columns-repeated="2" table:style-name="ce139" office:value-type="float" office:value="0">
            <text:p>0</text:p>
          </table:table-cell>
          <table:table-cell table:style-name="ce139" office:value-type="float" office:value="1">
            <office:annotation draw:style-name="gr3" draw:text-style-name="P1" svg:width="1.1413in" svg:height="0.2634in" svg:x="6.3839in" svg:y="0.3634in" draw:caption-point-x="-0.2402in" draw:caption-point-y="0.6024in">
              <dc:date>2018-09-07T00:00:00</dc:date>
              <text:p text:style-name="P1"><text:span text:style-name="T1">Làm bài kiểm tra</text:span></text:p>
            </office:annotation>
            <text:p>1</text:p>
          </table:table-cell>
          <table:table-cell table:style-name="ce139" table:number-columns-repeated="2"/>
          <table:table-cell table:style-name="ce139" office:value-type="float" office:value="0">
            <office:annotation draw:style-name="gr1" draw:text-style-name="P1" svg:width="1.1413in" svg:height="0.3902in" svg:x="8.1646in" svg:y="0.3646in" draw:caption-point-x="-0.2402in" draw:caption-point-y="0.6012in">
              <dc:date>2018-09-10T00:00:00</dc:date>
              <text:p text:style-name="P1"><text:span text:style-name="T1">Kẹt xe, 8h36 vào cty</text:span></text:p>
            </office:annotation>
            <text:p>0</text:p>
          </table:table-cell>
          <table:table-cell table:number-columns-repeated="4" table:style-name="ce139" office:value-type="float" office:value="0">
            <text:p>0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139" office:value-type="float" office:value="1">
            <office:annotation draw:style-name="gr1" draw:text-style-name="P1" svg:width="1.1413in" svg:height="0.3902in" svg:x="14.1008in" svg:y="0.3677in" draw:caption-point-x="-0.2402in" draw:caption-point-y="0.598in">
              <dc:date>2018-09-20T00:00:00</dc:date>
              <text:p text:style-name="P1"><text:span text:style-name="T1">Báo cáo 30% môn học</text:span></text:p>
            </office:annotation>
            <text:p>1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number-columns-repeated="4" table:style-name="ce139" office:value-type="float" office:value="0">
            <text:p>0</text:p>
          </table:table-cell>
          <table:table-cell table:style-name="ce139" office:value-type="float" office:value="1">
            <office:annotation draw:style-name="gr1" draw:text-style-name="P1" svg:width="1.1413in" svg:height="0.3902in" svg:x="18.8496in" svg:y="0.3677in" draw:caption-point-x="-0.2402in" draw:caption-point-y="0.598in">
              <dc:date>2018-09-20T00:00:00</dc:date>
              <text:p text:style-name="P1"><text:span text:style-name="T1">Hoàn thành bài tập ở trường</text:span></text:p>
            </office:annotation>
            <text:p>1</text:p>
          </table:table-cell>
          <table:table-cell table:style-name="ce139" table:number-columns-repeated="2"/>
          <table:table-cell table:style-name="ce41" table:number-columns-repeated="949"/>
          <table:table-cell table:number-columns-repeated="42"/>
        </table:table-row>
        <table:table-row table:style-name="ro4">
          <table:table-cell table:style-name="ce40" office:value-type="float" office:value="3">
            <text:p>3</text:p>
          </table:table-cell>
          <table:table-cell table:style-name="ce42" office:value-type="string">
            <text:p>NhungLM</text:p>
          </table:table-cell>
          <table:table-cell table:style-name="ce135" table:formula="of:=SUM([.D6:.AG6])" office:value-type="float" office:value="0">
            <text:p>0</text:p>
          </table:table-cell>
          <table:table-cell table:style-name="ce139" table:number-columns-repeated="3"/>
          <table:table-cell table:style-name="ce139" office:value-type="float" office:value="0">
            <text:p>0</text:p>
          </table:table-cell>
          <table:table-cell table:style-name="ce139" table:number-columns-repeated="26"/>
          <table:table-cell table:style-name="ce41" table:number-columns-repeated="949"/>
          <table:table-cell table:number-columns-repeated="42"/>
        </table:table-row>
        <table:table-row table:style-name="ro4">
          <table:table-cell table:style-name="ce40" office:value-type="float" office:value="4">
            <text:p>4</text:p>
          </table:table-cell>
          <table:table-cell table:style-name="ce42" office:value-type="string">
            <text:p>TinhNVP</text:p>
          </table:table-cell>
          <table:table-cell table:style-name="ce135" table:formula="of:=SUM([.D7:.AG7])" office:value-type="float" office:value="4">
            <text:p>4</text:p>
          </table:table-cell>
          <table:table-cell table:style-name="ce139" table:number-columns-repeated="3"/>
          <table:table-cell table:number-columns-repeated="2" table:style-name="ce139" office:value-type="float" office:value="0">
            <text:p>0</text:p>
          </table:table-cell>
          <table:table-cell table:style-name="ce139" office:value-type="float" office:value="0.5">
            <office:annotation draw:style-name="gr1" draw:text-style-name="P1" svg:width="1.1413in" svg:height="0.3902in" svg:x="5.7902in" svg:y="0.9146in" draw:caption-point-x="-0.2402in" draw:caption-point-y="0.5465in">
              <dc:date>2018-08-20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style-name="ce139" office:value-type="float" office:value="0.5">
            <office:annotation draw:style-name="gr1" draw:text-style-name="P1" svg:width="1.1413in" svg:height="0.3902in" svg:x="8.1646in" svg:y="0.9146in" draw:caption-point-x="-0.2402in" draw:caption-point-y="0.5465in">
              <dc:date>2018-08-20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number-columns-repeated="2" table:style-name="ce139" office:value-type="float" office:value="0">
            <text:p>0</text:p>
          </table:table-cell>
          <table:table-cell table:style-name="ce139" office:value-type="float" office:value="0.5">
            <office:annotation draw:style-name="gr1" draw:text-style-name="P1" svg:width="1.1413in" svg:height="0.3902in" svg:x="9.9453in" svg:y="0.9146in" draw:caption-point-x="-0.2402in" draw:caption-point-y="0.5465in">
              <dc:date>2018-08-20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style-name="ce139" office:value-type="float" office:value="0.5">
            <office:annotation draw:style-name="gr1" draw:text-style-name="P1" svg:width="1.1413in" svg:height="0.3902in" svg:x="12.3197in" svg:y="0.9146in" draw:caption-point-x="-0.2402in" draw:caption-point-y="0.5465in">
              <dc:date>2018-08-20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139" office:value-type="float" office:value="0">
            <text:p>0</text:p>
          </table:table-cell>
          <table:table-cell table:style-name="ce139" office:value-type="float" office:value="0.5">
            <office:annotation draw:style-name="gr1" draw:text-style-name="P1" svg:width="1.1413in" svg:height="0.3902in" svg:x="13.5071in" svg:y="0.863in" draw:caption-point-x="-0.2402in" draw:caption-point-y="0.598in">
              <dc:date>2018-09-20T00:00:00</dc:date>
              <text:p text:style-name="P1"><text:span text:style-name="T1">Thuyết trình nhóm, off chiều</text:span></text:p>
            </office:annotation>
            <text:p>0.5</text:p>
          </table:table-cell>
          <table:table-cell table:style-name="ce139" office:value-type="float" office:value="0.5">
            <office:annotation draw:style-name="gr1" draw:text-style-name="P1" svg:width="1.1413in" svg:height="0.3902in" svg:x="14.1008in" svg:y="0.9146in" draw:caption-point-x="-0.2402in" draw:caption-point-y="0.5465in">
              <dc:date>2018-08-20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style-name="ce139" office:value-type="float" office:value="0.5">
            <office:annotation draw:style-name="gr1" draw:text-style-name="P1" svg:width="1.1413in" svg:height="0.3902in" svg:x="16.4752in" svg:y="0.9146in" draw:caption-point-x="-0.2402in" draw:caption-point-y="0.5465in">
              <dc:date>2018-08-20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139" office:value-type="float" office:value="0">
            <office:annotation draw:style-name="gr4" draw:text-style-name="P1" svg:width="1.1413in" svg:height="0.5457in" svg:x="17.0689in" svg:y="0.8646in" draw:caption-point-x="-0.2402in" draw:caption-point-y="0.5965in">
              <dc:date>2018-09-25T00:00:00</dc:date>
              <text:p text:style-name="P1"><text:span text:style-name="T1">Ghé ngân hàng, xin đi trễ, 8h48 đến cty</text:span></text:p>
            </office:annotation>
            <text:p>0</text:p>
          </table:table-cell>
          <table:table-cell table:style-name="ce139" office:value-type="float" office:value="0">
            <text:p>0</text:p>
          </table:table-cell>
          <table:table-cell table:style-name="ce139" office:value-type="float" office:value="0.5">
            <office:annotation draw:style-name="gr1" draw:text-style-name="P1" svg:width="1.1413in" svg:height="0.3902in" svg:x="18.2559in" svg:y="0.9146in" draw:caption-point-x="-0.2402in" draw:caption-point-y="0.5465in">
              <dc:date>2018-08-20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style-name="ce41" table:number-columns-repeated="949"/>
          <table:table-cell table:number-columns-repeated="42"/>
        </table:table-row>
        <table:table-row table:style-name="ro4">
          <table:table-cell table:style-name="ce40" office:value-type="float" office:value="5">
            <text:p>5</text:p>
          </table:table-cell>
          <table:table-cell table:style-name="ce42" office:value-type="string">
            <text:p>ToanDT</text:p>
          </table:table-cell>
          <table:table-cell table:style-name="ce135" table:formula="of:=SUM([.D8:.AG8])" office:value-type="float" office:value="7.5">
            <text:p>7.5</text:p>
          </table:table-cell>
          <table:table-cell table:style-name="ce139" table:number-columns-repeated="3"/>
          <table:table-cell table:style-name="ce139" office:value-type="float" office:value="1">
            <office:annotation draw:style-name="gr1" draw:text-style-name="P1" svg:width="1.1413in" svg:height="0.3902in" svg:x="4.6031in" svg:y="1.1043in" draw:caption-point-x="-0.2402in" draw:caption-point-y="0.6043in">
              <dc:date>2018-09-04T00:00:00</dc:date>
              <text:p text:style-name="P1"><text:span text:style-name="T1">Ở dưới quê ko lên kịp</text:span></text:p>
            </office:annotation>
            <text:p>1</text:p>
          </table:table-cell>
          <table:table-cell table:style-name="ce139" office:value-type="float" office:value="0">
            <text:p>0</text:p>
          </table:table-cell>
          <table:table-cell table:style-name="ce139" office:value-type="float" office:value="0.5">
            <office:annotation draw:style-name="gr1" draw:text-style-name="P1" svg:width="1.1413in" svg:height="0.3902in" svg:x="5.7902in" svg:y="1.1622in" draw:caption-point-x="-0.2402in" draw:caption-point-y="0.5465in">
              <dc:date>2018-08-20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139" office:value-type="float" office:value="0.5">
            <office:annotation draw:style-name="gr1" draw:text-style-name="P1" svg:width="1.1413in" svg:height="0.3902in" svg:x="6.3839in" svg:y="1.1622in" draw:caption-point-x="-0.2402in" draw:caption-point-y="0.5465in">
              <dc:date>2018-08-20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139" table:number-columns-repeated="2"/>
          <table:table-cell table:style-name="ce139" office:value-type="float" office:value="0.5">
            <office:annotation draw:style-name="gr1" draw:text-style-name="P1" svg:width="1.1413in" svg:height="0.3902in" svg:x="8.1646in" svg:y="1.1622in" draw:caption-point-x="-0.2402in" draw:caption-point-y="0.5465in">
              <dc:date>2018-08-20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number-columns-repeated="2" table:style-name="ce139" office:value-type="float" office:value="0">
            <text:p>0</text:p>
          </table:table-cell>
          <table:table-cell table:style-name="ce139" office:value-type="float" office:value="1">
            <office:annotation draw:style-name="gr5" draw:text-style-name="P1" svg:width="1.1413in" svg:height="0.7012in" svg:x="9.9453in" svg:y="1.1094in" draw:caption-point-x="-0.2402in" draw:caption-point-y="0.5992in">
              <dc:date>2018-09-13T00:00:00</dc:date>
              <text:p text:style-name="P1"><text:span text:style-name="T1">Lên trường gặp thầy hướng dẫn, off sáng</text:span></text:p>
              <text:p text:style-name="P1"><text:span text:style-name="T1">Đi học, off chiều</text:span></text:p>
            </office:annotation>
            <text:p>1</text:p>
          </table:table-cell>
          <table:table-cell table:style-name="ce139" office:value-type="float" office:value="0.5">
            <office:annotation draw:style-name="gr1" draw:text-style-name="P1" svg:width="1.1413in" svg:height="0.3902in" svg:x="10.539in" svg:y="1.1622in" draw:caption-point-x="-0.2402in" draw:caption-point-y="0.5465in">
              <dc:date>2018-08-20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139" table:number-columns-repeated="2"/>
          <table:table-cell table:style-name="ce139" office:value-type="float" office:value="0.5">
            <office:annotation draw:style-name="gr1" draw:text-style-name="P1" svg:width="1.1413in" svg:height="0.3902in" svg:x="12.3197in" svg:y="1.1622in" draw:caption-point-x="-0.2402in" draw:caption-point-y="0.5465in">
              <dc:date>2018-08-20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39" office:value-type="float" office:value="0">
            <text:p>0</text:p>
          </table:table-cell>
          <table:table-cell table:style-name="ce139" office:value-type="float" office:value="0">
            <office:annotation draw:style-name="gr1" draw:text-style-name="P1" svg:width="1.1413in" svg:height="0.3902in" svg:x="13.5071in" svg:y="1.1102in" draw:caption-point-x="-0.2402in" draw:caption-point-y="0.5984in">
              <dc:date>2018-09-19T00:00:00</dc:date>
              <text:p text:style-name="P1"><text:span text:style-name="T1">Ngủ quên, 8h42 vào cty</text:span></text:p>
            </office:annotation>
            <text:p>0</text:p>
          </table:table-cell>
          <table:table-cell table:style-name="ce139" office:value-type="float" office:value="1">
            <office:annotation draw:style-name="gr2" draw:text-style-name="P1" svg:width="1.1413in" svg:height="0.8567in" svg:x="14.1008in" svg:y="1.1622in" draw:caption-point-x="-0.2402in" draw:caption-point-y="0.5465in">
              <dc:date>2018-09-20T00:00:00</dc:date>
              <text:p text:style-name="P1"><text:span text:style-name="T1">Gặp thầy hướng dẫn luận văn, off sáng</text:span></text:p>
              <text:p text:style-name="P1"><text:span text:style-name="T1">Đi học ở trường, off chiều</text:span></text:p>
            </office:annotation>
            <text:p>1</text:p>
          </table:table-cell>
          <table:table-cell table:style-name="ce139" office:value-type="float" office:value="0.5">
            <office:annotation draw:style-name="gr1" draw:text-style-name="P1" svg:width="1.1413in" svg:height="0.3902in" svg:x="14.6945in" svg:y="1.1622in" draw:caption-point-x="-0.2402in" draw:caption-point-y="0.5465in">
              <dc:date>2018-08-20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139" table:number-columns-repeated="2"/>
          <table:table-cell table:style-name="ce139" office:value-type="float" office:value="0.5">
            <office:annotation draw:style-name="gr1" draw:text-style-name="P1" svg:width="1.1413in" svg:height="0.3902in" svg:x="16.4752in" svg:y="1.1622in" draw:caption-point-x="-0.2402in" draw:caption-point-y="0.5465in">
              <dc:date>2018-08-20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number-columns-repeated="2" table:style-name="ce139" office:value-type="float" office:value="0">
            <text:p>0</text:p>
          </table:table-cell>
          <table:table-cell table:style-name="ce139" office:value-type="float" office:value="0.5">
            <office:annotation draw:style-name="gr1" draw:text-style-name="P1" svg:width="1.1413in" svg:height="0.3902in" svg:x="18.2559in" svg:y="1.1622in" draw:caption-point-x="-0.2402in" draw:caption-point-y="0.5465in">
              <dc:date>2018-08-20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139" office:value-type="float" office:value="0.5">
            <office:annotation draw:style-name="gr1" draw:text-style-name="P1" svg:width="1.1413in" svg:height="0.3902in" svg:x="18.8496in" svg:y="1.1622in" draw:caption-point-x="-0.2402in" draw:caption-point-y="0.5465in">
              <dc:date>2018-08-20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139" table:number-columns-repeated="2"/>
          <table:table-cell table:number-columns-repeated="991"/>
        </table:table-row>
        <table:table-row table:style-name="ro4">
          <table:table-cell table:style-name="ce40" office:value-type="float" office:value="6">
            <text:p>6</text:p>
          </table:table-cell>
          <table:table-cell table:style-name="ce42" office:value-type="string">
            <text:p>VinhNT</text:p>
          </table:table-cell>
          <table:table-cell table:style-name="ce135" table:formula="of:=SUM([.D9:.AG9])" office:value-type="float" office:value="5">
            <text:p>5</text:p>
          </table:table-cell>
          <table:table-cell table:style-name="ce139" table:number-columns-repeated="3"/>
          <table:table-cell table:style-name="ce139" office:value-type="float" office:value="0">
            <office:annotation draw:style-name="gr1" draw:text-style-name="P1" svg:width="1.1413in" svg:height="0.3902in" svg:x="4.6031in" svg:y="1.3528in" draw:caption-point-x="-0.2402in" draw:caption-point-y="0.6039in">
              <dc:date>2018-09-04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39" office:value-type="float" office:value="0">
            <text:p>0</text:p>
          </table:table-cell>
          <table:table-cell table:style-name="ce139" office:value-type="float" office:value="1">
            <office:annotation draw:style-name="gr4" draw:text-style-name="P1" svg:width="1.1413in" svg:height="0.5457in" svg:x="5.7902in" svg:y="1.3539in" draw:caption-point-x="-0.2402in" draw:caption-point-y="0.6028in">
              <dc:date>2018-09-05T00:00:00</dc:date>
              <text:p text:style-name="P1"><text:span text:style-name="T1">Lên trường báo cáo tiến độ khóa luận</text:span></text:p>
            </office:annotation>
            <text:p>1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number-columns-repeated="2" table:style-name="ce139" office:value-type="float" office:value="0">
            <text:p>0</text:p>
          </table:table-cell>
          <table:table-cell table:style-name="ce139" office:value-type="float" office:value="0.5">
            <office:annotation draw:style-name="gr1" draw:text-style-name="P1" svg:width="1.1413in" svg:height="0.3902in" svg:x="9.352in" svg:y="1.3571in" draw:caption-point-x="-0.2402in" draw:caption-point-y="0.5996in">
              <dc:date>2018-09-12T00:00:00</dc:date>
              <text:p text:style-name="P1"><text:span text:style-name="T1">Lên trường gặp thầy hướng dẫn</text:span></text:p>
            </office:annotation>
            <text:p>0.5</text:p>
          </table:table-cell>
          <table:table-cell table:style-name="ce139" office:value-type="float" office:value="1">
            <office:annotation draw:style-name="gr4" draw:text-style-name="P1" svg:width="1.1413in" svg:height="0.5457in" svg:x="9.9453in" svg:y="1.3539in" draw:caption-point-x="-0.2402in" draw:caption-point-y="0.6028in">
              <dc:date>2018-09-05T00:00:00</dc:date>
              <text:p text:style-name="P1"><text:span text:style-name="T1">Lên trường báo cáo tiến độ khóa luận</text:span></text:p>
            </office:annotation>
            <text:p>1</text:p>
          </table:table-cell>
          <table:table-cell table:style-name="ce139" office:value-type="float" office:value="0.5">
            <office:annotation draw:style-name="gr1" draw:text-style-name="P1" svg:width="1.1413in" svg:height="0.3902in" svg:x="10.539in" svg:y="1.3579in" draw:caption-point-x="-0.2402in" draw:caption-point-y="0.5988in">
              <dc:date>2018-09-14T00:00:00</dc:date>
              <text:p text:style-name="P1"><text:span text:style-name="T1">Lên trường có việc, off sáng</text:span></text:p>
            </office:annotation>
            <text:p>0.5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139" office:value-type="float" office:value="1">
            <office:annotation draw:style-name="gr4" draw:text-style-name="P1" svg:width="1.1413in" svg:height="0.5457in" svg:x="14.1008in" svg:y="1.3539in" draw:caption-point-x="-0.2402in" draw:caption-point-y="0.6028in">
              <dc:date>2018-09-05T00:00:00</dc:date>
              <text:p text:style-name="P1"><text:span text:style-name="T1">Lên trường báo cáo tiến độ khóa luận</text:span></text:p>
            </office:annotation>
            <text:p>1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number-columns-repeated="3" table:style-name="ce139" office:value-type="float" office:value="0">
            <text:p>0</text:p>
          </table:table-cell>
          <table:table-cell table:style-name="ce139" office:value-type="float" office:value="1">
            <office:annotation draw:style-name="gr4" draw:text-style-name="P1" svg:width="1.1413in" svg:height="0.5457in" svg:x="18.2559in" svg:y="1.3539in" draw:caption-point-x="-0.2402in" draw:caption-point-y="0.6028in">
              <dc:date>2018-09-05T00:00:00</dc:date>
              <text:p text:style-name="P1"><text:span text:style-name="T1">Lên trường báo cáo tiến độ khóa luận</text:span></text:p>
            </office:annotation>
            <text:p>1</text:p>
          </table:table-cell>
          <table:table-cell table:style-name="ce139" office:value-type="float" office:value="0">
            <text:p>0</text:p>
          </table:table-cell>
          <table:table-cell table:style-name="ce139" table:number-columns-repeated="2"/>
          <table:table-cell table:number-columns-repeated="991"/>
        </table:table-row>
        <table:table-row table:style-name="ro2" table:number-rows-repeated="2">
          <table:table-cell table:number-columns-repeated="1024"/>
        </table:table-row>
        <table:table-row table:style-name="ro11">
          <table:table-cell table:number-columns-repeated="7"/>
          <table:table-cell office:value-type="string">
            <text:p><text:span text:style-name="T3">TinhVVP</text:span>: </text:p>
          </table:table-cell>
          <table:table-cell table:number-columns-repeated="1016"/>
        </table:table-row>
        <table:table-row table:style-name="ro12">
          <table:table-cell table:number-columns-repeated="8"/>
          <table:table-cell office:value-type="string">
            <text:p>- Từ 3/9 - 30/9: off <text:span text:style-name="T7">chiều t2 và chiều t5</text:span> (đi học ở trường)</text:p>
          </table:table-cell>
          <table:table-cell table:number-columns-repeated="1015"/>
        </table:table-row>
        <table:table-row table:style-name="ro4">
          <table:table-cell table:number-columns-repeated="8"/>
          <table:table-cell office:value-type="string">
            <text:p>- Từ 1/10 đến hết tháng 12: nghỉ chiều thứ 2, nghỉ chiều thứ 5 và sáng t6 (đi học ở trường)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office:value-type="string" table:number-columns-spanned="12" table:number-rows-spanned="5">
            <text:p>HueND:</text:p>
            <text:p>- Xin off thứ 6 hàng tuần để làm bài tập từ 28/9 đến 30/11</text:p>
          </table:table-cell>
          <table:covered-table-cell office:value-type="string">
            <text:p>- Từ 1/10 đến hết tháng 12: nghỉ chiều thứ 5 và sáng t6 (đi học ở trường)</text:p>
          </table:covered-table-cell>
          <table:covered-table-cell table:number-columns-repeated="10"/>
          <table:table-cell table:number-columns-repeated="1005"/>
        </table:table-row>
        <table:table-row table:style-name="ro2">
          <table:table-cell table:number-columns-repeated="7"/>
          <table:covered-table-cell table:number-columns-repeated="12"/>
          <table:table-cell table:number-columns-repeated="1005"/>
        </table:table-row>
        <table:table-row table:style-name="ro2">
          <table:table-cell table:number-columns-repeated="7"/>
          <table:covered-table-cell table:number-columns-repeated="12"/>
          <table:table-cell table:number-columns-repeated="1005"/>
        </table:table-row>
        <table:table-row table:style-name="ro2">
          <table:table-cell table:number-columns-repeated="7"/>
          <table:covered-table-cell table:number-columns-repeated="12"/>
          <table:table-cell table:number-columns-repeated="1005"/>
        </table:table-row>
        <table:table-row table:style-name="ro2">
          <table:table-cell table:number-columns-repeated="7"/>
          <table:covered-table-cell table:number-columns-repeated="12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130" office:value-type="string" table:number-columns-spanned="12" table:number-rows-spanned="5">
            <text:p><text:span text:style-name="T3">ToanDT:</text:span></text:p>
            <text:p><text:span text:style-name="T4"/></text:p>
            <text:p><text:span text:style-name="T5">- Từ 13/8 - tháng 1/2019: HK 1 năm 4, học 4 môn ở trường, off </text:span><text:span text:style-name="T6">sáng t2, chiều t5, chiều t6</text:span><text:span text:style-name="T5"> =&gt; lên Công ty 3.5 ngày/tuần</text:span></text:p>
            <text:p><text:span text:style-name="T5"/></text:p>
            <text:p><text:span text:style-name="T5">- Từ 1/2019 - 6/2019: HK 2 năm 4, học 1 môn và làm luận văn, lịch học cụ thể sẽ thông báo sau =&gt; lên Công ty 4.5 ngày/tuần</text:span></text:p>
          </table:table-cell>
          <table:covered-table-cell table:number-columns-repeated="11"/>
          <table:table-cell table:number-columns-repeated="1005"/>
        </table:table-row>
        <table:table-row table:style-name="ro2">
          <table:table-cell table:number-columns-repeated="7"/>
          <table:covered-table-cell table:number-columns-repeated="12"/>
          <table:table-cell table:number-columns-repeated="1005"/>
        </table:table-row>
        <table:table-row table:style-name="ro2">
          <table:table-cell table:number-columns-repeated="7"/>
          <table:covered-table-cell table:number-columns-repeated="12"/>
          <table:table-cell table:number-columns-repeated="1005"/>
        </table:table-row>
        <table:table-row table:style-name="ro2">
          <table:table-cell table:number-columns-repeated="7"/>
          <table:covered-table-cell table:number-columns-repeated="12"/>
          <table:table-cell table:number-columns-repeated="1005"/>
        </table:table-row>
        <table:table-row table:style-name="ro2">
          <table:table-cell table:number-columns-repeated="7"/>
          <table:covered-table-cell table:number-columns-repeated="12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11">
          <table:table-cell table:number-columns-repeated="7"/>
          <table:table-cell table:style-name="ce130" office:value-type="string">
            <text:p>VinhNT:</text:p>
          </table:table-cell>
          <table:table-cell table:number-columns-repeated="1016"/>
        </table:table-row>
        <table:table-row table:style-name="ro13">
          <table:table-cell table:number-columns-repeated="7"/>
          <table:table-cell office:value-type="string">
            <text:p>- Làm Khóa luận bắt đầu từ ngày <text:span text:style-name="T4">04/9/2018</text:span> và dự kiến sẽ hoàn thành vào ngày <text:span text:style-name="T4">10/01/2019.</text:span></text:p>
            <text:p><text:span text:style-name="T4">-</text:span><text:span text:style-name="T5"> Xin off vào</text:span><text:span text:style-name="T6"> thứ 5 </text:span><text:span text:style-name="T5">hàng tuần để lên trường báo cáo tiến độ </text:span></text:p>
          </table:table-cell>
          <table:table-cell table:number-columns-repeated="1016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10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8"/>
          <table:table-cell table:style-name="ce49" table:number-columns-repeated="2"/>
          <table:table-cell table:style-name="ce145" table:number-columns-repeated="8"/>
          <table:table-cell table:style-name="ce152" office:value-type="string" table:number-columns-spanned="2" table:number-rows-spanned="1">
            <text:p>Month</text:p>
          </table:table-cell>
          <table:covered-table-cell table:style-name="ce153"/>
          <table:table-cell table:style-name="ce154" table:content-validation-name="val1" office:value-type="float" office:value="10" table:number-columns-spanned="2" table:number-rows-spanned="1">
            <text:p>10</text:p>
          </table:table-cell>
          <table:covered-table-cell table:style-name="ce153"/>
          <table:table-cell table:style-name="ce152" office:value-type="string" table:number-columns-spanned="2" table:number-rows-spanned="1">
            <text:p>Year</text:p>
          </table:table-cell>
          <table:covered-table-cell table:style-name="ce153"/>
          <table:table-cell table:style-name="ce152" office:value-type="float" office:value="2018" table:number-columns-spanned="2" table:number-rows-spanned="1">
            <text:p>2018</text:p>
          </table:table-cell>
          <table:covered-table-cell table:style-name="ce155"/>
          <table:table-cell table:style-name="ce145" table:number-columns-repeated="15"/>
          <table:table-cell table:style-name="ce61" table:number-columns-repeated="949"/>
          <table:table-cell table:number-columns-repeated="41"/>
        </table:table-row>
        <table:table-row table:style-name="ro2">
          <table:table-cell table:style-name="ce48" table:number-columns-repeated="3"/>
          <table:table-cell table:style-name="ce146" table:formula="of:=DATE([.$R$1];[.N1];1)" office:value-type="date" office:date-value="2018-10-01">
            <text:p>01</text:p>
          </table:table-cell>
          <table:table-cell table:style-name="ce146" table:formula="of:=[.D2]+1" office:value-type="date" office:date-value="2018-10-02">
            <text:p>02</text:p>
          </table:table-cell>
          <table:table-cell table:style-name="ce146" table:formula="of:=[.E2]+1" office:value-type="date" office:date-value="2018-10-03">
            <text:p>03</text:p>
          </table:table-cell>
          <table:table-cell table:style-name="ce146" table:formula="of:=[.F2]+1" office:value-type="date" office:date-value="2018-10-04">
            <text:p>04</text:p>
          </table:table-cell>
          <table:table-cell table:style-name="ce146" table:formula="of:=[.G2]+1" office:value-type="date" office:date-value="2018-10-05">
            <text:p>05</text:p>
          </table:table-cell>
          <table:table-cell table:style-name="ce146" table:formula="of:=[.H2]+1" office:value-type="date" office:date-value="2018-10-06">
            <text:p>06</text:p>
          </table:table-cell>
          <table:table-cell table:style-name="ce146" table:formula="of:=[.I2]+1" office:value-type="date" office:date-value="2018-10-07">
            <text:p>07</text:p>
          </table:table-cell>
          <table:table-cell table:style-name="ce146" table:formula="of:=[.J2]+1" office:value-type="date" office:date-value="2018-10-08">
            <text:p>08</text:p>
          </table:table-cell>
          <table:table-cell table:style-name="ce146" table:formula="of:=[.K2]+1" office:value-type="date" office:date-value="2018-10-09">
            <text:p>09</text:p>
          </table:table-cell>
          <table:table-cell table:style-name="ce146" table:formula="of:=[.L2]+1" office:value-type="date" office:date-value="2018-10-10">
            <text:p>10</text:p>
          </table:table-cell>
          <table:table-cell table:style-name="ce146" table:formula="of:=[.M2]+1" office:value-type="date" office:date-value="2018-10-11">
            <text:p>11</text:p>
          </table:table-cell>
          <table:table-cell table:style-name="ce146" table:formula="of:=[.N2]+1" office:value-type="date" office:date-value="2018-10-12">
            <text:p>12</text:p>
          </table:table-cell>
          <table:table-cell table:style-name="ce146" table:formula="of:=[.O2]+1" office:value-type="date" office:date-value="2018-10-13">
            <text:p>13</text:p>
          </table:table-cell>
          <table:table-cell table:style-name="ce146" table:formula="of:=[.P2]+1" office:value-type="date" office:date-value="2018-10-14">
            <text:p>14</text:p>
          </table:table-cell>
          <table:table-cell table:style-name="ce146" table:formula="of:=[.Q2]+1" office:value-type="date" office:date-value="2018-10-15">
            <text:p>15</text:p>
          </table:table-cell>
          <table:table-cell table:style-name="ce146" table:formula="of:=[.R2]+1" office:value-type="date" office:date-value="2018-10-16">
            <text:p>16</text:p>
          </table:table-cell>
          <table:table-cell table:style-name="ce146" table:formula="of:=[.S2]+1" office:value-type="date" office:date-value="2018-10-17">
            <text:p>17</text:p>
          </table:table-cell>
          <table:table-cell table:style-name="ce146" table:formula="of:=[.T2]+1" office:value-type="date" office:date-value="2018-10-18">
            <text:p>18</text:p>
          </table:table-cell>
          <table:table-cell table:style-name="ce146" table:formula="of:=[.U2]+1" office:value-type="date" office:date-value="2018-10-19">
            <text:p>19</text:p>
          </table:table-cell>
          <table:table-cell table:style-name="ce146" table:formula="of:=[.V2]+1" office:value-type="date" office:date-value="2018-10-20">
            <text:p>20</text:p>
          </table:table-cell>
          <table:table-cell table:style-name="ce146" table:formula="of:=[.W2]+1" office:value-type="date" office:date-value="2018-10-21">
            <text:p>21</text:p>
          </table:table-cell>
          <table:table-cell table:style-name="ce146" table:formula="of:=[.X2]+1" office:value-type="date" office:date-value="2018-10-22">
            <text:p>22</text:p>
          </table:table-cell>
          <table:table-cell table:style-name="ce146" table:formula="of:=[.Y2]+1" office:value-type="date" office:date-value="2018-10-23">
            <text:p>23</text:p>
          </table:table-cell>
          <table:table-cell table:style-name="ce146" table:formula="of:=[.Z2]+1" office:value-type="date" office:date-value="2018-10-24">
            <text:p>24</text:p>
          </table:table-cell>
          <table:table-cell table:style-name="ce146" table:formula="of:=[.AA2]+1" office:value-type="date" office:date-value="2018-10-25">
            <text:p>25</text:p>
          </table:table-cell>
          <table:table-cell table:style-name="ce146" table:formula="of:=[.AB2]+1" office:value-type="date" office:date-value="2018-10-26">
            <text:p>26</text:p>
          </table:table-cell>
          <table:table-cell table:style-name="ce146" table:formula="of:=[.AC2]+1" office:value-type="date" office:date-value="2018-10-27">
            <text:p>27</text:p>
          </table:table-cell>
          <table:table-cell table:style-name="ce146" table:formula="of:=[.AD2]+1" office:value-type="date" office:date-value="2018-10-28">
            <text:p>28</text:p>
          </table:table-cell>
          <table:table-cell table:style-name="ce146" table:formula="of:=[.AE2]+1" office:value-type="date" office:date-value="2018-10-29">
            <text:p>29</text:p>
          </table:table-cell>
          <table:table-cell table:style-name="ce146" table:formula="of:=[.AF2]+1" office:value-type="date" office:date-value="2018-10-30">
            <text:p>30</text:p>
          </table:table-cell>
          <table:table-cell table:style-name="ce146" table:formula="of:=[.AG2]+1" office:value-type="date" office:date-value="2018-10-31">
            <text:p>31</text:p>
          </table:table-cell>
          <table:table-cell table:style-name="ce61" table:number-columns-repeated="949"/>
          <table:table-cell table:number-columns-repeated="41"/>
        </table:table-row>
        <table:table-row table:style-name="ro4">
          <table:table-cell table:style-name="ce48" office:value-type="string">
            <text:p>No.</text:p>
          </table:table-cell>
          <table:table-cell table:style-name="ce48" office:value-type="string">
            <text:p>Name</text:p>
          </table:table-cell>
          <table:table-cell table:style-name="ce48" office:value-type="string">
            <text:p>Absent</text:p>
          </table:table-cell>
          <table:table-cell table:style-name="ce147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1" table:number-columns-repeated="949"/>
          <table:table-cell table:number-columns-repeated="41"/>
        </table:table-row>
        <table:table-row table:style-name="ro4">
          <table:table-cell table:style-name="ce40" office:value-type="float" office:value="1">
            <text:p>1</text:p>
          </table:table-cell>
          <table:table-cell table:style-name="ce42" office:value-type="string">
            <text:p>HueND</text:p>
          </table:table-cell>
          <table:table-cell table:style-name="ce144" table:formula="of:=SUM([.D4:.AH4])" office:value-type="float" office:value="4">
            <text:p>4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5457in" svg:x="4.6031in" svg:y="0.1134in" draw:caption-point-x="-0.2402in" draw:caption-point-y="0.6047in">
              <dc:date>2018-10-04T00:00:00</dc:date>
              <text:p text:style-name="P1"><text:span text:style-name="T1">Chuẩn bị cho bài thuyết trìn, xin off chiều</text:span></text:p>
            </office:annotation>
            <text:p>0.5</text:p>
          </table:table-cell>
          <table:table-cell table:style-name="ce148" office:value-type="float" office:value="1">
            <office:annotation draw:style-name="gr3" draw:text-style-name="P1" svg:width="1.1413in" svg:height="0.2634in" svg:x="5.1965in" svg:y="0.113in" draw:caption-point-x="-0.2402in" draw:caption-point-y="0.6051in">
              <dc:date>2018-10-04T00:00:00</dc:date>
              <text:p text:style-name="P1"><text:span text:style-name="T1">Làm bài tập</text:span></text:p>
            </office:annotation>
            <text:p>1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3" draw:text-style-name="P1" svg:width="1.1413in" svg:height="0.2634in" svg:x="8.7583in" svg:y="0.1161in" draw:caption-point-x="-0.2402in" draw:caption-point-y="0.602in">
              <dc:date>2018-10-11T00:00:00</dc:date>
              <text:p text:style-name="P1"><text:span text:style-name="T1">Hư xe, xin đi trễ</text:span></text:p>
            </office:annotation>
            <text:p>0</text:p>
          </table:table-cell>
          <table:table-cell table:style-name="ce148" office:value-type="float" office:value="1">
            <office:annotation draw:style-name="gr3" draw:text-style-name="P1" svg:width="1.1413in" svg:height="0.2634in" svg:x="9.352in" svg:y="0.1709in" draw:caption-point-x="-0.2402in" draw:caption-point-y="0.5472in">
              <dc:date>2018-10-04T00:00:00</dc:date>
              <text:p text:style-name="P1"><text:span text:style-name="T1">Làm bài tập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3" draw:text-style-name="P1" svg:width="1.1413in" svg:height="0.2634in" svg:x="11.7264in" svg:y="0.1173in" draw:caption-point-x="-0.2402in" draw:caption-point-y="0.6008in">
              <dc:date>2018-10-16T00:00:00</dc:date>
              <text:p text:style-name="P1"><text:span text:style-name="T1">Làm bài kiểm tra</text:span></text:p>
            </office:annotation>
            <text:p>1</text:p>
          </table:table-cell>
          <table:table-cell table:style-name="ce148" office:value-type="float" office:value="0.5">
            <office:annotation draw:style-name="gr5" draw:text-style-name="P1" svg:width="1.1413in" svg:height="0.7012in" svg:x="12.3197in" svg:y="0.1177in" draw:caption-point-x="-0.2402in" draw:caption-point-y="0.6004in">
              <dc:date>2018-10-17T00:00:00</dc:date>
              <text:p text:style-name="P1"><text:span text:style-name="T1">Khám NVQS, xin đi trễ, 10h10 đến cty</text:span></text:p>
              <text:p text:style-name="P1"><text:span text:style-name="T1">→ </text:span><text:span text:style-name="T1">Tính off sáng</text:span></text:p>
            </office:annotation>
            <text:p>0.5</text:p>
          </table:table-cell>
          <table:table-cell table:style-name="ce148" table:number-columns-repeated="14"/>
          <table:table-cell table:style-name="ce41" table:number-columns-repeated="949"/>
          <table:table-cell table:number-columns-repeated="41"/>
        </table:table-row>
        <table:table-row table:style-name="ro4">
          <table:table-cell table:style-name="ce40" office:value-type="float" office:value="2">
            <text:p>2</text:p>
          </table:table-cell>
          <table:table-cell table:style-name="ce42" office:value-type="string">
            <text:p>ThienTM</text:p>
          </table:table-cell>
          <table:table-cell table:style-name="ce144" table:formula="of:=SUM([.D5:.AH5])" office:value-type="float" office:value="4">
            <text:p>4</text:p>
          </table:table-cell>
          <table:table-cell table:style-name="ce148" table:number-columns-repeated="7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3" draw:text-style-name="P1" svg:width="1.1413in" svg:height="0.2634in" svg:x="9.352in" svg:y="0.3634in" draw:caption-point-x="-0.2402in" draw:caption-point-y="0.6024in">
              <dc:date>2018-10-10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48" table:number-columns-repeated="2"/>
          <table:table-cell table:style-name="ce148" office:value-type="float" office:value="1">
            <office:annotation draw:style-name="gr3" draw:text-style-name="P1" svg:width="1.1413in" svg:height="0.2634in" svg:x="11.1327in" svg:y="0.3638in" draw:caption-point-x="-0.2402in" draw:caption-point-y="0.602in">
              <dc:date>2018-10-10T00:00:00</dc:date>
              <text:p text:style-name="P1"><text:span text:style-name="T1">Đi học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3" draw:text-style-name="P1" svg:width="1.1413in" svg:height="0.2634in" svg:x="15.8815in" svg:y="0.3673in" draw:caption-point-x="-0.2402in" draw:caption-point-y="0.5984in">
              <dc:date>2018-10-23T00:00:00</dc:date>
              <text:p text:style-name="P1"><text:span text:style-name="T1">Cảm sốt</text:span></text:p>
            </office:annotation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3" draw:text-style-name="P1" svg:width="1.1413in" svg:height="0.2634in" svg:x="17.6622in" svg:y="0.3602in" draw:caption-point-x="-0.2402in" draw:caption-point-y="0.6055in">
              <dc:date>2018-10-04T00:00:00</dc:date>
              <text:p text:style-name="P1"><text:span text:style-name="T1">Đi học,off chiều</text:span></text:p>
            </office:annotation>
            <text:p>0.5</text:p>
          </table:table-cell>
          <table:table-cell table:style-name="ce148" table:number-columns-repeated="2"/>
          <table:table-cell table:style-name="ce148" office:value-type="float" office:value="1">
            <office:annotation draw:style-name="gr3" draw:text-style-name="P1" svg:width="1.1413in" svg:height="0.2634in" svg:x="19.4433in" svg:y="0.3638in" draw:caption-point-x="-0.2402in" draw:caption-point-y="0.602in">
              <dc:date>2018-10-10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41" table:number-columns-repeated="949"/>
          <table:table-cell table:number-columns-repeated="41"/>
        </table:table-row>
        <table:table-row table:style-name="ro4">
          <table:table-cell table:style-name="ce40" office:value-type="float" office:value="3">
            <text:p>3</text:p>
          </table:table-cell>
          <table:table-cell table:style-name="ce42" office:value-type="string">
            <text:p>TinhNVP</text:p>
          </table:table-cell>
          <table:table-cell table:style-name="ce144" table:formula="of:=SUM([.D6:.AH6])" office:value-type="float" office:value="6">
            <text:p>6</text:p>
          </table:table-cell>
          <table:table-cell table:style-name="ce148" office:value-type="float" office:value="0.5">
            <office:annotation draw:style-name="gr1" draw:text-style-name="P1" svg:width="1.1413in" svg:height="0.3902in" svg:x="2.822in" svg:y="0.6555in" draw:caption-point-x="-0.2402in" draw:caption-point-y="0.5579in">
              <dc:date>2018-08-20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5457in" svg:x="4.0094in" svg:y="0.6079in" draw:caption-point-x="-0.2402in" draw:caption-point-y="0.6055in">
              <dc:date>2018-10-03T00:00:00</dc:date>
              <text:p text:style-name="P1"><text:span text:style-name="T1">Mệt, đau mắt, xin đi trễ, 9h15 vào cty</text:span></text:p>
            </office:annotation>
            <text:p>0</text:p>
          </table:table-cell>
          <table:table-cell table:style-name="ce148" office:value-type="float" office:value="0.5">
            <office:annotation draw:style-name="gr3" draw:text-style-name="P1" svg:width="1.1413in" svg:height="0.2634in" svg:x="4.6031in" svg:y="0.6079in" draw:caption-point-x="-0.2402in" draw:caption-point-y="0.6055in">
              <dc:date>2018-10-04T00:00:00</dc:date>
              <text:p text:style-name="P1"><text:span text:style-name="T1">Đi học,off chiều</text:span></text:p>
            </office:annotation>
            <text:p>0.5</text:p>
          </table:table-cell>
          <table:table-cell table:style-name="ce148" office:value-type="float" office:value="0.5">
            <office:annotation draw:style-name="gr3" draw:text-style-name="P1" svg:width="1.1413in" svg:height="0.2634in" svg:x="5.1965in" svg:y="0.6087in" draw:caption-point-x="-0.2402in" draw:caption-point-y="0.6047in">
              <dc:date>2018-10-05T00:00:00</dc:date>
              <text:p text:style-name="P1"><text:span text:style-name="T1">Đi học,off sáng</text:span></text:p>
            </office:annotation>
            <text:p>0.5</text:p>
          </table:table-cell>
          <table:table-cell table:style-name="ce148" table:number-columns-repeated="2"/>
          <table:table-cell table:style-name="ce148" office:value-type="float" office:value="0.5">
            <office:annotation draw:style-name="gr1" draw:text-style-name="P1" svg:width="1.1413in" svg:height="0.3902in" svg:x="6.9776in" svg:y="0.6555in" draw:caption-point-x="-0.2402in" draw:caption-point-y="0.5579in">
              <dc:date>2018-08-20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3" draw:text-style-name="P1" svg:width="1.1413in" svg:height="0.2634in" svg:x="8.7583in" svg:y="0.6079in" draw:caption-point-x="-0.2402in" draw:caption-point-y="0.6055in">
              <dc:date>2018-10-04T00:00:00</dc:date>
              <text:p text:style-name="P1"><text:span text:style-name="T1">Đi học,off chiều</text:span></text:p>
            </office:annotation>
            <text:p>0.5</text:p>
          </table:table-cell>
          <table:table-cell table:style-name="ce148" office:value-type="float" office:value="0.5">
            <office:annotation draw:style-name="gr3" draw:text-style-name="P1" svg:width="1.1413in" svg:height="0.2634in" svg:x="9.352in" svg:y="0.6087in" draw:caption-point-x="-0.2402in" draw:caption-point-y="0.6047in">
              <dc:date>2018-10-05T00:00:00</dc:date>
              <text:p text:style-name="P1"><text:span text:style-name="T1">Đi học,off sáng</text:span></text:p>
            </office:annotation>
            <text:p>0.5</text:p>
          </table:table-cell>
          <table:table-cell table:style-name="ce148" table:number-columns-repeated="2"/>
          <table:table-cell table:style-name="ce148" office:value-type="float" office:value="1">
            <office:annotation draw:style-name="gr5" draw:text-style-name="P1" svg:width="1.1413in" svg:height="0.7012in" svg:x="11.1327in" svg:y="0.6555in" draw:caption-point-x="-0.2402in" draw:caption-point-y="0.5579in">
              <dc:date>2018-10-15T00:00:00</dc:date>
              <text:p text:style-name="P1"><text:span text:style-name="T1">Đi học ở trường, off chiều</text:span></text:p>
              <text:p text:style-name="P1"><text:span text:style-name="T1">Đau mắt đỏ đi khám, off sáng</text:span></text:p>
            </office:annotation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1">
            <office:annotation draw:style-name="gr1" draw:text-style-name="P1" svg:width="1.1413in" svg:height="0.3902in" svg:x="12.9134in" svg:y="0.6079in" draw:caption-point-x="-0.2402in" draw:caption-point-y="0.6055in">
              <dc:date>2018-10-18T00:00:00</dc:date>
              <text:p text:style-name="P1"><text:span text:style-name="T1">Đi học,off chiều</text:span></text:p>
              <text:p text:style-name="P1"><text:span text:style-name="T1">Đau mắt off sáng</text:span></text:p>
            </office:annotation>
            <text:p>1</text:p>
          </table:table-cell>
          <table:table-cell table:style-name="ce148" office:value-type="float" office:value="0.5">
            <office:annotation draw:style-name="gr3" draw:text-style-name="P1" svg:width="1.1413in" svg:height="0.2634in" svg:x="13.5071in" svg:y="0.6087in" draw:caption-point-x="-0.2402in" draw:caption-point-y="0.6047in">
              <dc:date>2018-10-05T00:00:00</dc:date>
              <text:p text:style-name="P1"><text:span text:style-name="T1">Đi học,off sáng</text:span></text:p>
            </office:annotation>
            <text:p>0.5</text:p>
          </table:table-cell>
          <table:table-cell table:style-name="ce148" table:number-columns-repeated="2"/>
          <table:table-cell table:style-name="ce148" office:value-type="float" office:value="0.5">
            <office:annotation draw:style-name="gr1" draw:text-style-name="P1" svg:width="1.1413in" svg:height="0.3902in" svg:x="15.2878in" svg:y="0.6555in" draw:caption-point-x="-0.2402in" draw:caption-point-y="0.5579in">
              <dc:date>2018-08-20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148" table:number-columns-repeated="9"/>
          <table:table-cell table:style-name="ce41" table:number-columns-repeated="949"/>
          <table:table-cell table:number-columns-repeated="41"/>
        </table:table-row>
        <table:table-row table:style-name="ro4">
          <table:table-cell table:style-name="ce40" office:value-type="float" office:value="4">
            <text:p>4</text:p>
          </table:table-cell>
          <table:table-cell table:style-name="ce42" office:value-type="string">
            <text:p>ToanDT</text:p>
          </table:table-cell>
          <table:table-cell table:style-name="ce144" table:formula="of:=SUM([.D7:.AH7])" office:value-type="float" office:value="3.5">
            <text:p>3.5</text:p>
          </table:table-cell>
          <table:table-cell table:style-name="ce148" office:value-type="float" office:value="0.5">
            <office:annotation draw:style-name="gr1" draw:text-style-name="P1" svg:width="1.1413in" svg:height="0.3902in" svg:x="2.822in" svg:y="0.9031in" draw:caption-point-x="-0.2402in" draw:caption-point-y="0.5579in">
              <dc:date>2018-08-20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3" draw:text-style-name="P1" svg:width="1.1413in" svg:height="0.2634in" svg:x="4.6031in" svg:y="0.8555in" draw:caption-point-x="-0.2402in" draw:caption-point-y="0.6055in">
              <dc:date>2018-10-04T00:00:00</dc:date>
              <text:p text:style-name="P1"><text:span text:style-name="T1">Đi học,off chiều</text:span></text:p>
            </office:annotation>
            <text:p>0.5</text:p>
          </table:table-cell>
          <table:table-cell table:style-name="ce148" office:value-type="float" office:value="0.5">
            <office:annotation draw:style-name="gr3" draw:text-style-name="P1" svg:width="1.1413in" svg:height="0.2634in" svg:x="5.1965in" svg:y="0.8555in" draw:caption-point-x="-0.2402in" draw:caption-point-y="0.6055in">
              <dc:date>2018-10-04T00:00:00</dc:date>
              <text:p text:style-name="P1"><text:span text:style-name="T1">Đi học,off chiều</text:span></text:p>
            </office:annotation>
            <text:p>0.5</text:p>
          </table:table-cell>
          <table:table-cell table:style-name="ce148" table:number-columns-repeated="2"/>
          <table:table-cell table:style-name="ce148" office:value-type="float" office:value="0.5">
            <office:annotation draw:style-name="gr1" draw:text-style-name="P1" svg:width="1.1413in" svg:height="0.3902in" svg:x="6.9776in" svg:y="0.9031in" draw:caption-point-x="-0.2402in" draw:caption-point-y="0.5579in">
              <dc:date>2018-08-20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48" office:value-type="float" office:value="0">
            <office:annotation draw:style-name="gr1" draw:text-style-name="P1" svg:width="1.1413in" svg:height="0.3902in" svg:x="7.5709in" svg:y="0.8579in" draw:caption-point-x="-0.2402in" draw:caption-point-y="0.6031in">
              <dc:date>2018-10-09T00:00:00</dc:date>
              <text:p text:style-name="P1"><text:span text:style-name="T1">Ngủ quên, 8h40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3" draw:text-style-name="P1" svg:width="1.1413in" svg:height="0.2634in" svg:x="8.7583in" svg:y="0.8555in" draw:caption-point-x="-0.2402in" draw:caption-point-y="0.6055in">
              <dc:date>2018-10-04T00:00:00</dc:date>
              <text:p text:style-name="P1"><text:span text:style-name="T1">Đi học,off chiều</text:span></text:p>
            </office:annotation>
            <text:p>0.5</text:p>
          </table:table-cell>
          <table:table-cell table:style-name="ce148" office:value-type="float" office:value="0.5">
            <office:annotation draw:style-name="gr3" draw:text-style-name="P1" svg:width="1.1413in" svg:height="0.2634in" svg:x="9.352in" svg:y="0.8555in" draw:caption-point-x="-0.2402in" draw:caption-point-y="0.6055in">
              <dc:date>2018-10-04T00:00:00</dc:date>
              <text:p text:style-name="P1"><text:span text:style-name="T1">Đi học,off chiều</text:span></text:p>
            </office:annotation>
            <text:p>0.5</text:p>
          </table:table-cell>
          <table:table-cell table:style-name="ce148" table:number-columns-repeated="2"/>
          <table:table-cell table:style-name="ce148" office:value-type="float" office:value="0.5">
            <office:annotation draw:style-name="gr1" draw:text-style-name="P1" svg:width="1.1413in" svg:height="0.3902in" svg:x="11.1327in" svg:y="0.9031in" draw:caption-point-x="-0.2402in" draw:caption-point-y="0.5579in">
              <dc:date>2018-08-20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14"/>
          <table:table-cell table:number-columns-repeated="990"/>
        </table:table-row>
        <table:table-row table:style-name="ro4">
          <table:table-cell table:style-name="ce40" office:value-type="float" office:value="5">
            <text:p>5</text:p>
          </table:table-cell>
          <table:table-cell table:style-name="ce42" office:value-type="string">
            <text:p>VinhNT</text:p>
          </table:table-cell>
          <table:table-cell table:style-name="ce144" table:formula="of:=SUM([.D8:.AH8])" office:value-type="float" office:value="4.5">
            <text:p>4.5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1" draw:text-style-name="P1" svg:width="1.1413in" svg:height="0.3902in" svg:x="4.6031in" svg:y="1.1024in" draw:caption-point-x="-0.2402in" draw:caption-point-y="0.6063in">
              <dc:date>2018-10-02T00:00:00</dc:date>
              <text:p text:style-name="P1"><text:span text:style-name="T1">Báo cáo tiến độ khúa luận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1" draw:text-style-name="P1" svg:width="1.1413in" svg:height="0.3902in" svg:x="7.5709in" svg:y="1.1059in" draw:caption-point-x="-0.2402in" draw:caption-point-y="0.6028in">
              <dc:date>2018-10-09T00:00:00</dc:date>
              <text:p text:style-name="P1"><text:span text:style-name="T1">Không khỏe, xin off chiều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1" draw:text-style-name="P1" svg:width="1.1413in" svg:height="0.3902in" svg:x="8.7583in" svg:y="1.1024in" draw:caption-point-x="-0.2402in" draw:caption-point-y="0.6063in">
              <dc:date>2018-10-02T00:00:00</dc:date>
              <text:p text:style-name="P1"><text:span text:style-name="T1">Báo cáo tiến độ khúa luận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1" draw:text-style-name="P1" svg:width="1.1413in" svg:height="0.3902in" svg:x="12.9134in" svg:y="1.1024in" draw:caption-point-x="-0.2402in" draw:caption-point-y="0.6063in">
              <dc:date>2018-10-02T00:00:00</dc:date>
              <text:p text:style-name="P1"><text:span text:style-name="T1">Báo cáo tiến độ khúa luận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1" draw:text-style-name="P1" svg:width="1.1413in" svg:height="0.3902in" svg:x="17.0689in" svg:y="1.1024in" draw:caption-point-x="-0.2402in" draw:caption-point-y="0.6063in">
              <dc:date>2018-10-02T00:00:00</dc:date>
              <text:p text:style-name="P1"><text:span text:style-name="T1">Báo cáo tiến độ khúa luận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number-columns-repeated="990"/>
        </table:table-row>
        <table:table-row table:style-name="ro2" table:number-rows-repeated="4">
          <table:table-cell table:number-columns-repeated="1024"/>
        </table:table-row>
        <table:table-row table:style-name="ro11">
          <table:table-cell table:number-columns-repeated="8"/>
          <table:table-cell office:value-type="string">
            <text:p><text:span text:style-name="T3">TinhVVP</text:span>: </text:p>
          </table:table-cell>
          <table:table-cell table:number-columns-repeated="1015"/>
        </table:table-row>
        <table:table-row table:style-name="ro12">
          <table:table-cell table:number-columns-repeated="9"/>
          <table:table-cell office:value-type="string">
            <text:p>- Từ 3/9 - 30/9: off <text:span text:style-name="T7">chiều t2 và chiều t5</text:span> (đi học ở trường)</text:p>
          </table:table-cell>
          <table:table-cell table:number-columns-repeated="1014"/>
        </table:table-row>
        <table:table-row table:style-name="ro11">
          <table:table-cell table:number-columns-repeated="9"/>
          <table:table-cell table:style-name="ce151" office:value-type="string">
            <text:p>- Từ 1/10 đến hết tháng 12: nghỉ chiều thứ 2, nghỉ chiều thứ 5 và sáng t6 (đi học ở trường)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149" office:value-type="string" table:number-columns-spanned="12" table:number-rows-spanned="5">
            <text:p><text:span text:style-name="T5">HueND</text:span><text:span text:style-name="T4">:</text:span></text:p>
            <text:p>- Xin off thứ 6 hàng tuần để làm bài tập từ 28/9 đến 30/11</text:p>
          </table:table-cell>
          <table:covered-table-cell office:value-type="string">
            <text:p>- Từ 1/10 đến hết tháng 12: nghỉ chiều thứ 5 và sáng t6 (đi học ở trường)</text:p>
          </table:covered-table-cell>
          <table:covered-table-cell table:number-columns-repeated="10"/>
          <table:table-cell table:number-columns-repeated="1004"/>
        </table:table-row>
        <table:table-row table:style-name="ro2">
          <table:table-cell table:number-columns-repeated="8"/>
          <table:covered-table-cell table:number-columns-repeated="12"/>
          <table:table-cell table:number-columns-repeated="1004"/>
        </table:table-row>
        <table:table-row table:style-name="ro2">
          <table:table-cell table:number-columns-repeated="8"/>
          <table:covered-table-cell table:number-columns-repeated="12"/>
          <table:table-cell table:number-columns-repeated="1004"/>
        </table:table-row>
        <table:table-row table:style-name="ro2">
          <table:table-cell table:number-columns-repeated="8"/>
          <table:covered-table-cell table:number-columns-repeated="12"/>
          <table:table-cell table:number-columns-repeated="1004"/>
        </table:table-row>
        <table:table-row table:style-name="ro2">
          <table:table-cell table:number-columns-repeated="8"/>
          <table:covered-table-cell table:number-columns-repeated="12"/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130" office:value-type="string" table:number-columns-spanned="12" table:number-rows-spanned="5">
            <text:p><text:span text:style-name="T3">ToanDT:</text:span></text:p>
            <text:p><text:span text:style-name="T4"/></text:p>
            <text:p><text:span text:style-name="T5">- Từ 13/8 - tháng 1/2019: HK 1 năm 4, học 4 môn ở trường, off </text:span><text:span text:style-name="T6">sáng t2, chiều t5, chiều t6</text:span><text:span text:style-name="T5"> =&gt; lên Công ty 3.5 ngày/tuần</text:span></text:p>
            <text:p><text:span text:style-name="T5"/></text:p>
            <text:p><text:span text:style-name="T5">- Từ 1/2019 - 6/2019: HK 2 năm 4, học 1 môn và làm luận văn, lịch học cụ thể sẽ thông báo sau =&gt; lên Công ty 4.5 ngày/tuần</text:span></text:p>
          </table:table-cell>
          <table:covered-table-cell table:number-columns-repeated="11"/>
          <table:table-cell table:number-columns-repeated="1004"/>
        </table:table-row>
        <table:table-row table:style-name="ro2">
          <table:table-cell table:number-columns-repeated="8"/>
          <table:covered-table-cell table:number-columns-repeated="12"/>
          <table:table-cell table:number-columns-repeated="1004"/>
        </table:table-row>
        <table:table-row table:style-name="ro2">
          <table:table-cell table:number-columns-repeated="8"/>
          <table:covered-table-cell table:number-columns-repeated="12"/>
          <table:table-cell table:number-columns-repeated="1004"/>
        </table:table-row>
        <table:table-row table:style-name="ro2">
          <table:table-cell table:number-columns-repeated="8"/>
          <table:covered-table-cell table:number-columns-repeated="12"/>
          <table:table-cell table:number-columns-repeated="1004"/>
        </table:table-row>
        <table:table-row table:style-name="ro2">
          <table:table-cell table:number-columns-repeated="8"/>
          <table:covered-table-cell table:number-columns-repeated="12"/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11">
          <table:table-cell table:number-columns-repeated="8"/>
          <table:table-cell table:style-name="ce130" office:value-type="string">
            <text:p>VinhNT:</text:p>
          </table:table-cell>
          <table:table-cell table:number-columns-repeated="1015"/>
        </table:table-row>
        <table:table-row table:style-name="ro13">
          <table:table-cell table:number-columns-repeated="8"/>
          <table:table-cell office:value-type="string">
            <text:p>- Làm Khóa luận bắt đầu từ ngày <text:span text:style-name="T4">04/9/2018</text:span> và dự kiến sẽ hoàn thành vào ngày <text:span text:style-name="T4">10/01/2019.</text:span></text:p>
            <text:p><text:span text:style-name="T4">-</text:span><text:span text:style-name="T5"> Xin off vào</text:span><text:span text:style-name="T6"> thứ 5 </text:span><text:span text:style-name="T5">hàng tuần để lên trường báo cáo tiến độ </text:span>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4">
          <table:table-cell table:number-columns-repeated="8"/>
          <table:table-cell table:style-name="ce150" office:value-type="string">
            <text:p><text:span text:style-name="T6">ThienTM: </text:span></text:p>
            <text:p><text:span text:style-name="T8">- Off chiều t6 hàng tuần để đi học,. Từ giờ đến hết tháng 12</text:span></text:p>
          </table:table-cell>
          <table:table-cell table:number-columns-repeated="1015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11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8"/>
          <table:table-cell table:style-name="ce49" table:number-columns-repeated="2"/>
          <table:table-cell table:style-name="ce157" table:number-columns-repeated="8"/>
          <table:table-cell table:style-name="ce161" office:value-type="string" table:number-columns-spanned="2" table:number-rows-spanned="1">
            <text:p>Month</text:p>
          </table:table-cell>
          <table:covered-table-cell table:style-name="ce162"/>
          <table:table-cell table:style-name="ce163" table:content-validation-name="val1" office:value-type="float" office:value="11" table:number-columns-spanned="2" table:number-rows-spanned="1">
            <text:p>11</text:p>
          </table:table-cell>
          <table:covered-table-cell table:style-name="ce162"/>
          <table:table-cell table:style-name="ce161" office:value-type="string" table:number-columns-spanned="2" table:number-rows-spanned="1">
            <text:p>Year</text:p>
          </table:table-cell>
          <table:covered-table-cell table:style-name="ce162"/>
          <table:table-cell table:style-name="ce161" office:value-type="float" office:value="2018" table:number-columns-spanned="2" table:number-rows-spanned="1">
            <text:p>2018</text:p>
          </table:table-cell>
          <table:covered-table-cell table:style-name="ce164"/>
          <table:table-cell table:style-name="ce157" table:number-columns-repeated="15"/>
          <table:table-cell table:style-name="ce61" table:number-columns-repeated="949"/>
          <table:table-cell table:number-columns-repeated="41"/>
        </table:table-row>
        <table:table-row table:style-name="ro2">
          <table:table-cell table:style-name="ce48" table:number-columns-repeated="3"/>
          <table:table-cell table:style-name="ce158" table:formula="of:=DATE([.$R$1];[.N1];1)" office:value-type="date" office:date-value="2018-11-01">
            <text:p>01</text:p>
          </table:table-cell>
          <table:table-cell table:style-name="ce158" table:formula="of:=[.D2]+1" office:value-type="date" office:date-value="2018-11-02">
            <text:p>02</text:p>
          </table:table-cell>
          <table:table-cell table:style-name="ce158" table:formula="of:=[.E2]+1" office:value-type="date" office:date-value="2018-11-03">
            <text:p>03</text:p>
          </table:table-cell>
          <table:table-cell table:style-name="ce158" table:formula="of:=[.F2]+1" office:value-type="date" office:date-value="2018-11-04">
            <text:p>04</text:p>
          </table:table-cell>
          <table:table-cell table:style-name="ce158" table:formula="of:=[.G2]+1" office:value-type="date" office:date-value="2018-11-05">
            <text:p>05</text:p>
          </table:table-cell>
          <table:table-cell table:style-name="ce158" table:formula="of:=[.H2]+1" office:value-type="date" office:date-value="2018-11-06">
            <text:p>06</text:p>
          </table:table-cell>
          <table:table-cell table:style-name="ce158" table:formula="of:=[.I2]+1" office:value-type="date" office:date-value="2018-11-07">
            <text:p>07</text:p>
          </table:table-cell>
          <table:table-cell table:style-name="ce158" table:formula="of:=[.J2]+1" office:value-type="date" office:date-value="2018-11-08">
            <text:p>08</text:p>
          </table:table-cell>
          <table:table-cell table:style-name="ce158" table:formula="of:=[.K2]+1" office:value-type="date" office:date-value="2018-11-09">
            <text:p>09</text:p>
          </table:table-cell>
          <table:table-cell table:style-name="ce158" table:formula="of:=[.L2]+1" office:value-type="date" office:date-value="2018-11-10">
            <text:p>10</text:p>
          </table:table-cell>
          <table:table-cell table:style-name="ce158" table:formula="of:=[.M2]+1" office:value-type="date" office:date-value="2018-11-11">
            <text:p>11</text:p>
          </table:table-cell>
          <table:table-cell table:style-name="ce158" table:formula="of:=[.N2]+1" office:value-type="date" office:date-value="2018-11-12">
            <text:p>12</text:p>
          </table:table-cell>
          <table:table-cell table:style-name="ce158" table:formula="of:=[.O2]+1" office:value-type="date" office:date-value="2018-11-13">
            <text:p>13</text:p>
          </table:table-cell>
          <table:table-cell table:style-name="ce158" table:formula="of:=[.P2]+1" office:value-type="date" office:date-value="2018-11-14">
            <text:p>14</text:p>
          </table:table-cell>
          <table:table-cell table:style-name="ce158" table:formula="of:=[.Q2]+1" office:value-type="date" office:date-value="2018-11-15">
            <text:p>15</text:p>
          </table:table-cell>
          <table:table-cell table:style-name="ce158" table:formula="of:=[.R2]+1" office:value-type="date" office:date-value="2018-11-16">
            <text:p>16</text:p>
          </table:table-cell>
          <table:table-cell table:style-name="ce158" table:formula="of:=[.S2]+1" office:value-type="date" office:date-value="2018-11-17">
            <text:p>17</text:p>
          </table:table-cell>
          <table:table-cell table:style-name="ce158" table:formula="of:=[.T2]+1" office:value-type="date" office:date-value="2018-11-18">
            <text:p>18</text:p>
          </table:table-cell>
          <table:table-cell table:style-name="ce158" table:formula="of:=[.U2]+1" office:value-type="date" office:date-value="2018-11-19">
            <text:p>19</text:p>
          </table:table-cell>
          <table:table-cell table:style-name="ce158" table:formula="of:=[.V2]+1" office:value-type="date" office:date-value="2018-11-20">
            <text:p>20</text:p>
          </table:table-cell>
          <table:table-cell table:style-name="ce158" table:formula="of:=[.W2]+1" office:value-type="date" office:date-value="2018-11-21">
            <text:p>21</text:p>
          </table:table-cell>
          <table:table-cell table:style-name="ce158" table:formula="of:=[.X2]+1" office:value-type="date" office:date-value="2018-11-22">
            <text:p>22</text:p>
          </table:table-cell>
          <table:table-cell table:style-name="ce158" table:formula="of:=[.Y2]+1" office:value-type="date" office:date-value="2018-11-23">
            <text:p>23</text:p>
          </table:table-cell>
          <table:table-cell table:style-name="ce158" table:formula="of:=[.Z2]+1" office:value-type="date" office:date-value="2018-11-24">
            <text:p>24</text:p>
          </table:table-cell>
          <table:table-cell table:style-name="ce158" table:formula="of:=[.AA2]+1" office:value-type="date" office:date-value="2018-11-25">
            <text:p>25</text:p>
          </table:table-cell>
          <table:table-cell table:style-name="ce158" table:formula="of:=[.AB2]+1" office:value-type="date" office:date-value="2018-11-26">
            <text:p>26</text:p>
          </table:table-cell>
          <table:table-cell table:style-name="ce158" table:formula="of:=[.AC2]+1" office:value-type="date" office:date-value="2018-11-27">
            <text:p>27</text:p>
          </table:table-cell>
          <table:table-cell table:style-name="ce158" table:formula="of:=[.AD2]+1" office:value-type="date" office:date-value="2018-11-28">
            <text:p>28</text:p>
          </table:table-cell>
          <table:table-cell table:style-name="ce158" table:formula="of:=[.AE2]+1" office:value-type="date" office:date-value="2018-11-29">
            <text:p>29</text:p>
          </table:table-cell>
          <table:table-cell table:style-name="ce158" table:formula="of:=[.AF2]+1" office:value-type="date" office:date-value="2018-11-30">
            <text:p>30</text:p>
          </table:table-cell>
          <table:table-cell table:style-name="ce158" table:formula="of:=[.AG2]+1" office:value-type="date" office:date-value="2018-12-01">
            <text:p>01</text:p>
          </table:table-cell>
          <table:table-cell table:style-name="ce61" table:number-columns-repeated="949"/>
          <table:table-cell table:number-columns-repeated="41"/>
        </table:table-row>
        <table:table-row table:style-name="ro4">
          <table:table-cell table:style-name="ce48" office:value-type="string">
            <text:p>No.</text:p>
          </table:table-cell>
          <table:table-cell table:style-name="ce48" office:value-type="string">
            <text:p>Name</text:p>
          </table:table-cell>
          <table:table-cell table:style-name="ce48" office:value-type="string">
            <text:p>Absent</text:p>
          </table:table-cell>
          <table:table-cell table:style-name="ce159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9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9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9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9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9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9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9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9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9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9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9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9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9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9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9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9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9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9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9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9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9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9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9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9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9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9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9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9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9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9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1" table:number-columns-repeated="949"/>
          <table:table-cell table:number-columns-repeated="41"/>
        </table:table-row>
        <table:table-row table:style-name="ro4">
          <table:table-cell table:style-name="ce40" office:value-type="float" office:value="1">
            <text:p>1</text:p>
          </table:table-cell>
          <table:table-cell table:style-name="ce42" office:value-type="string">
            <text:p>ThienTM</text:p>
          </table:table-cell>
          <table:table-cell table:style-name="ce156" table:formula="of:=SUM([.D4:.AH4])" office:value-type="float" office:value="2">
            <text:p>2</text:p>
          </table:table-cell>
          <table:table-cell table:number-columns-repeated="2" table:style-name="ce160" office:value-type="float" office:value="0">
            <text:p>0</text:p>
          </table:table-cell>
          <table:table-cell table:style-name="ce160" table:number-columns-repeated="2"/>
          <table:table-cell table:number-columns-repeated="4"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3" draw:text-style-name="P1" svg:width="1.1413in" svg:height="0.2634in" svg:x="7.5709in" svg:y="0.1083in" draw:caption-point-x="-0.2402in" draw:caption-point-y="0.6098in">
              <dc:date>2018-10-04T00:00:00</dc:date>
              <text:p text:style-name="P1"><text:span text:style-name="T1">Đi học,off chiều</text:span></text:p>
            </office:annotation>
            <text:p>0.5</text:p>
          </table:table-cell>
          <table:table-cell table:style-name="ce160" table:number-columns-repeated="2"/>
          <table:table-cell table:style-name="ce160" office:value-type="float" office:value="0.5">
            <office:annotation draw:style-name="gr1" draw:text-style-name="P1" svg:width="1.1413in" svg:height="0.3902in" svg:x="9.352in" svg:y="0.1201in" draw:caption-point-x="-0.2402in" draw:caption-point-y="0.598in">
              <dc:date>2018-11-12T00:00:00</dc:date>
              <text:p text:style-name="P1"><text:span text:style-name="T1">Đau đầu, off sáng</text:span></text:p>
            </office:annotation>
            <text:p>0.5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1" draw:text-style-name="P1" svg:width="1.1413in" svg:height="0.3902in" svg:x="10.539in" svg:y="0.1787in" draw:caption-point-x="-0.2402in" draw:caption-point-y="0.5394in">
              <dc:date>2018-11-15T00:00:00</dc:date>
              <text:p text:style-name="P1"><text:span text:style-name="T1">Bị sốt, off chiều</text:span></text:p>
              <text:p text:style-name="P1"><text:span text:style-name="T1"/></text:p>
            </office:annotation>
            <text:p>0.5</text:p>
          </table:table-cell>
          <table:table-cell table:style-name="ce160" office:value-type="float" office:value="0">
            <text:p>0</text:p>
          </table:table-cell>
          <table:table-cell table:style-name="ce160" office:value-type="float" office:value="0.5">
            <office:annotation draw:style-name="gr3" draw:text-style-name="P1" svg:width="1.1413in" svg:height="0.2634in" svg:x="11.7264in" svg:y="0.1787in" draw:caption-point-x="-0.2402in" draw:caption-point-y="0.5394in">
              <dc:date>2018-10-04T00:00:00</dc:date>
              <text:p text:style-name="P1"><text:span text:style-name="T1">Đi học,off chiều</text:span></text:p>
            </office:annotation>
            <text:p>0.5</text:p>
          </table:table-cell>
          <table:table-cell table:style-name="ce160" table:number-columns-repeated="2"/>
          <table:table-cell table:number-columns-repeated="4" table:style-name="ce160" office:value-type="float" office:value="0">
            <text:p>0</text:p>
          </table:table-cell>
          <table:table-cell table:style-name="ce160" table:number-columns-repeated="3"/>
          <table:table-cell table:style-name="ce160">
            <office:annotation draw:style-name="gr3" draw:text-style-name="P1" svg:width="1.1413in" svg:height="0.2634in" svg:x="17.6622in" svg:y="0.1232in" draw:caption-point-x="-0.2402in" draw:caption-point-y="0.5949in">
              <dc:date>2018-11-26T00:00:00</dc:date>
              <text:p text:style-name="P1"><text:span text:style-name="T1">Nghỉ tạm thời</text:span></text:p>
            </office:annotation>
          </table:table-cell>
          <table:table-cell table:style-name="ce160" table:number-columns-repeated="5"/>
          <table:table-cell table:style-name="ce41" table:number-columns-repeated="949"/>
          <table:table-cell table:number-columns-repeated="41"/>
        </table:table-row>
        <table:table-row table:style-name="ro4">
          <table:table-cell table:style-name="ce40" office:value-type="float" office:value="2">
            <text:p>2</text:p>
          </table:table-cell>
          <table:table-cell table:style-name="ce42" office:value-type="string">
            <text:p>VinhNT</text:p>
          </table:table-cell>
          <table:table-cell table:style-name="ce156" table:formula="of:=SUM([.D5:.AH5])" office:value-type="float" office:value="2">
            <text:p>2</text:p>
          </table:table-cell>
          <table:table-cell table:style-name="ce160" office:value-type="float" office:value="1">
            <office:annotation draw:style-name="gr1" draw:text-style-name="P1" svg:width="1.1413in" svg:height="0.3902in" svg:x="2.822in" svg:y="0.3646in" draw:caption-point-x="-0.2402in" draw:caption-point-y="0.6012in">
              <dc:date>2018-11-01T00:00:00</dc:date>
              <text:p text:style-name="P1"><text:span text:style-name="T1">Báo cáo tiến độ khóa luâbh</text:span></text:p>
            </office:annotation>
            <text:p>1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number-columns-repeated="3" table:style-name="ce160" office:value-type="float" office:value="0">
            <text:p>0</text:p>
          </table:table-cell>
          <table:table-cell table:style-name="ce160" office:value-type="float" office:value="1">
            <office:annotation draw:style-name="gr1" draw:text-style-name="P1" svg:width="1.1413in" svg:height="0.3902in" svg:x="6.9776in" svg:y="0.3646in" draw:caption-point-x="-0.2402in" draw:caption-point-y="0.6012in">
              <dc:date>2018-11-01T00:00:00</dc:date>
              <text:p text:style-name="P1"><text:span text:style-name="T1">Báo cáo tiến độ khóa luâbh</text:span></text:p>
            </office:annotation>
            <text:p>1</text:p>
          </table:table-cell>
          <table:table-cell table:style-name="ce160" office:value-type="float" office:value="0">
            <text:p>0</text:p>
          </table:table-cell>
          <table:table-cell table:style-name="ce160" table:number-columns-repeated="2"/>
          <table:table-cell table:number-columns-repeated="2" table:style-name="ce160" office:value-type="float" office:value="0">
            <text:p>0</text:p>
          </table:table-cell>
          <table:table-cell table:style-name="ce160" table:number-columns-repeated="18"/>
          <table:table-cell table:number-columns-repeated="990"/>
        </table:table-row>
        <table:table-row table:style-name="ro2" table:number-rows-repeated="5">
          <table:table-cell table:number-columns-repeated="1024"/>
        </table:table-row>
        <table:table-row table:style-name="ro11">
          <table:table-cell table:number-columns-repeated="8"/>
          <table:table-cell office:value-type="string">
            <text:p><text:span text:style-name="T3">TinhVVP</text:span>: </text:p>
          </table:table-cell>
          <table:table-cell table:number-columns-repeated="1015"/>
        </table:table-row>
        <table:table-row table:style-name="ro12">
          <table:table-cell table:number-columns-repeated="9"/>
          <table:table-cell office:value-type="string">
            <text:p>- Từ 3/9 - 30/9: off <text:span text:style-name="T7">chiều t2 và chiều t5</text:span> (đi học ở trường)</text:p>
          </table:table-cell>
          <table:table-cell table:number-columns-repeated="1014"/>
        </table:table-row>
        <table:table-row table:style-name="ro15">
          <table:table-cell table:number-columns-repeated="9"/>
          <table:table-cell table:style-name="ce151" office:value-type="string">
            <text:p>- Từ 1/10 đến hết tháng 12: nghỉ chiều thứ 2, nghỉ chiều thứ 5 và sáng t6 (đi học ở trường)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149" office:value-type="string" table:number-columns-spanned="12" table:number-rows-spanned="5">
            <text:p><text:span text:style-name="T5">HueND</text:span><text:span text:style-name="T4">:</text:span></text:p>
            <text:p>- Xin off thứ 6 hàng tuần để làm bài tập từ 28/9 đến 30/11</text:p>
          </table:table-cell>
          <table:covered-table-cell office:value-type="string">
            <text:p>- Từ 1/10 đến hết tháng 12: nghỉ chiều thứ 5 và sáng t6 (đi học ở trường)</text:p>
          </table:covered-table-cell>
          <table:covered-table-cell table:number-columns-repeated="10"/>
          <table:table-cell table:number-columns-repeated="1004"/>
        </table:table-row>
        <table:table-row table:style-name="ro2">
          <table:table-cell table:number-columns-repeated="8"/>
          <table:covered-table-cell table:number-columns-repeated="12"/>
          <table:table-cell table:number-columns-repeated="1004"/>
        </table:table-row>
        <table:table-row table:style-name="ro2">
          <table:table-cell table:number-columns-repeated="8"/>
          <table:covered-table-cell table:number-columns-repeated="12"/>
          <table:table-cell table:number-columns-repeated="1004"/>
        </table:table-row>
        <table:table-row table:style-name="ro2">
          <table:table-cell table:number-columns-repeated="8"/>
          <table:covered-table-cell table:number-columns-repeated="12"/>
          <table:table-cell table:number-columns-repeated="1004"/>
        </table:table-row>
        <table:table-row table:style-name="ro2">
          <table:table-cell table:number-columns-repeated="8"/>
          <table:covered-table-cell table:number-columns-repeated="12"/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130" office:value-type="string" table:number-columns-spanned="12" table:number-rows-spanned="5">
            <text:p><text:span text:style-name="T3">ToanDT:</text:span></text:p>
            <text:p><text:span text:style-name="T4"/></text:p>
            <text:p><text:span text:style-name="T5">- Từ 13/8 - tháng 1/2019: HK 1 năm 4, học 4 môn ở trường, off </text:span><text:span text:style-name="T6">sáng t2, chiều t5, </text:span></text:p>
            <text:p><text:span text:style-name="T6">Chiều t6</text:span><text:span text:style-name="T5"> =&gt; lên Công ty 3.5 ngày/tuần</text:span></text:p>
            <text:p><text:span text:style-name="T5"/></text:p>
            <text:p><text:span text:style-name="T5">- Từ 1/2019 - 6/2019: HK 2 năm 4, học 1 môn và làm luận văn, lịch học cụ thể sẽ thông báo sau =&gt; lên Công ty 4.5 ngày/tuần</text:span></text:p>
          </table:table-cell>
          <table:covered-table-cell table:number-columns-repeated="11"/>
          <table:table-cell table:number-columns-repeated="1004"/>
        </table:table-row>
        <table:table-row table:style-name="ro2">
          <table:table-cell table:number-columns-repeated="8"/>
          <table:covered-table-cell table:number-columns-repeated="12"/>
          <table:table-cell table:number-columns-repeated="1004"/>
        </table:table-row>
        <table:table-row table:style-name="ro2">
          <table:table-cell table:number-columns-repeated="8"/>
          <table:covered-table-cell table:number-columns-repeated="12"/>
          <table:table-cell table:number-columns-repeated="1004"/>
        </table:table-row>
        <table:table-row table:style-name="ro2">
          <table:table-cell table:number-columns-repeated="8"/>
          <table:covered-table-cell table:number-columns-repeated="12"/>
          <table:table-cell table:number-columns-repeated="1004"/>
        </table:table-row>
        <table:table-row table:style-name="ro16">
          <table:table-cell table:number-columns-repeated="8"/>
          <table:covered-table-cell table:number-columns-repeated="12"/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15">
          <table:table-cell table:number-columns-repeated="8"/>
          <table:table-cell table:style-name="ce130" office:value-type="string">
            <text:p>VinhNT:</text:p>
          </table:table-cell>
          <table:table-cell table:number-columns-repeated="1015"/>
        </table:table-row>
        <table:table-row table:style-name="ro13">
          <table:table-cell table:number-columns-repeated="8"/>
          <table:table-cell office:value-type="string">
            <text:p>- Làm Khóa luận bắt đầu từ ngày <text:span text:style-name="T4">04/9/2018</text:span> và dự kiến sẽ hoàn thành vào ngày <text:span text:style-name="T4">10/01/2019.</text:span></text:p>
            <text:p><text:span text:style-name="T4">-</text:span><text:span text:style-name="T5"> Xin off vào</text:span><text:span text:style-name="T6"> thứ 5 </text:span><text:span text:style-name="T5">hàng tuần để lên trường báo cáo tiến độ </text:span>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4">
          <table:table-cell table:number-columns-repeated="8"/>
          <table:table-cell table:style-name="ce150" office:value-type="string">
            <text:p><text:span text:style-name="T6">ThienTM: </text:span></text:p>
            <text:p><text:span text:style-name="T8">- Off chiều t6 hàng tuần để đi học,. Từ giờ đến hết tháng 12</text:span></text:p>
          </table:table-cell>
          <table:table-cell table:number-columns-repeated="1015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12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8"/>
          <table:table-cell table:style-name="ce49" table:number-columns-repeated="2"/>
          <table:table-cell table:style-name="ce170" table:number-columns-repeated="8"/>
          <table:table-cell table:style-name="ce174" office:value-type="string" table:number-columns-spanned="2" table:number-rows-spanned="1">
            <text:p>Month</text:p>
          </table:table-cell>
          <table:covered-table-cell table:style-name="ce175"/>
          <table:table-cell table:style-name="ce176" table:content-validation-name="val1" office:value-type="float" office:value="12" table:number-columns-spanned="2" table:number-rows-spanned="1">
            <text:p>12</text:p>
          </table:table-cell>
          <table:covered-table-cell table:style-name="ce175"/>
          <table:table-cell table:style-name="ce174" office:value-type="string" table:number-columns-spanned="2" table:number-rows-spanned="1">
            <text:p>Year</text:p>
          </table:table-cell>
          <table:covered-table-cell table:style-name="ce175"/>
          <table:table-cell table:style-name="ce174" office:value-type="float" office:value="2018" table:number-columns-spanned="2" table:number-rows-spanned="1">
            <text:p>2018</text:p>
          </table:table-cell>
          <table:covered-table-cell table:style-name="ce177"/>
          <table:table-cell table:style-name="ce170" table:number-columns-repeated="15"/>
          <table:table-cell table:style-name="ce61" table:number-columns-repeated="949"/>
          <table:table-cell table:number-columns-repeated="41"/>
        </table:table-row>
        <table:table-row table:style-name="ro2">
          <table:table-cell table:style-name="ce48" table:number-columns-repeated="3"/>
          <table:table-cell table:style-name="ce171" table:formula="of:=DATE([.$R$1];[.N1];1)" office:value-type="date" office:date-value="2018-12-01">
            <text:p>01</text:p>
          </table:table-cell>
          <table:table-cell table:style-name="ce171" table:formula="of:=[.D2]+1" office:value-type="date" office:date-value="2018-12-02">
            <text:p>02</text:p>
          </table:table-cell>
          <table:table-cell table:style-name="ce171" table:formula="of:=[.E2]+1" office:value-type="date" office:date-value="2018-12-03">
            <text:p>03</text:p>
          </table:table-cell>
          <table:table-cell table:style-name="ce171" table:formula="of:=[.F2]+1" office:value-type="date" office:date-value="2018-12-04">
            <text:p>04</text:p>
          </table:table-cell>
          <table:table-cell table:style-name="ce171" table:formula="of:=[.G2]+1" office:value-type="date" office:date-value="2018-12-05">
            <text:p>05</text:p>
          </table:table-cell>
          <table:table-cell table:style-name="ce171" table:formula="of:=[.H2]+1" office:value-type="date" office:date-value="2018-12-06">
            <text:p>06</text:p>
          </table:table-cell>
          <table:table-cell table:style-name="ce171" table:formula="of:=[.I2]+1" office:value-type="date" office:date-value="2018-12-07">
            <text:p>07</text:p>
          </table:table-cell>
          <table:table-cell table:style-name="ce171" table:formula="of:=[.J2]+1" office:value-type="date" office:date-value="2018-12-08">
            <text:p>08</text:p>
          </table:table-cell>
          <table:table-cell table:style-name="ce171" table:formula="of:=[.K2]+1" office:value-type="date" office:date-value="2018-12-09">
            <text:p>09</text:p>
          </table:table-cell>
          <table:table-cell table:style-name="ce171" table:formula="of:=[.L2]+1" office:value-type="date" office:date-value="2018-12-10">
            <text:p>10</text:p>
          </table:table-cell>
          <table:table-cell table:style-name="ce171" table:formula="of:=[.M2]+1" office:value-type="date" office:date-value="2018-12-11">
            <text:p>11</text:p>
          </table:table-cell>
          <table:table-cell table:style-name="ce171" table:formula="of:=[.N2]+1" office:value-type="date" office:date-value="2018-12-12">
            <text:p>12</text:p>
          </table:table-cell>
          <table:table-cell table:style-name="ce171" table:formula="of:=[.O2]+1" office:value-type="date" office:date-value="2018-12-13">
            <text:p>13</text:p>
          </table:table-cell>
          <table:table-cell table:style-name="ce171" table:formula="of:=[.P2]+1" office:value-type="date" office:date-value="2018-12-14">
            <text:p>14</text:p>
          </table:table-cell>
          <table:table-cell table:style-name="ce171" table:formula="of:=[.Q2]+1" office:value-type="date" office:date-value="2018-12-15">
            <text:p>15</text:p>
          </table:table-cell>
          <table:table-cell table:style-name="ce171" table:formula="of:=[.R2]+1" office:value-type="date" office:date-value="2018-12-16">
            <text:p>16</text:p>
          </table:table-cell>
          <table:table-cell table:style-name="ce171" table:formula="of:=[.S2]+1" office:value-type="date" office:date-value="2018-12-17">
            <text:p>17</text:p>
          </table:table-cell>
          <table:table-cell table:style-name="ce171" table:formula="of:=[.T2]+1" office:value-type="date" office:date-value="2018-12-18">
            <text:p>18</text:p>
          </table:table-cell>
          <table:table-cell table:style-name="ce171" table:formula="of:=[.U2]+1" office:value-type="date" office:date-value="2018-12-19">
            <text:p>19</text:p>
          </table:table-cell>
          <table:table-cell table:style-name="ce171" table:formula="of:=[.V2]+1" office:value-type="date" office:date-value="2018-12-20">
            <text:p>20</text:p>
          </table:table-cell>
          <table:table-cell table:style-name="ce171" table:formula="of:=[.W2]+1" office:value-type="date" office:date-value="2018-12-21">
            <text:p>21</text:p>
          </table:table-cell>
          <table:table-cell table:style-name="ce171" table:formula="of:=[.X2]+1" office:value-type="date" office:date-value="2018-12-22">
            <text:p>22</text:p>
          </table:table-cell>
          <table:table-cell table:style-name="ce171" table:formula="of:=[.Y2]+1" office:value-type="date" office:date-value="2018-12-23">
            <text:p>23</text:p>
          </table:table-cell>
          <table:table-cell table:style-name="ce171" table:formula="of:=[.Z2]+1" office:value-type="date" office:date-value="2018-12-24">
            <text:p>24</text:p>
          </table:table-cell>
          <table:table-cell table:style-name="ce171" table:formula="of:=[.AA2]+1" office:value-type="date" office:date-value="2018-12-25">
            <text:p>25</text:p>
          </table:table-cell>
          <table:table-cell table:style-name="ce171" table:formula="of:=[.AB2]+1" office:value-type="date" office:date-value="2018-12-26">
            <text:p>26</text:p>
          </table:table-cell>
          <table:table-cell table:style-name="ce171" table:formula="of:=[.AC2]+1" office:value-type="date" office:date-value="2018-12-27">
            <text:p>27</text:p>
          </table:table-cell>
          <table:table-cell table:style-name="ce171" table:formula="of:=[.AD2]+1" office:value-type="date" office:date-value="2018-12-28">
            <text:p>28</text:p>
          </table:table-cell>
          <table:table-cell table:style-name="ce171" table:formula="of:=[.AE2]+1" office:value-type="date" office:date-value="2018-12-29">
            <text:p>29</text:p>
          </table:table-cell>
          <table:table-cell table:style-name="ce171" table:formula="of:=[.AF2]+1" office:value-type="date" office:date-value="2018-12-30">
            <text:p>30</text:p>
          </table:table-cell>
          <table:table-cell table:style-name="ce171" table:formula="of:=[.AG2]+1" office:value-type="date" office:date-value="2018-12-31">
            <text:p>31</text:p>
          </table:table-cell>
          <table:table-cell table:style-name="ce61" table:number-columns-repeated="949"/>
          <table:table-cell table:number-columns-repeated="41"/>
        </table:table-row>
        <table:table-row table:style-name="ro4">
          <table:table-cell table:style-name="ce48" office:value-type="string">
            <text:p>No.</text:p>
          </table:table-cell>
          <table:table-cell table:style-name="ce48" office:value-type="string">
            <text:p>Name</text:p>
          </table:table-cell>
          <table:table-cell table:style-name="ce48" office:value-type="string">
            <text:p>Absent</text:p>
          </table:table-cell>
          <table:table-cell table:style-name="ce172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2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2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2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2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2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2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2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2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2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2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2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2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2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2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2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2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2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2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2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2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2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2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2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2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2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2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2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2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2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2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1" table:number-columns-repeated="949"/>
          <table:table-cell table:number-columns-repeated="41"/>
        </table:table-row>
        <table:table-row table:style-name="ro17">
          <table:table-cell table:style-name="ce165" office:value-type="float" office:value="1">
            <text:p>1</text:p>
          </table:table-cell>
          <table:table-cell table:style-name="ce48" office:value-type="string">
            <text:p>PhuongTK</text:p>
          </table:table-cell>
          <table:table-cell table:style-name="ce168" table:formula="of:=SUM([.D4:.AH4])" office:value-type="float" office:value="0">
            <text:p>0</text:p>
          </table:table-cell>
          <table:table-cell table:style-name="ce173" table:number-columns-repeated="27"/>
          <table:table-cell table:style-name="ce173" office:value-type="float" office:value="0">
            <text:p>0</text:p>
          </table:table-cell>
          <table:table-cell table:style-name="ce173" table:number-columns-repeated="2"/>
          <table:table-cell table:style-name="ce173" office:value-type="float" office:value="0">
            <text:p>0</text:p>
          </table:table-cell>
          <table:table-cell table:style-name="ce61" table:number-columns-repeated="949"/>
          <table:table-cell table:number-columns-repeated="41"/>
        </table:table-row>
        <table:table-row table:style-name="ro4">
          <table:table-cell table:style-name="ce40" office:value-type="float" office:value="2">
            <text:p>2</text:p>
          </table:table-cell>
          <table:table-cell table:style-name="ce167" office:value-type="string">
            <text:p>ThienTM</text:p>
          </table:table-cell>
          <table:table-cell table:style-name="ce169" table:formula="of:=SUM([.D5:.AH5])" office:value-type="float" office:value="0">
            <text:p>0</text:p>
          </table:table-cell>
          <table:table-cell table:style-name="ce173" table:number-columns-repeated="31"/>
          <table:table-cell table:style-name="ce41" table:number-columns-repeated="949"/>
          <table:table-cell table:number-columns-repeated="41"/>
        </table:table-row>
        <table:table-row table:style-name="ro2">
          <table:table-cell table:style-name="ce166"/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11">
          <table:table-cell table:number-columns-repeated="8"/>
          <table:table-cell office:value-type="string">
            <text:p><text:span text:style-name="T3">TinhVVP</text:span>: </text:p>
          </table:table-cell>
          <table:table-cell table:number-columns-repeated="1015"/>
        </table:table-row>
        <table:table-row table:style-name="ro12">
          <table:table-cell table:number-columns-repeated="9"/>
          <table:table-cell office:value-type="string">
            <text:p>- Từ 3/9 - 30/9: off <text:span text:style-name="T7">chiều t2 và chiều t5</text:span> (đi học ở trường)</text:p>
          </table:table-cell>
          <table:table-cell table:number-columns-repeated="1014"/>
        </table:table-row>
        <table:table-row table:style-name="ro4">
          <table:table-cell table:number-columns-repeated="9"/>
          <table:table-cell office:value-type="string">
            <text:p>- Từ 1/10 đến hết tháng 12: nghỉ chiều thứ 2, nghỉ chiều thứ 5 và sáng t6 (đi học ở trường)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office:value-type="string" table:number-columns-spanned="12" table:number-rows-spanned="5">
            <text:p>HueND:</text:p>
            <text:p>- Xin off thứ 6 hàng tuần để làm bài tập từ 28/9 đến 30/11</text:p>
          </table:table-cell>
          <table:covered-table-cell office:value-type="string">
            <text:p>- Từ 1/10 đến hết tháng 12: nghỉ chiều thứ 5 và sáng t6 (đi học ở trường)</text:p>
          </table:covered-table-cell>
          <table:covered-table-cell table:number-columns-repeated="10"/>
          <table:table-cell table:number-columns-repeated="1004"/>
        </table:table-row>
        <table:table-row table:style-name="ro2">
          <table:table-cell table:number-columns-repeated="8"/>
          <table:covered-table-cell table:number-columns-repeated="12"/>
          <table:table-cell table:number-columns-repeated="1004"/>
        </table:table-row>
        <table:table-row table:style-name="ro2">
          <table:table-cell table:number-columns-repeated="8"/>
          <table:covered-table-cell table:number-columns-repeated="12"/>
          <table:table-cell table:number-columns-repeated="1004"/>
        </table:table-row>
        <table:table-row table:style-name="ro2">
          <table:table-cell table:number-columns-repeated="8"/>
          <table:covered-table-cell table:number-columns-repeated="12"/>
          <table:table-cell table:number-columns-repeated="1004"/>
        </table:table-row>
        <table:table-row table:style-name="ro2">
          <table:table-cell table:number-columns-repeated="8"/>
          <table:covered-table-cell table:number-columns-repeated="12"/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130" office:value-type="string" table:number-columns-spanned="12" table:number-rows-spanned="5">
            <text:p><text:span text:style-name="T3">ToanDT:</text:span></text:p>
            <text:p><text:span text:style-name="T4"/></text:p>
            <text:p><text:span text:style-name="T5">- Từ 13/8 - tháng 1/2019: HK 1 năm 4, học 4 môn ở trường, off </text:span><text:span text:style-name="T6">sáng t2, chiều t5, chiều t6</text:span><text:span text:style-name="T5"> =&gt; lên Công ty 3.5 ngày/tuần</text:span></text:p>
            <text:p><text:span text:style-name="T5"/></text:p>
            <text:p><text:span text:style-name="T5">- Từ 1/2019 - 6/2019: HK 2 năm 4, học 1 môn và làm luận văn, lịch học cụ thể sẽ thông báo sau =&gt; lên Công ty 4.5 ngày/tuần</text:span></text:p>
          </table:table-cell>
          <table:covered-table-cell table:number-columns-repeated="11"/>
          <table:table-cell table:number-columns-repeated="1004"/>
        </table:table-row>
        <table:table-row table:style-name="ro2">
          <table:table-cell table:number-columns-repeated="8"/>
          <table:covered-table-cell table:number-columns-repeated="12"/>
          <table:table-cell table:number-columns-repeated="1004"/>
        </table:table-row>
        <table:table-row table:style-name="ro2">
          <table:table-cell table:number-columns-repeated="8"/>
          <table:covered-table-cell table:number-columns-repeated="12"/>
          <table:table-cell table:number-columns-repeated="1004"/>
        </table:table-row>
        <table:table-row table:style-name="ro2">
          <table:table-cell table:number-columns-repeated="8"/>
          <table:covered-table-cell table:number-columns-repeated="12"/>
          <table:table-cell table:number-columns-repeated="1004"/>
        </table:table-row>
        <table:table-row table:style-name="ro2">
          <table:table-cell table:number-columns-repeated="8"/>
          <table:covered-table-cell table:number-columns-repeated="12"/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11">
          <table:table-cell table:number-columns-repeated="8"/>
          <table:table-cell table:style-name="ce130" office:value-type="string">
            <text:p>VinhNT:</text:p>
          </table:table-cell>
          <table:table-cell table:number-columns-repeated="1015"/>
        </table:table-row>
        <table:table-row table:style-name="ro13">
          <table:table-cell table:number-columns-repeated="8"/>
          <table:table-cell office:value-type="string">
            <text:p>- Làm Khóa luận bắt đầu từ ngày <text:span text:style-name="T4">04/9/2018</text:span> và dự kiến sẽ hoàn thành vào ngày <text:span text:style-name="T4">10/01/2019.</text:span></text:p>
            <text:p><text:span text:style-name="T4">-</text:span><text:span text:style-name="T5"> Xin off vào</text:span><text:span text:style-name="T6"> thứ 5 </text:span><text:span text:style-name="T5">hàng tuần để lên trường báo cáo tiến độ </text:span></text:p>
          </table:table-cell>
          <table:table-cell table:number-columns-repeated="1015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789P0" style:volatile="true">
      <number:number number:decimal-places="0" number:min-integer-digits="1" number:grouping="true"/>
      <number:text> </number:text>
      <number:currency-symbol number:language="vi" number:country="VN">₫</number:currency-symbol>
    </number:currency-style>
    <number:currency-style style:name="N789">
      <number:text>-</number:text>
      <number:number number:decimal-places="0" number:min-integer-digits="1" number:grouping="true"/>
      <number:text> </number:text>
      <number:currency-symbol number:language="vi" number:country="VN">₫</number:currency-symbol>
      <style:map style:condition="value()&gt;=0" style:apply-style-name="N789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MT3" style:family="text">
      <style:text-properties fo:color="#4c4c4c" style:font-name="Times New Roman1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1" fo:font-size="9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MT5" style:family="text">
      <style:text-properties fo:color="#4c4c4c" style:font-name="Times New Roman3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31">12/31/2018</text:date>, <text:time>08:3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8-12-31">12/31/2018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748</meta:editing-cycles>
    <meta:editing-duration>P19DT9H58M</meta:editing-duration>
    <meta:generator>OpenOffice/4.1.2$Win32 OpenOffice.org_project/412m3$Build-9782</meta:generator>
    <dc:date>2018-12-31T08:31:40.28</dc:date>
    <meta:document-statistic meta:table-count="15" meta:cell-count="1734" meta:object-count="0"/>
    <meta:user-defined meta:name="Info 1"/>
    <meta:user-defined meta:name="Info 2"/>
    <meta:user-defined meta:name="Info 3"/>
    <meta:user-defined meta:name="Info 4"/>
  </office:meta>
</office:document-meta>
</file>